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865*"/>
    </style:style>
    <style:style style:name="Table2.B" style:family="table-column">
      <style:table-column-properties style:rel-column-width="17266*"/>
    </style:style>
    <style:style style:name="Table2.C" style:family="table-column">
      <style:table-column-properties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132in" table:align="margins" style:writing-mode="lr-tb"/>
    </style:style>
    <style:style style:name="Table4.A" style:family="table-column">
      <style:table-column-properties style:rel-column-width="12128*"/>
    </style:style>
    <style:style style:name="Table4.B" style:family="table-column">
      <style:table-column-properties style:rel-column-width="16169*"/>
    </style:style>
    <style:style style:name="Table4.C" style:family="table-column">
      <style:table-column-properties style:rel-column-width="13226*"/>
    </style:style>
    <style:style style:name="Table4.D" style:family="table-column">
      <style:table-column-properties style:rel-column-width="8573*"/>
    </style:style>
    <style:style style:name="Table4.E" style:family="table-column">
      <style:table-column-properties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loext:contextual-spacing="false"/>
    </style:style>
    <style:style style:name="P4" style:family="paragraph" style:parent-style-name="body">
      <style:paragraph-properties fo:orphans="2" fo:widows="2"/>
    </style:style>
    <style:style style:name="P5" style:family="paragraph" style:parent-style-name="body">
      <style:paragraph-properties loext:contextual-spacing="false" fo:orphans="2" fo:widows="2"/>
    </style:style>
    <style:style style:name="P6" style:family="paragraph" style:parent-style-name="body">
      <style:paragraph-properties fo:orphans="2" fo:widows="2"/>
      <style:text-properties style:font-name="Courier New" style:font-name-complex="Courier New3"/>
    </style:style>
    <style:style style:name="P7" style:family="paragraph" style:parent-style-name="body">
      <style:paragraph-properties fo:orphans="2" fo:widows="2"/>
      <style:text-properties style:font-name="Courier New2"/>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paragraph-properties fo:orphans="2" fo:widows="2"/>
      <style:text-properties style:font-name="Times New Roman"/>
    </style:style>
    <style:style style:name="P10" style:family="paragraph" style:parent-style-name="body">
      <style:text-properties fo:color="#000000" style:font-name="Times New Roman" fo:font-size="10.5pt" style:font-name-asian="Courier New2" style:font-size-asian="10.5pt" style:font-name-complex="Courier New2" style:font-size-complex="10.5pt"/>
    </style:style>
    <style:style style:name="P11" style:family="paragraph" style:parent-style-name="body">
      <style:paragraph-properties fo:text-align="start" style:justify-single-word="false"/>
    </style:style>
    <style:style style:name="P12" style:family="paragraph" style:parent-style-name="body">
      <style:paragraph-properties fo:text-align="start" style:justify-single-word="false" fo:orphans="2" fo:widows="2"/>
    </style:style>
    <style:style style:name="P13" style:family="paragraph" style:parent-style-name="sectionheading">
      <style:paragraph-properties loext:contextual-spacing="false" fo:margin-top="0.0417in" fo:margin-bottom="0.0555in" fo:orphans="2" fo:widows="2"/>
    </style:style>
    <style:style style:name="P14" style:family="paragraph" style:parent-style-name="bullet">
      <style:paragraph-properties loext:contextual-spacing="false" fo:margin-top="0in" fo:margin-bottom="0.0693in" fo:text-align="start" style:justify-single-word="false" fo:orphans="2" fo:widows="2"/>
    </style:style>
    <style:style style:name="P15" style:family="paragraph" style:parent-style-name="bullet">
      <style:paragraph-properties loext:contextual-spacing="false" fo:margin-top="0in" fo:margin-bottom="0.0693in" fo:orphans="2" fo:widows="2"/>
    </style:style>
    <style:style style:name="P16" style:family="paragraph" style:parent-style-name="code">
      <style:text-properties fo:color="#008000" style:font-name="Courier New1" fo:font-size="8pt" fo:font-weight="bold" style:font-size-asian="8pt" style:font-name-complex="Courier New3" style:font-size-complex="8pt"/>
    </style:style>
    <style:style style:name="P17" style:family="paragraph" style:parent-style-name="code">
      <style:paragraph-properties fo:orphans="2" fo:widows="2"/>
    </style:style>
    <style:style style:name="P18"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9" style:family="paragraph" style:parent-style-name="code">
      <style:paragraph-properties fo:orphans="2" fo:widows="2"/>
      <style:text-properties style:font-name="Courier New2" fo:font-size="8.5pt" style:font-size-asian="8.5pt" style:font-size-complex="8.5pt"/>
    </style:style>
    <style:style style:name="P20" style:family="paragraph" style:parent-style-name="code">
      <style:paragraph-properties fo:orphans="2" fo:widows="2"/>
      <style:text-properties fo:font-size="8.5pt" style:font-size-asian="8.5pt" style:font-size-complex="8.5pt"/>
    </style:style>
    <style:style style:name="P21" style:family="paragraph" style:parent-style-name="code">
      <style:paragraph-properties style:line-height-at-least="0.1736in" fo:orphans="2" fo:widows="2"/>
      <style:text-properties fo:font-size="8.5pt" style:font-size-asian="8.5pt" style:font-size-complex="8.5pt"/>
    </style:style>
    <style:style style:name="P22"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3"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24" style:family="paragraph" style:parent-style-name="code">
      <style:text-properties fo:color="#000000" style:font-name-asian="Courier New2" style:font-name-complex="Courier New2"/>
    </style:style>
    <style:style style:name="P25" style:family="paragraph" style:parent-style-name="code">
      <style:text-properties style:font-name="Courier New" style:font-name-complex="Courier New3"/>
    </style:style>
    <style:style style:name="P26"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7"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29"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0" style:family="paragraph" style:parent-style-name="body">
      <style:paragraph-properties fo:margin-left="1in" fo:margin-right="0in" fo:orphans="2" fo:widows="2" fo:text-indent="0in" style:auto-text-indent="false"/>
    </style:style>
    <style:style style:name="P31" style:family="paragraph" style:parent-style-name="TableTitle">
      <style:paragraph-properties fo:orphans="2" fo:widows="2"/>
    </style:style>
    <style:style style:name="P32" style:family="paragraph" style:parent-style-name="Standard">
      <style:paragraph-properties loext:contextual-spacing="false" fo:margin-top="0in" fo:margin-bottom="0in" fo:orphans="2" fo:widows="2"/>
    </style:style>
    <style:style style:name="P33" style:family="paragraph" style:parent-style-name="bullet">
      <style:paragraph-properties fo:orphans="2" fo:widows="2"/>
    </style:style>
    <style:style style:name="P34" style:family="paragraph" style:parent-style-name="bullet">
      <style:paragraph-properties loext:contextual-spacing="false" fo:margin-top="0in" fo:margin-bottom="0.0555in" fo:orphans="2" fo:widows="2"/>
      <style:text-properties style:font-name="Courier New" style:font-name-complex="Courier New3"/>
    </style:style>
    <style:style style:name="P35" style:family="paragraph" style:parent-style-name="bullet2-italic">
      <style:paragraph-properties loext:contextual-spacing="false" fo:margin-top="0in" fo:margin-bottom="0.0555in" fo:orphans="2" fo:widows="2"/>
    </style:style>
    <style:style style:name="P36" style:family="paragraph" style:parent-style-name="Text_20_body">
      <style:paragraph-properties loext:contextual-spacing="false" fo:margin-top="0in" fo:margin-bottom="0.0555in" fo:orphans="2" fo:widows="2"/>
    </style:style>
    <style:style style:name="P37" style:family="paragraph" style:parent-style-name="Standard">
      <style:paragraph-properties fo:line-height="0.139in" fo:orphans="2" fo:widows="2"/>
      <style:text-properties fo:font-size="12pt" style:font-size-asian="12pt" style:font-size-complex="12pt"/>
    </style:style>
    <style:style style:name="P38" style:family="paragraph" style:parent-style-name="Standard">
      <style:paragraph-properties fo:line-height="0.0835in" fo:orphans="2" fo:widows="2"/>
      <style:text-properties fo:font-size="12pt" style:font-size-asian="12pt" style:font-size-complex="12pt"/>
    </style:style>
    <style:style style:name="P39" style:family="paragraph" style:parent-style-name="Standard">
      <style:paragraph-properties loext:contextual-spacing="false" fo:margin-top="0in" fo:margin-bottom="1in" style:line-height-at-least="0.139in" fo:orphans="2" fo:widows="2"/>
    </style:style>
    <style:style style:name="P40" style:family="paragraph" style:parent-style-name="Standard">
      <style:paragraph-properties loext:contextual-spacing="false" fo:margin-top="0.1665in" fo:margin-bottom="0in" style:line-height-at-least="0.139in" fo:orphans="2" fo:widows="2" fo:keep-with-next="always"/>
    </style:style>
    <style:style style:name="P41" style:family="paragraph" style:parent-style-name="CellBody">
      <style:paragraph-properties fo:orphans="2" fo:widows="2"/>
    </style:style>
    <style:style style:name="P42" style:family="paragraph" style:parent-style-name="bullet2">
      <style:paragraph-properties loext:contextual-spacing="false" fo:margin-top="0in" fo:margin-bottom="0.0138in" fo:orphans="2" fo:widows="2"/>
    </style:style>
    <style:style style:name="P43" style:family="paragraph" style:parent-style-name="bullet2">
      <style:paragraph-properties loext:contextual-spacing="false" fo:margin-top="0in" fo:margin-bottom="0.0138in" fo:orphans="2" fo:widows="2"/>
      <style:text-properties style:font-name="Courier New2" fo:font-size="10.5pt" style:font-size-asian="10.5pt" style:font-size-complex="10.5pt"/>
    </style:style>
    <style:style style:name="P44" style:family="paragraph" style:parent-style-name="sectionheading">
      <style:paragraph-properties fo:orphans="2" fo:widows="2"/>
    </style:style>
    <style:style style:name="P45" style:family="paragraph" style:parent-style-name="sectionheading">
      <style:paragraph-properties loext:contextual-spacing="false" fo:margin-top="0.028in" fo:margin-bottom="0.0555in" fo:orphans="2" fo:widows="2"/>
    </style:style>
    <style:style style:name="P46" style:family="paragraph" style:parent-style-name="bullet">
      <style:paragraph-properties loext:contextual-spacing="false" fo:margin-left="1in" fo:margin-right="0.25in" fo:margin-top="0in" fo:margin-bottom="0.0693in" fo:orphans="2" fo:widows="2" fo:text-indent="-0.1528in" style:auto-text-indent="false"/>
    </style:style>
    <style:style style:name="P47" style:family="paragraph" style:parent-style-name="bullet">
      <style:paragraph-properties loext:contextual-spacing="false" fo:margin-left="1.5in" fo:margin-right="0.25in" fo:margin-top="0in" fo:margin-bottom="0.0693in" fo:orphans="2" fo:widows="2" fo:text-indent="-0.1528in" style:auto-text-indent="false"/>
    </style:style>
    <style:style style:name="P48" style:family="paragraph" style:parent-style-name="body" style:master-page-name="">
      <style:paragraph-properties fo:margin-top="0.0398in" fo:margin-bottom="0.0547in" style:page-number="auto"/>
    </style:style>
    <style:style style:name="P49" style:family="paragraph" style:parent-style-name="body">
      <style:paragraph-properties fo:margin-top="0.0398in" fo:margin-bottom="0.0547in"/>
    </style:style>
    <style:style style:name="P50" style:family="paragraph" style:parent-style-name="body" style:master-page-name="">
      <style:paragraph-properties loext:contextual-spacing="false" style:page-number="auto"/>
    </style:style>
    <style:style style:name="P51" style:family="paragraph" style:parent-style-name="body" style:master-page-name="">
      <style:paragraph-properties fo:keep-together="always" style:page-number="auto"/>
    </style:style>
    <style:style style:name="P52" style:family="paragraph" style:parent-style-name="body">
      <style:paragraph-properties fo:margin-top="0.1181in" fo:margin-bottom="0.0547in"/>
    </style:style>
    <style:style style:name="P53" style:family="paragraph" style:parent-style-name="body">
      <style:paragraph-properties fo:margin-top="0.1181in" fo:margin-bottom="0.0547in" fo:text-align="start" style:justify-single-word="false"/>
    </style:style>
    <style:style style:name="P54" style:family="paragraph" style:parent-style-name="body" style:master-page-name="">
      <style:paragraph-properties fo:margin-top="0.1181in" fo:margin-bottom="0.0547in" fo:keep-together="always" style:page-number="auto" fo:keep-with-next="always"/>
    </style:style>
    <style:style style:name="P55" style:family="paragraph" style:parent-style-name="Heading_20_1" style:master-page-name="Standard">
      <style:paragraph-properties loext:contextual-spacing="false" fo:margin-top="0in" fo:margin-bottom="0in" fo:orphans="2" fo:widows="2" style:page-number="auto"/>
    </style:style>
    <style:style style:name="P56"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57" style:family="paragraph" style:parent-style-name="Heading_20_3">
      <style:paragraph-properties fo:orphans="2" fo:widows="2"/>
    </style:style>
    <style:style style:name="P58" style:family="paragraph" style:parent-style-name="Heading_20_3">
      <style:paragraph-properties loext:contextual-spacing="false" fo:margin-top="0.0417in" fo:margin-bottom="0.0693in" fo:orphans="2" fo:widows="2"/>
    </style:style>
    <style:style style:name="P59"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60" style:family="paragraph" style:parent-style-name="Heading_20_3">
      <style:paragraph-properties loext:contextual-spacing="false" fo:margin-top="0.028in" fo:margin-bottom="0.0693in" fo:orphans="2" fo:widows="2"/>
    </style:style>
    <style:style style:name="P61" style:family="paragraph" style:parent-style-name="Heading_20_3">
      <style:paragraph-properties fo:orphans="0" fo:widows="0" style:writing-mode="lr-tb"/>
    </style:style>
    <style:style style:name="P62" style:family="paragraph" style:parent-style-name="Heading_20_3">
      <style:paragraph-properties fo:orphans="2" fo:widows="2" style:writing-mode="lr-tb"/>
    </style:style>
    <style:style style:name="P63" style:family="paragraph" style:parent-style-name="body" style:list-style-name="L2"/>
    <style:style style:name="P64" style:family="paragraph" style:parent-style-name="body" style:list-style-name="L3"/>
    <style:style style:name="P65" style:family="paragraph" style:parent-style-name="body" style:list-style-name="L4"/>
    <style:style style:name="P66" style:family="paragraph" style:parent-style-name="body" style:list-style-name="L5"/>
    <style:style style:name="P67" style:family="paragraph" style:parent-style-name="body" style:list-style-name="L6"/>
    <style:style style:name="P68" style:family="paragraph" style:parent-style-name="body" style:list-style-name="L6">
      <style:text-properties style:font-name="Courier New1"/>
    </style:style>
    <style:style style:name="P69" style:family="paragraph" style:parent-style-name="body" style:list-style-name="L7"/>
    <style:style style:name="P70" style:family="paragraph" style:parent-style-name="body" style:list-style-name="L8">
      <style:paragraph-properties loext:contextual-spacing="false"/>
    </style:style>
    <style:style style:name="P71" style:family="paragraph" style:parent-style-name="body" style:list-style-name="L9">
      <style:paragraph-properties loext:contextual-spacing="false"/>
    </style:style>
    <style:style style:name="P72" style:family="paragraph" style:parent-style-name="body">
      <style:paragraph-properties fo:orphans="2" fo:widows="2"/>
    </style:style>
    <style:style style:name="P73" style:family="paragraph" style:parent-style-name="body-code">
      <style:paragraph-properties fo:orphans="2" fo:widows="2"/>
    </style:style>
    <style:style style:name="P74" style:family="paragraph" style:parent-style-name="body-code" style:list-style-name="L1">
      <style:paragraph-properties fo:orphans="2" fo:widows="2"/>
    </style:style>
    <style:style style:name="P75" style:family="paragraph" style:parent-style-name="body-code" style:list-style-name="L10">
      <style:paragraph-properties fo:orphans="2" fo:widows="2"/>
    </style:style>
    <style:style style:name="P76" style:family="paragraph" style:parent-style-name="body-code" style:list-style-name="L11">
      <style:paragraph-properties fo:orphans="2" fo:widows="2"/>
    </style:style>
    <style:style style:name="P77" style:family="paragraph" style:parent-style-name="body-code" style:list-style-name="L11">
      <style:paragraph-properties fo:margin-top="0in" fo:margin-bottom="0.1728in" fo:orphans="2" fo:widows="2"/>
    </style:style>
    <style:style style:name="P78" style:family="paragraph" style:parent-style-name="bullet">
      <style:paragraph-properties loext:contextual-spacing="false" fo:margin-top="0in" fo:margin-bottom="0.0693in" fo:orphans="2" fo:widows="2"/>
    </style:style>
    <style:style style:name="P79" style:family="paragraph" style:parent-style-name="Heading_20_2">
      <style:paragraph-properties loext:contextual-spacing="false" fo:margin-top="0in" fo:margin-bottom="0.0555in" fo:orphans="2" fo:widows="2"/>
    </style:style>
    <style:style style:name="P80"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font-name="Times New Roman"/>
    </style:style>
    <style:style style:name="T14" style:family="text">
      <style:text-properties style:use-window-font-color="true" style:font-name="Times New Roman" fo:font-size="10.5pt" style:font-size-asian="10.5pt" style:font-size-complex="10.5pt"/>
    </style:style>
    <style:style style:name="T15" style:family="text">
      <style:text-properties fo:font-size="8.5pt" style:font-size-asian="8.5pt" style:font-size-complex="8.5pt"/>
    </style:style>
    <style:style style:name="T16" style:family="text">
      <style:text-properties style:font-name="Courier New" style:font-name-complex="Courier New3"/>
    </style:style>
    <style:style style:name="T17" style:family="text">
      <style:text-properties style:font-name="Courier New" fo:font-size="10.5pt" style:font-size-asian="10.5pt" style:font-name-complex="Courier New3" style:font-size-complex="10.5pt"/>
    </style:style>
    <style:style style:name="T18" style:family="text">
      <style:text-properties style:font-name="Courier New" fo:font-weight="normal" style:font-weight-asian="normal" style:font-name-complex="Courier New3" style:font-weight-complex="normal"/>
    </style:style>
    <style:style style:name="T19" style:family="text">
      <style:text-properties fo:font-weight="bold" style:font-weight-asian="bold" style:font-weight-complex="bold"/>
    </style:style>
    <style:style style:name="T20" style:family="text">
      <style:text-properties fo:font-size="10.5pt" style:font-size-asian="10.5pt" style:font-size-complex="10.5pt"/>
    </style:style>
    <style:style style:name="T21" style:family="text">
      <style:text-properties fo:font-size="11pt" style:font-size-asian="11pt" style:font-size-complex="11pt"/>
    </style:style>
    <style:style style:name="T22" style:family="text">
      <style:text-properties style:font-name="Courier"/>
    </style:style>
    <style:style style:name="T23" style:family="text">
      <style:text-properties style:font-name="Courier New2"/>
    </style:style>
    <style:style style:name="T24" style:family="text">
      <style:text-properties style:font-name="Courier New2" fo:font-size="8.5pt" style:font-size-asian="8.5pt" style:font-size-complex="8.5pt"/>
    </style:style>
    <style:style style:name="T25" style:family="text">
      <style:text-properties style:font-name="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style:font-size-asian="10pt" style:font-name-complex="Courier New3" style:font-size-complex="10pt"/>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color="#000080"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49011904" text:id="ct105553149011904">
          <text:insertion>
            <office:change-info>
              <dc:creator>Craig Russell</dc:creator>
              <dc:date>2021-05-31T17:17:00</dc:date>
            </office:change-info>
          </text:insertion>
        </text:changed-region>
        <text:changed-region xml:id="ct105553149013824" text:id="ct105553149013824">
          <text:insertion>
            <office:change-info>
              <dc:creator>Craig Russell</dc:creator>
              <dc:date>2021-05-31T17:18:00</dc:date>
            </office:change-info>
          </text:insertion>
        </text:changed-region>
        <text:changed-region xml:id="ct105553148797760" text:id="ct105553148797760">
          <text:insertion>
            <office:change-info>
              <dc:creator>Craig Russell</dc:creator>
              <dc:date>2021-05-31T17:22:00</dc:date>
            </office:change-info>
          </text:insertion>
        </text:changed-region>
        <text:changed-region xml:id="ct105553148794496" text:id="ct105553148794496">
          <text:insertion>
            <office:change-info>
              <dc:creator>Craig Russell</dc:creator>
              <dc:date>2021-05-31T17:23:00</dc:date>
            </office:change-info>
          </text:insertion>
        </text:changed-region>
        <text:changed-region xml:id="ct105553149014400" text:id="ct105553149014400">
          <text:insertion>
            <office:change-info>
              <dc:creator>Craig Russell</dc:creator>
              <dc:date>2021-05-31T17:25:00</dc:date>
            </office:change-info>
          </text:insertion>
        </text:changed-region>
        <text:changed-region xml:id="ct105553149029824" text:id="ct105553149029824">
          <text:insertion>
            <office:change-info>
              <dc:creator>Craig Russell</dc:creator>
              <dc:date>2021-05-31T17:26:00</dc:date>
            </office:change-info>
          </text:insertion>
        </text:changed-region>
        <text:changed-region xml:id="ct105553149654720" text:id="ct105553149654720">
          <text:insertion>
            <office:change-info>
              <dc:creator>Craig Russell</dc:creator>
              <dc:date>2021-05-31T17: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0"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8"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9"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0"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1"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2"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3"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4"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5"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6"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7"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8" draw:style-name="gr2" draw:text-style-name="P80" svg:width="2.7913in" svg:height="0.135in" svg:x="-2.3752in" svg:y="0in">
        <draw:image xlink:href="Pictures/2000000900000FB5000000C9E5A4A80D23E7850E.wmf" xlink:type="simple" xlink:show="embed" xlink:actuate="onLoad">
          <text:p/>
        </draw:image>
      </draw:frame>
      <draw:frame text:anchor-type="page" text:anchor-page-number="1" draw:z-index="16" draw:name="Picture 79" draw:style-name="gr2" draw:text-style-name="P80" svg:width="2.7913in" svg:height="0.135in" svg:x="-2.3752in" svg:y="0in">
        <draw:image xlink:href="Pictures/2000000900000FB5000000C9E5A4A80D23E7850E.wmf" xlink:type="simple" xlink:show="embed" xlink:actuate="onLoad">
          <text:p/>
        </draw:image>
      </draw:frame>
      <text:p text:style-name="P55">Query</text:p>
      <text:p text:style-name="P39"><text:bookmark text:name="_GoBack"/><draw:frame draw:style-name="fr1" draw:name="graphics1" text:anchor-type="as-char" svg:width="6.5in" svg:height="0.1346in" draw:z-index="17"><draw:image xlink:href="Pictures/20000009000025F9000000C9A96828DD27FE8892.wmf" xlink:type="simple" xlink:show="embed" xlink:actuate="onLoad"/></draw:frame></text:p>
      <text:p text:style-name="P4">This chapter specifies the query contract between an application component and the JDO <text:span text:style-name="T16">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40"><draw:frame draw:style-name="fr1" draw:name="1" text:anchor-type="as-char" svg:width="2.7917in" svg:height="0.1346in" draw:z-index="18"><draw:image xlink:href="Pictures/2000000900000FB5000000C9E5A4A80D23E7850E.wmf" xlink:type="simple" xlink:show="embed" xlink:actuate="onLoad"/></draw:frame></text:p>
      <text:h text:style-name="P79"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16">ObjectId</text:span>, then they can get an instance via the persistence manager’s <text:span text:style-name="T16">getObjectById</text:span> method. Second, users can iterate a class extent by calling <text:span text:style-name="T16">getExtent</text:span>. Third, the JDO <text:span text:style-name="T16">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4566223552" text:main-entry="true"/>query execution<text:alphabetical-index-mark-end text:id="IMark4566223552"/> might be performed by the JDO <text:span text:style-name="T16">PersistenceManager</text:span> or might be delegated by the JDO <text:span text:style-name="T16">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40"><draw:frame draw:style-name="fr1" draw:name="2" text:anchor-type="as-char" svg:width="2.7917in" svg:height="0.1346in" draw:z-index="19"><draw:image xlink:href="Pictures/2000000900000FB5000000C9E5A4A80D23E7850E.wmf" xlink:type="simple" xlink:show="embed" xlink:actuate="onLoad"/></draw:frame></text:p>
      <text:h text:style-name="P79" text:outline-level="2">Goals</text:h>
      <text:p text:style-name="P4">The JDO <text:span text:style-name="T16">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6">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6">Query</text:span> interface must provide for both types of <text:alphabetical-index-mark-start text:id="IMark4566223552" text:main-entry="true"/>query execution<text:alphabetical-index-mark-end text:id="IMark4566223552"/> strategies.</text:p>
      <text:p text:style-name="P15">•<text:tab/>Large result set support. Queries might return massive numbers of JDO instances that match the query. The JDO <text:span text:style-name="T16">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4566223552" text:main-entry="true"/>Deletion by query<text:alphabetical-index-mark-end text:id="IMark4566223552"/>. Deleting multiple instances in the datastore can be done efficiently if specified as a query method instead of instantiating all persistent instances and calling the <text:span text:style-name="T16">deletePersistent</text:span> method on them.</text:p>
      <text:p text:style-name="P40"><draw:frame draw:style-name="fr1" draw:name="3" text:anchor-type="as-char" svg:width="2.7917in" svg:height="0.1346in" draw:z-index="20"><draw:image xlink:href="Pictures/2000000900000FB5000000C9E5A4A80D23E7850E.wmf" xlink:type="simple" xlink:show="embed" xlink:actuate="onLoad"/></draw:frame></text:p>
      <text:h text:style-name="P79" text:outline-level="2">Architecture: Query</text:h>
      <text:p text:style-name="P4">The JDO <text:span text:style-name="T16">PersistenceManager</text:span> instance is a factory for JDO <text:span text:style-name="T16">Query</text:span> instances, which implement the JDO <text:span text:style-name="T16">Query</text:span> interface. <text:span text:style-name="Assertion">A14.3-1 [</text:span>Multiple JDO <text:span text:style-name="T16">Query</text:span> instances might be active simultaneously in the same JDO <text:span text:style-name="T16">PersistenceManager</text:span> instance.<text:span text:style-name="Assertion">]</text:span> <text:span text:style-name="Assertion">A14.3-2 [</text:span>Multiple queries might be executed simultaneously by different threads, but the implementation might choose to <text:alphabetical-index-mark-start text:id="IMark4566223552" text:main-entry="true"/>execute<text:alphabetical-index-mark-end text:id="IMark4566223552"/> them serially. In either case, the execution must be thread safe.<text:span text:style-name="Assertion">]</text:span></text:p>
      <text:p text:style-name="P4">There are three required compon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16">java.util.Collection</text:span>, or an <text:span text:style-name="T16">Extent</text:span> of instances in the datastore. Instances that are not of the required class or subclass will be silently ignored. The <text:span text:style-name="T16">Collection</text:span> might be a previous query result, allowing for subqueries. If the collection is not explicitly passed to the query, then it is obtained from the class.</text:p>
      <text:p text:style-name="P15">•<text:tab/>the query filter. The query filter is a Java <text:span text:style-name="T16">boolean</text:span> expression that tells whether instances in the candidate collection are to be returned in the result. If not specified, the filter defaults to <text:span text:style-name="T16">true</text:span>.</text:p>
      <text:p text:style-name="P4">Other components in queries include:</text:p>
      <text:p text:style-name="P15">•<text:tab/>parameter declarations. The parameter declaration is a <text:span text:style-name="T16">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6">Object</text:span>s, and might include simple wrapper types or more complex object types. The values are passed to the <text:alphabetical-index-mark-start text:id="IMark4566223552" text:main-entry="true"/>execute<text:alphabetical-index-mark-end text:id="IMark4566223552"/>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16">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6">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42">• <text:s/>primitive types except <text:span text:style-name="T17">boolean</text:span>; </text:p>
      <text:p text:style-name="P42">• <text:s/>wrapper types except <text:span text:style-name="T17">Boolean</text:span>; </text:p>
      <text:p text:style-name="P42">• <text:s/><text:span text:style-name="T17">BigDecimal</text:span>; </text:p>
      <text:p text:style-name="P42">• <text:s/><text:span text:style-name="T17">BigInteger</text:span>; </text:p>
      <text:p text:style-name="P42">• <text:s/><text:span text:style-name="T17">String</text:span>;</text:p>
      <text:p text:style-name="P43"><text:span text:style-name="T26">• <text:s/></text:span><text:span text:style-name="T29">java.time.LocalDate;</text:span></text:p>
      <text:p text:style-name="P43"><text:span text:style-name="T27">• <text:s/></text:span><text:span text:style-name="T29">java.time.LocalDateTime;</text:span></text:p>
      <text:p text:style-name="P43"><text:span text:style-name="T27">• <text:s/></text:span><text:span text:style-name="T29">java.time.LocalTime;</text:span></text:p>
      <text:p text:style-name="P42">• <text:s/><text:span text:style-name="T17">Date</text:span>.<text:span text:style-name="Assertion"><text:span text:style-name="T20">]</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16">List</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4566223552" text:main-entry="true"/>size<text:alphabetical-index-mark-end text:id="IMark4566223552"/>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16">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566223552" text:main-entry="true"/>size<text:alphabetical-index-mark-end text:id="IMark4566223552"/>, and number of skipped instances are not serialized. <text:span text:style-name="Assertion">A14.3-8 [</text:span>If a serialized instance is restored, it loses its association with its former <text:span text:style-name="T16">PersistenceManager</text:span>.<text:span text:style-name="Assertion">]</text:span></text:p>
      <text:p text:style-name="P40"><draw:frame draw:style-name="fr1" draw:name="4" text:anchor-type="as-char" svg:width="2.7917in" svg:height="0.1346in" draw:z-index="2"><draw:image xlink:href="Pictures/2000000900000FB5000000C9E5A4A80D23E7850E.wmf" xlink:type="simple" xlink:show="embed" xlink:actuate="onLoad"/></draw:frame></text:p>
      <text:h text:style-name="P79" text:outline-level="2"><text:alphabetical-index-mark-start text:id="IMark4566223552" text:main-entry="true"/>Namespaces in queries<text:alphabetical-index-mark-end text:id="IMark4566223552"/></text:h>
      <text:p text:style-name="P4">The query namespace is modeled after methods in Java:</text:p>
      <text:p text:style-name="P15">•<text:span text:style-name="T16"><text:tab/></text:span><text:alphabetical-index-mark-start text:id="IMark4566223552" text:main-entry="true"/><text:span text:style-name="T16">setClass</text:span><text:alphabetical-index-mark-end text:id="IMark4566223552"/> corresponds to the class definition</text:p>
      <text:p text:style-name="P15">•<text:span text:style-name="T16"><text:tab/></text:span><text:alphabetical-index-mark-start text:id="IMark4566223552" text:main-entry="true"/><text:span text:style-name="T16">declareParameters</text:span><text:alphabetical-index-mark-end text:id="IMark4566223552"/> corresponds to formal parameters of a method</text:p>
      <text:p text:style-name="P15">•<text:span text:style-name="T16"><text:tab/></text:span><text:alphabetical-index-mark-start text:id="IMark4566223552" text:main-entry="true"/><text:span text:style-name="T16">declareVariables</text:span><text:alphabetical-index-mark-end text:id="IMark4566223552"/> corresponds to local variables of a method</text:p>
      <text:p text:style-name="P15">•<text:span text:style-name="T16"><text:tab/></text:span><text:alphabetical-index-mark-start text:id="IMark4566223552" text:main-entry="true"/><text:span text:style-name="T16">setFilter</text:span><text:alphabetical-index-mark-end text:id="IMark4566223552"/>, <text:alphabetical-index-mark-start text:id="IMark4566223744" text:main-entry="true"/><text:span text:style-name="T16">setGrouping</text:span><text:alphabetical-index-mark-end text:id="IMark4566223744"/>, <text:alphabetical-index-mark-start text:id="IMark4566223840" text:main-entry="true"/><text:span text:style-name="T16">setOrdering</text:span><text:alphabetical-index-mark-end text:id="IMark4566223840"/>, and <text:alphabetical-index-mark-start text:id="IMark4566223936" text:main-entry="true"/><text:span text:style-name="T16">setResult</text:span><text:alphabetical-index-mark-end text:id="IMark4566223936"/> correspond to the method body and do not introduce names to the namespace</text:p>
      <text:p text:style-name="P4">There are two <text:alphabetical-index-mark-start text:id="IMark4566223936" text:main-entry="true"/><text:alphabetical-index-mark-start text:id="IMark4566223840"/>namespaces in queries<text:alphabetical-index-mark-end text:id="IMark4566223840"/><text:alphabetical-index-mark-end text:id="IMark4566223936"/>. <text:span text:style-name="Assertion">A14.4-1 [</text:span>Type names have their own namespace that is separate from the namespace for fields, variables and parameters.<text:span text:style-name="Assertion">]</text:span></text:p>
      <text:p text:style-name="P13"><text:tab/><text:tab/>Keywords</text:p>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6">true</text:span> and <text:span text:style-name="T16">false</text:span>, and the <text:span text:style-name="T16">null</text:span> literal. JDOQL keywords are the following:</text:p>
      <text:p text:style-name="P4"><text:span text:style-name="T16">select</text:span>, <text:span text:style-name="T16">SELECT</text:span>, <text:span text:style-name="T16">unique</text:span>, <text:span text:style-name="T16">UNIQUE</text:span>, <text:span text:style-name="T16">distinct</text:span>, <text:span text:style-name="T16">DISTINCT</text:span>, <text:span text:style-name="T16">avg</text:span>, <text:span text:style-name="T16">AVG</text:span>, <text:span text:style-name="T16">min</text:span>, <text:span text:style-name="T16">MIN</text:span>, <text:span text:style-name="T16">max</text:span>, <text:span text:style-name="T16">MAX</text:span>, <text:span text:style-name="T16">count</text:span>, <text:span text:style-name="T16">COUNT</text:span>, <text:span text:style-name="T16">sum</text:span>, <text:span text:style-name="T16">SUM</text:span>, <text:span text:style-name="T16">as</text:span>, <text:span text:style-name="T16">AS</text:span>, <text:span text:style-name="T16">into</text:span>, <text:span text:style-name="T16">INTO</text:span>, <text:span text:style-name="T16">from</text:span>, <text:span text:style-name="T16">FROM</text:span>, <text:span text:style-name="T16">exclude</text:span>, <text:span text:style-name="T16">EXCLUDE</text:span>, <text:span text:style-name="T16">subclasses</text:span>, <text:span text:style-name="T16">SUBCLASSES</text:span>, <text:span text:style-name="T16">where</text:span>, <text:span text:style-name="T16">WHERE</text:span>, <text:span text:style-name="T16">order</text:span>, <text:span text:style-name="T16">ORDER</text:span>, <text:span text:style-name="T16">by</text:span>, <text:span text:style-name="T16">BY</text:span>, <text:span text:style-name="T16">ascending</text:span>, <text:span text:style-name="T16">ASCENDING</text:span>, <text:span text:style-name="T16">asc</text:span>, <text:span text:style-name="T16">ASC</text:span>, <text:span text:style-name="T16">descending</text:span>, <text:span text:style-name="T16">DESCENDING</text:span>, <text:span text:style-name="T16">desc</text:span>, <text:span text:style-name="T16">DESC</text:span>, <text:span text:style-name="T16">group</text:span>, <text:span text:style-name="T16">GROUP</text:span>, <text:span text:style-name="T16">having</text:span>, <text:span text:style-name="T16">HAVING</text:span>, <text:span text:style-name="T16">parameters</text:span>, <text:span text:style-name="T16">PARAMETERS</text:span>, <text:span text:style-name="T16">variables</text:span>, <text:span text:style-name="T16">VARIABLES</text:span>, <text:span text:style-name="T16">range</text:span>, <text:span text:style-name="T16">RANGE</text:span>.</text:p>
      <text:p text:style-name="P4">The method <text:alphabetical-index-mark-start text:id="IMark4566223936" text:main-entry="true"/><text:span text:style-name="T16">setClass</text:span><text:alphabetical-index-mark-end text:id="IMark4566223936"/> introduces the name of the candidate class in the type namespace. The method <text:alphabetical-index-mark-start text:id="IMark4566223840" text:main-entry="true"/><text:span text:style-name="T16">declareImports</text:span><text:alphabetical-index-mark-end text:id="IMark456622384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566223744" text:main-entry="true"/><text:span text:style-name="T16">declareImports</text:span><text:alphabetical-index-mark-end text:id="IMark4566223744"/>, denote a class or interface from the same package as the candidate class, or must be declared by exactly one type-import-on-demand declaration (“<text:span text:style-name="T16">import &lt;package&gt;.*;</text:span>“). <text:span text:style-name="Assertion">A14.4-5 [</text:span>It is valid to specify the same import multiple times.<text:span text:style-name="Assertion">]</text:span></text:p>
      <text:p text:style-name="P4">The names of the public types declared in the packages <text:span text:style-name="T16">java.lang</text:span> and <text:span text:style-name="T16">javax.jdo</text:span> are automatically imported as if the declaration “<text:span text:style-name="T16">import java.lang.*; import javax.jdo.*;</text:span>” appeared in <text:alphabetical-index-mark-start text:id="IMark4566223744" text:main-entry="true"/><text:span text:style-name="T16">declareImports</text:span><text:alphabetical-index-mark-end text:id="IMark4566223744"/>. It is a JDOQL-<text:alphabetical-index-mark-start text:id="IMark4566223840" text:main-entry="true"/>compile<text:alphabetical-index-mark-end text:id="IMark4566223840"/> time error (reported during <text:alphabetical-index-mark-start text:id="IMark4566223936" text:main-entry="true"/>compile<text:alphabetical-index-mark-end text:id="IMark4566223936"/> or <text:alphabetical-index-mark-start text:id="IMark4566223552" text:main-entry="true"/>execute<text:alphabetical-index-mark-end text:id="IMark4566223552"/> methods) if a used type name is declared by more than one type-import-on-demand declaration. </text:p>
      <text:p text:style-name="P4">The method <text:alphabetical-index-mark-start text:id="IMark4566223552" text:main-entry="true"/><text:span text:style-name="T16">setClass</text:span><text:alphabetical-index-mark-end text:id="IMark4566223552"/> also introduces the names of the candidate class fields.</text:p>
      <text:p text:style-name="P4"><text:soft-page-break/>The method <text:alphabetical-index-mark-start text:id="IMark4566223552" text:main-entry="true"/><text:span text:style-name="T16">declareParameters</text:span><text:alphabetical-index-mark-end text:id="IMark456622355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4566223552" text:main-entry="true"/><text:span text:style-name="T16">declareVariables</text:span><text:alphabetical-index-mark-end text:id="IMark4566223552"/> introduces the names of variables. A14.4-3 [A name introduced by <text:alphabetical-index-mark-start text:id="IMark4566223936" text:main-entry="true"/><text:span text:style-name="T16">declareVariables</text:span><text:alphabetical-index-mark-end text:id="IMark4566223936"/>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8">this</text:span> would be allowed. </text:p>
      <text:p text:style-name="P4"><text:span text:style-name="Assertion">A14.4-4 [</text:span>A hidden field may be accessed using the <text:span text:style-name="T16">this </text:span>qualifier: <text:span text:style-name="T16">this.fieldName</text:span>.<text:span text:style-name="Assertion">]</text:span></text:p>
      <text:p text:style-name="P40"><draw:frame draw:style-name="fr1" draw:name="5" text:anchor-type="as-char" svg:width="2.7917in" svg:height="0.1346in" draw:z-index="6"><draw:image xlink:href="Pictures/2000000900000FB5000000C9E5A4A80D23E7850E.wmf" xlink:type="simple" xlink:show="embed" xlink:actuate="onLoad"/></draw:frame></text:p>
      <text:h text:style-name="P79" text:outline-level="2"><text:bookmark text:name="R-1088897"/>Query Factory in PersistenceManager interface</text:h>
      <text:p text:style-name="P4">The <text:span text:style-name="T16">PersistenceManager</text:span> interface <text:alphabetical-index-mark-start text:id="IMark4566223936" text:main-entry="true"/>contains<text:alphabetical-index-mark-end text:id="IMark4566223936"/> <text:span text:style-name="T16">Query</text:span> factory methods.</text:p>
      <text:p text:style-name="P1">Query <text:alphabetical-index-mark-start text:id="IMark4566223936" text:main-entry="true"/>newQuery<text:alphabetical-index-mark-end text:id="IMark4566223936"/>();</text:p>
      <text:p text:style-name="P4"><text:span text:style-name="Assertion">A14.5-1 [</text:span>Construct a new empty query instance.<text:span text:style-name="Assertion">]</text:span> </text:p>
      <text:p text:style-name="P1">Query <text:alphabetical-index-mark-start text:id="IMark4566223936" text:main-entry="true"/>newQuery<text:alphabetical-index-mark-end text:id="IMark4566223936"/> (Object query);</text:p>
      <text:p text:style-name="P4">Construct a new query instance from another query instance. JDO implementations must support <text:span text:style-name="Assertion">A14.5-2 [</text:span>a serialized/restored <text:span text:style-name="T16">Query</text:span> instance from the same JDO vendor but a different execution environment<text:span text:style-name="Assertion">]</text:span>, a query instance currently bound to the same <text:span text:style-name="T16">PersistenceManager</text:span>, and <text:span text:style-name="Assertion">A14.5-3 [</text:span>a query instance currently bound to a <text:span text:style-name="T16">PersistenceManager</text:span> from the same JDO vendor.<text:span text:style-name="Assertion">]</text:span> <text:span text:style-name="Assertion">A14.5-2 [</text:span>Any of the components Class, QueryString, <text:alphabetical-index-mark-start text:id="IMark4566223936" text:main-entry="true"/>IgnoreCache<text:alphabetical-index-mark-end text:id="IMark4566223936"/> flag, Result, ResultClass, Import declarations, Variable declarations, Parameter declarations, Grouping, and Ordering from the parameter <text:span text:style-name="T16">Query</text:span> are copied to the new <text:span text:style-name="T16">Query</text:span> instance, but a candidate <text:span text:style-name="T16">Collection</text:span> or <text:span text:style-name="T16">Extent</text:span> component is discarded.<text:span text:style-name="Assertion">]</text:span></text:p>
      <text:p text:style-name="body-code">Query <text:alphabetical-index-mark-start text:id="IMark4566223936" text:main-entry="true"/>newQuery<text:alphabetical-index-mark-end text:id="IMark4566223936"/> (String queryString);</text:p>
      <text:p text:style-name="P4"><text:span text:style-name="Assertion">A14.5-11 [</text:span>Construct a new query instance using the specified <text:span text:style-name="T16">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4566223936" text:main-entry="true"/>newQuery<text:alphabetical-index-mark-end text:id="IMark4566223936"/>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6">javax.jdo.query.JDOQL</text:span>”.<text:span text:style-name="Assertion">]</text:span> In this case, the parameter is <text:span text:style-name="T21">a </text:span><text:span text:style-name="T16">String</text:span><text:span text:style-name="T21"> representing the single-string version of the query (see section </text:span><text:span text:style-name="T21"><text:bookmark-ref text:reference-format="number" text:ref-name="__RefHeading__3629_1773241242">613</text:bookmark-ref></text:span><text:span text:style-name="T21">).</text:span></text:p>
      <text:p text:style-name="P4">For use with SQL, the language parameter is “<text:span text:style-name="T16">javax.jdo.query.SQL</text:span>” and the query parameter is a <text:span text:style-name="T16">String</text:span> containing the SQL query (see section <text:bookmark-ref text:reference-format="number" text:ref-name="__RefHeading__3631_1773241242">7</text:bookmark-ref>). Other languages’ parameter is not specified.</text:p>
      <text:p text:style-name="P1">Query <text:alphabetical-index-mark-start text:id="IMark4566223936" text:main-entry="true"/>newQuery<text:alphabetical-index-mark-end text:id="IMark4566223936"/> (Class cls);</text:p>
      <text:p text:style-name="P4"><text:span text:style-name="Assertion">A14.5-5 [</text:span>Construct a new query instance with the candidate class specified.<text:span text:style-name="Assertion">]</text:span></text:p>
      <text:p text:style-name="P1"><text:soft-page-break/>Query <text:alphabetical-index-mark-start text:id="IMark4566223936" text:main-entry="true"/>newQuery<text:alphabetical-index-mark-end text:id="IMark4566223936"/> (Extent cln);</text:p>
      <text:p text:style-name="P4"><text:span text:style-name="Assertion">A14.5-6 [</text:span>Construct a new query instance with the candidate <text:span text:style-name="T16">Extent</text:span> specified; the candidate class is taken from the <text:span text:style-name="T16">Extent</text:span>.<text:span text:style-name="Assertion">]</text:span></text:p>
      <text:p text:style-name="P1">Query <text:alphabetical-index-mark-start text:id="IMark4566223936" text:main-entry="true"/>newQuery<text:alphabetical-index-mark-end text:id="IMark4566223936"/> (Class cls, Collection cln);</text:p>
      <text:p text:style-name="P4"><text:span text:style-name="Assertion">A14.5-7 [</text:span>Construct a new query instance with the candidate class and candidate <text:span text:style-name="T16">Collection</text:span> specified.<text:span text:style-name="Assertion">]</text:span></text:p>
      <text:p text:style-name="P1">Query <text:alphabetical-index-mark-start text:id="IMark4566223936" text:main-entry="true"/>newQuery<text:alphabetical-index-mark-end text:id="IMark4566223936"/>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4566223936" text:main-entry="true"/>newQuery<text:alphabetical-index-mark-end text:id="IMark4566223936"/> (Class cls, Collection cln, String queryString);</text:p>
      <text:p text:style-name="P4"><text:span text:style-name="Assertion">A14.5-9 [</text:span>Construct a query instance with the candidate class, the candidate <text:span text:style-name="T16">Collection</text:span>,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4566223936" text:main-entry="true"/>newQuery<text:alphabetical-index-mark-end text:id="IMark4566223936"/> (Extent cln, String queryString);</text:p>
      <text:p text:style-name="P4"><text:span text:style-name="Assertion">A14.5-10 [</text:span>Construct a new query instance with the candidate <text:span text:style-name="T16">Extent</text:span> and query string specified; the candidate class is taken from the <text:span text:style-name="T16">Extent</text:span><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4566223936" text:main-entry="true"/>newNamedQuery<text:alphabetical-index-mark-end text:id="IMark4566223936"/>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2">The file search order for a query scoped to class <text:span text:style-name="T2">com.sun.nb.Bar</text:span> is: <text:line-break/><text:span text:style-name="T2">META-INF/package.jdo</text:span>,<text:span text:style-name="T2"> WEB-INF/package.jdo</text:span><text:span text:style-name="T25">,</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2">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5">,</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2">If metadata is not found in the above, then the following files are searched: <text:line-break/><text:span text:style-name="T2">META-INF/package.jdoquery</text:span>,<text:span text:style-name="T2"> WEB-INF/package.jdoquery</text:span><text:span text:style-name="T25">,</text:span> <text:span text:style-name="T2">package.jdoquery</text:span>, <text:span text:style-name="T2">com/package.jdoquery</text:span><text:span text:style-name="T25">,</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4"><text:span text:style-name="Assertion">A14.5-14 [</text:span>If the metadata for the named query is not found in the above, a <text:span text:style-name="T2">JDOUserException</text:spa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4566223936" text:main-entry="true"/>unmodifiable<text:alphabetical-index-mark-end text:id="IMark4566223936"/>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text:span text:style-name="T2">JDOUserException</text:span>.<text:span text:style-name="Assertion">]</text:span> </text:p>
      <text:p text:style-name="P40"><draw:frame draw:style-name="fr1" draw:name="6" text:anchor-type="as-char" svg:width="2.7917in" svg:height="0.1346in" draw:z-index="9"><draw:image xlink:href="Pictures/2000000900000FB5000000C9E5A4A80D23E7850E.wmf" xlink:type="simple" xlink:show="embed" xlink:actuate="onLoad"/></draw:frame></text:p>
      <text:h text:style-name="P79" text:outline-level="2">Query Interface</text:h>
      <text:p text:style-name="P1">package javax.jdo;</text:p>
      <text:p text:style-name="body-code">public interface Query extends Serializable {</text:p>
      <text:p text:style-name="P2"><text:span text:style-name="Assertion">A14.6-1 [</text:span>The Query interface extends Serializable, so it should be possible to serialize an instance of Query.<text:span text:style-name="Assertion">]</text:span></text:p>
      <text:p text:style-name="P1">String JDOQL = "javax.jdo.query.JDOQL";</text:p>
      <text:p text:style-name="P1">String SQL = "javax.jdo.query.SQL";</text:p>
      <text:p text:style-name="P13"><text:tab/><text:tab/>Persistence Manager</text:p>
      <text:p text:style-name="P1">PersistenceManager <text:alphabetical-index-mark-start text:id="IMark4566223936" text:main-entry="true"/>getPersistenceManager<text:alphabetical-index-mark-end text:id="IMark4566223936"/>();</text:p>
      <text:p text:style-name="P4"><text:span text:style-name="Assertion">A14.6-2 [</text:span>Return the associated <text:span text:style-name="T16">PersistenceManager</text:span> instance.<text:span text:style-name="Assertion">]</text:span> <text:span text:style-name="Assertion">A14.6-3 [</text:span>If this <text:span text:style-name="T16">Query</text:span> instance was restored from a serialized form, then <text:span text:style-name="T16">null</text:span> is returned. <text:span text:style-name="Assertion">]</text:span></text:p>
      <text:p text:style-name="P13"><text:tab/><text:tab/>Fetch Plan </text:p>
      <text:p text:style-name="P1">FetchPlan <text:alphabetical-index-mark-start text:id="IMark4566223936" text:main-entry="true"/>getFetchPlan<text:alphabetical-index-mark-end text:id="IMark4566223936"/>();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4566223936" text:main-entry="true"/>query execution<text:alphabetical-index-mark-end text:id="IMark4566223936"/>.<text:span text:style-name="Assertion">]</text:span> Fetch plan is described in Chapter 12.</text:p>
      <text:p text:style-name="P13"><text:tab/><text:tab/>Query component binding</text:p>
      <text:p text:style-name="P4">The <text:span text:style-name="T16">Query</text:span> interface provides methods to bind required and other components prior to execution.</text:p>
      <text:p text:style-name="P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4566223936" text:main-entry="true"/>declareVariables<text:alphabetical-index-mark-end text:id="IMark4566223936"/>.<text:span text:style-name="Assertion">]</text:span></text:p>
      <text:p text:style-name="P1">void <text:alphabetical-index-mark-start text:id="IMark4566223936" text:main-entry="true"/>setClass<text:alphabetical-index-mark-end text:id="IMark4566223936"/> (Class candidateClass);</text:p>
      <text:p text:style-name="P4"><text:span text:style-name="Assertion">A14.6-4 [Bind</text:span><text:span text:style-name="Assertion">Bind</text:span> the candidate class to the query instance.<text:span text:style-name="Assertion">]</text:span></text:p>
      <text:p text:style-name="P1"><text:soft-page-break/>void <text:alphabetical-index-mark-start text:id="IMark4566223936" text:main-entry="true"/>setCandidates<text:alphabetical-index-mark-end text:id="IMark4566223936"/> (Collection candidateCollection);</text:p>
      <text:p text:style-name="P4"><text:span text:style-name="Assertion">A14.6-5 [Bind</text:span><text:span text:style-name="Assertion">Bind</text:span> the candidate <text:span text:style-name="T16">Collection</text:span> to the query instance.<text:span text:style-name="Assertion">]</text:span> If the user adds or removes elements from the <text:span text:style-name="T16">Collection</text:span> after this call, it is not determined whether the added/removed elements take part in the <text:span text:style-name="T16">Query</text:span>, or whether a <text:span text:style-name="T16">NoSuchElementException</text:span> is thrown during execution of the <text:span text:style-name="T16">Query</text:span>.</text:p>
      <text:p text:style-name="P4">For portability, the elements in the collection must be persistent instances associated with the same <text:span text:style-name="T16">PersistenceManager</text:span> as the <text:span text:style-name="T16">Query</text:span> instance. An implementation might support transient instances in the collection. If persistent instances associated with another <text:span text:style-name="T16">PersistenceManager</text:span> are in the collection, <text:span text:style-name="T16">JDOUserException</text:span> is thrown during <text:alphabetical-index-mark-start text:id="IMark4566223936" text:main-entry="true"/><text:span text:style-name="T16">execute</text:span><text:alphabetical-index-mark-end text:id="IMark4566223936"/><text:span text:style-name="T16">()</text:span>.</text:p>
      <text:p text:style-name="P4">If the candidates are not specified explicitly by <text:alphabetical-index-mark-start text:id="IMark4566223936" text:main-entry="true"/>newQuery<text:alphabetical-index-mark-end text:id="IMark4566223936"/>, <text:alphabetical-index-mark-start text:id="IMark4566223552" text:main-entry="true"/>setCandidates<text:alphabetical-index-mark-end text:id="IMark4566223552"/>(Collection), or <text:alphabetical-index-mark-start text:id="IMark4566223840" text:main-entry="true"/>setCandidates<text:alphabetical-index-mark-end text:id="IMark4566223840"/>(Extent), then the candidate extent is the extent of instances of the candidate class in the datastore including subclasses. That is, the candidates are the result of <text:alphabetical-index-mark-start text:id="IMark4566223744" text:main-entry="true"/>getPersistenceManager<text:alphabetical-index-mark-end text:id="IMark4566223744"/>().getExtent(candidateClass, true).</text:p>
      <text:p text:style-name="P1">void <text:alphabetical-index-mark-start text:id="IMark4566223744" text:main-entry="true"/>setCandidates<text:alphabetical-index-mark-end text:id="IMark4566223744"/> (Extent candidateExtent);</text:p>
      <text:p text:style-name="P4"><text:span text:style-name="Assertion">A14.6-6 [</text:span>Bind the candidate <text:span text:style-name="T16">Extent</text:span> to the query instance.<text:span text:style-name="Assertion">]</text:span></text:p>
      <text:p text:style-name="P1">void <text:alphabetical-index-mark-start text:id="IMark4566223744" text:main-entry="true"/>setFilter<text:alphabetical-index-mark-end text:id="IMark4566223744"/> (String filter);</text:p>
      <text:p text:style-name="P1">Query&lt;T&gt; filter(String filter);</text:p>
      <text:p text:style-name="P4"><text:span text:style-name="Assertion">A14.6-7 [</text:span>Bind the query filter to the query instance.<text:span text:style-name="Assertion">]</text:span></text:p>
      <text:p text:style-name="P1">void <text:alphabetical-index-mark-start text:id="IMark4566223744" text:main-entry="true"/>declareImports<text:alphabetical-index-mark-end text:id="IMark4566223744"/> (String imports);</text:p>
      <text:p text:style-name="P1">Query&lt;T&gt; imports(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4566223744" text:main-entry="true"/>declareVariables<text:alphabetical-index-mark-end text:id="IMark4566223744"/> (String variables);</text:p>
      <text:p text:style-name="P1">Query&lt;T&gt; variables(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566223744" text:main-entry="true"/><text:span text:style-name="T16">execute</text:span><text:alphabetical-index-mark-end text:id="IMark4566223744"/> method.</text:p>
      <text:p text:style-name="P1">void <text:alphabetical-index-mark-start text:id="IMark4566223744" text:main-entry="true"/>declareParameters<text:alphabetical-index-mark-end text:id="IMark4566223744"/> (String parameters);<text:change-start text:change-id="ct105553149011904"/></text:p>
      <text:p text:style-name="P4"><text:change-end text:change-id="ct105553149011904"/><text:change-start text:change-id="ct105553149013824"/>Bind the parameter statements to the query instance. This method defines the parameter types and names that will be used by a subsequent execute method. Converted types may be used as parameters and the datastore values of the converted type are used when constructing the query.<text:change-end text:change-id="ct105553149013824"/></text:p>
      <text:p text:style-name="P1">Query&lt;T&gt; parameters(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4566223744" text:main-entry="true"/><text:span text:style-name="T16">execute</text:span><text:alphabetical-index-mark-end text:id="IMark4566223744"/> method.</text:p>
      <text:p text:style-name="P1">void <text:alphabetical-index-mark-start text:id="IMark4566223744" text:main-entry="true"/>setOrdering<text:alphabetical-index-mark-end text:id="IMark4566223744"/> (String ordering);</text:p>
      <text:p text:style-name="P1">Query&lt;T&gt; orderBy(String ordering);</text:p>
      <text:p text:style-name="P4"><text:span text:style-name="Assertion">A14.6-11 [</text:span>Bind the ordering statements to the query instance.<text:span text:style-name="Assertion">]</text:span></text:p>
      <text:p text:style-name="P1">void <text:alphabetical-index-mark-start text:id="IMark4566223744" text:main-entry="true"/>setResult<text:alphabetical-index-mark-end text:id="IMark4566223744"/> (String result);</text:p>
      <text:p text:style-name="P1">Query&lt;T&gt; result(String result);</text:p>
      <text:p text:style-name="P4"><text:soft-page-break/><text:span text:style-name="Assertion">A14.6-16 [</text:span>Specify the results of the query if not instances of the candidate class.<text:span text:style-name="Assertion">]</text:span></text:p>
      <text:p text:style-name="P1">void <text:alphabetical-index-mark-start text:id="IMark4566223744" text:main-entry="true"/>setGrouping<text:alphabetical-index-mark-end text:id="IMark4566223744"/> (String grouping);</text:p>
      <text:p text:style-name="P1">Query&lt;T&gt; groupBy(String grouping);</text:p>
      <text:p text:style-name="P4"><text:span text:style-name="Assertion">A14.6-17 [</text:span>Specify the grouping of results for aggregates.<text:span text:style-name="Assertion">]</text:span></text:p>
      <text:p text:style-name="P1">void <text:alphabetical-index-mark-start text:id="IMark4566223744" text:main-entry="true"/>setUnique<text:alphabetical-index-mark-end text:id="IMark4566223744"/> (boolean unique);</text:p>
      <text:p text:style-name="P1">Query&lt;T&gt; unique(boolean unique);</text:p>
      <text:p text:style-name="P4"><text:span text:style-name="Assertion">A14.6-18 [</text:span>Specify that there is a single result of the query.<text:span text:style-name="Assertion">]</text:span></text:p>
      <text:p text:style-name="P1">void <text:alphabetical-index-mark-start text:id="IMark4566223744" text:main-entry="true"/>setResultClass<text:alphabetical-index-mark-end text:id="IMark4566223744"/> (Class resultClass);</text:p>
      <text:p text:style-name="P4"><text:span text:style-name="Assertion">A14.6-19 [</text:span>Specify the class to be used to return result instances.<text:span text:style-name="Assertion">]</text:span></text:p>
      <text:p text:style-name="P1"><text:bookmark text:name="X-101916953"/><text:alphabetical-index-mark-start text:id="IMark4566223744" text:main-entry="true"/>void setRange<text:alphabetical-index-mark-end text:id="IMark4566223744"/> (long fromIncl, long toExcl);</text:p>
      <text:p text:style-name="P1"><text:bookmark text:name="X-101916955"/><text:alphabetical-index-mark-start text:id="IMark4566223744" text:main-entry="true"/>void setRange<text:alphabetical-index-mark-end text:id="IMark4566223744"/> (String fromIncltoExcl);</text:p>
      <text:p text:style-name="P1">Query&lt;T&gt; range(long fromIncl, long toExcl);</text:p>
      <text:p text:style-name="P1">Query&lt;T&gt; range(String fromInclToExcl);</text:p>
      <text:p text:style-name="P4"><text:span text:style-name="Assertion">A14.6-20 [</text:span>Specify the number of instances to skip over and the maximum number of result instances to return.<text:span text:style-name="Assertion">]</text:span></text:p>
      <text:p text:style-name="P1">void <text:alphabetical-index-mark-start text:id="IMark4566223744" text:main-entry="true"/>addSubquery<text:alphabetical-index-mark-end text:id="IMark4566223744"/> (Query subquery, String variableDeclaration, </text:p>
      <text:p text:style-name="P1"><text:tab/>String <text:alphabetical-index-mark-start text:id="IMark4566223744" text:main-entry="true"/>candidateCollectionExpression<text:alphabetical-index-mark-end text:id="IMark4566223744"/>);</text:p>
      <text:p text:style-name="P1">Query&lt;T&gt; s<text:alphabetical-index-mark-start text:id="IMark4566223744" text:main-entry="true"/>ubquery<text:alphabetical-index-mark-end text:id="IMark4566223744"/>(Query subquery, String variableDeclaration, </text:p>
      <text:p text:style-name="P1"><text:tab/>String <text:alphabetical-index-mark-start text:id="IMark4566223744" text:main-entry="true"/>candidateCollectionExpression<text:alphabetical-index-mark-end text:id="IMark4566223744"/>);</text:p>
      <text:p text:style-name="P1">void <text:alphabetical-index-mark-start text:id="IMark4566223744" text:main-entry="true"/>addSubquery<text:alphabetical-index-mark-end text:id="IMark4566223744"/>(String variableDeclaration, </text:p>
      <text:p text:style-name="P1"><text:tab/>Query subquery, String candidateCollectionExpr, String parameter);</text:p>
      <text:p text:style-name="P1">Query&lt;T&gt; s<text:alphabetical-index-mark-start text:id="IMark4566223744" text:main-entry="true"/>ubquery<text:alphabetical-index-mark-end text:id="IMark4566223744"/>(String variableDeclaration, </text:p>
      <text:p text:style-name="P1"><text:tab/>Query subquery, String candidateCollectionExpr, String parameter);</text:p>
      <text:p text:style-name="P1">void <text:alphabetical-index-mark-start text:id="IMark4566223744" text:main-entry="true"/>addSubquery<text:alphabetical-index-mark-end text:id="IMark4566223744"/>(String variableDeclaration, </text:p>
      <text:p text:style-name="P1"><text:tab/>Query subquery, String candidateCollectionExpr, String... parameters);</text:p>
      <text:p text:style-name="P1">Query&lt;T&gt; s<text:alphabetical-index-mark-start text:id="IMark4566223744" text:main-entry="true"/>ubquery<text:alphabetical-index-mark-end text:id="IMark4566223744"/>(String variableDeclaration, </text:p>
      <text:p text:style-name="P1"><text:tab/>Query subquery, String candidateCollectionExpr, String... parameters);</text:p>
      <text:p text:style-name="P1">void <text:alphabetical-index-mark-start text:id="IMark4566223744" text:main-entry="true"/>addSubquery<text:alphabetical-index-mark-end text:id="IMark4566223744"/>(String variableDeclaration, </text:p>
      <text:p text:style-name="P1"><text:tab/>Query subquery, String candidateCollectionExpr, Map parameters);</text:p>
      <text:p text:style-name="P1">Query&lt;T&gt; s<text:alphabetical-index-mark-start text:id="IMark4566223744" text:main-entry="true"/>ubquery<text:alphabetical-index-mark-end text:id="IMark4566223744"/>(String variableDeclaration, </text:p>
      <text:p text:style-name="P1"><text:tab/>Query subquery, String candidateCollectionExpr, Map parameters);</text:p>
      <text:p text:style-name="P4"><text:soft-page-break/>These methods specify a subquery to become part of this query.</text:p>
      <text:p text:style-name="P13"><text:tab/><text:tab/><text:bookmark text:name="R-1095511"/><text:bookmark text:name="R-1095511T"/>Query options</text:p>
      <text:p text:style-name="P1">void <text:alphabetical-index-mark-start text:id="IMark4566223744" text:main-entry="true"/>setIgnoreCache<text:alphabetical-index-mark-end text:id="IMark4566223744"/> (boolean flag);</text:p>
      <text:p text:style-name="P1">Query&lt;T&gt; ignoreCache(boolean flag);</text:p>
      <text:p text:style-name="P1">boolean <text:alphabetical-index-mark-start text:id="IMark4566223744" text:main-entry="true"/>getIgnoreCache<text:alphabetical-index-mark-end text:id="IMark4566223744"/> ();</text:p>
      <text:p text:style-name="P4"><text:span text:style-name="Assertion">A14.6-12 [</text:span>Query.<text:alphabetical-index-mark-start text:id="IMark4566223744" text:main-entry="true"/>setIgnoreCache<text:alphabetical-index-mark-end text:id="IMark4566223744"/> (boolean flag)/ignoreCache(boolean flag) set the <text:alphabetical-index-mark-start text:id="IMark4566223840" text:main-entry="true"/>IgnoreCache<text:alphabetical-index-mark-end text:id="IMark4566223840"/> option for queries.<text:span text:style-name="Assertion">]</text:span></text:p>
      <text:p text:style-name="P4"><text:span text:style-name="Assertion">A14.6-13 [</text:span>Query.<text:alphabetical-index-mark-start text:id="IMark4566223840" text:main-entry="true"/>getIgnoreCache<text:alphabetical-index-mark-end text:id="IMark4566223840"/> returns the current setting of the <text:alphabetical-index-mark-start text:id="IMark4566223744" text:main-entry="true"/>IgnoreCache<text:alphabetical-index-mark-end text:id="IMark4566223744"/> option.<text:span text:style-name="Assertion">]</text:span></text:p>
      <text:p text:style-name="P4">The <text:alphabetical-index-mark-start text:id="IMark4566223744" text:main-entry="true"/><text:span text:style-name="T16">IgnoreCache</text:span><text:alphabetical-index-mark-end text:id="IMark4566223744"/> option, when set to <text:span text:style-name="T16">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6">false</text:span>.</text:p>
      <text:p text:style-name="P13"><text:tab/><text:tab/>Query modification</text:p>
      <text:p text:style-name="P6">void <text:alphabetical-index-mark-start text:id="IMark4566223744" text:main-entry="true"/>setUnmodifiable<text:alphabetical-index-mark-end text:id="IMark4566223744"/>();</text:p>
      <text:p text:style-name="P6">Query&lt;T&gt; unmodifiable();</text:p>
      <text:p text:style-name="P6">boolean <text:alphabetical-index-mark-start text:id="IMark4566223744" text:main-entry="true"/>isUnmodifiable<text:alphabetical-index-mark-end text:id="IMark4566223744"/>();</text:p>
      <text:p text:style-name="P4"><text:span text:style-name="Assertion">A14.6-22 [</text:span>The <text:alphabetical-index-mark-start text:id="IMark4566223744" text:main-entry="true"/><text:span text:style-name="T16">Unmodifiable</text:span><text:alphabetical-index-mark-end text:id="IMark4566223744"/> option, when set, disallows further modification of the query, except for specifying the range, result class, and <text:alphabetical-index-mark-start text:id="IMark4566223840" text:main-entry="true"/>ignoreCache<text:alphabetical-index-mark-end text:id="IMark4566223840"/> option.<text:span text:style-name="Assertion">]</text:span> </text:p>
      <text:p text:style-name="P13"><text:span text:style-name="T20"><text:tab/><text:tab/></text:span><text:bookmark text:name="R-1083028"/><text:bookmark text:name="R-1083028T"/>Query evaluation</text:p>
      <text:p text:style-name="P4">This discussion covers queries constructed by one of these methods: <text:alphabetical-index-mark-start text:id="IMark4566223840" text:main-entry="true"/>newQuery<text:alphabetical-index-mark-end text:id="IMark4566223840"/>(String singleStringQuery); <text:alphabetical-index-mark-start text:id="IMark4566223744" text:main-entry="true"/>newNamedQuery<text:alphabetical-index-mark-end text:id="IMark4566223744"/>(Class candidateClass, String namedQueryName); or <text:alphabetical-index-mark-start text:id="IMark4566223552" text:main-entry="true"/>newQuery<text:alphabetical-index-mark-end text:id="IMark4566223552"/>(“javax.jdo.query.JDOQL”, Object singleStringQuery).</text:p>
      <text:p text:style-name="P15">•<text:tab/>the candidate class cannot be overridden via <text:alphabetical-index-mark-start text:id="IMark4566223552" text:main-entry="true"/><text:span text:style-name="T16">setClass</text:span><text:alphabetical-index-mark-end text:id="IMark4566223552"/> except where there is either an exact match of the name in the JDOQL query and the <text:alphabetical-index-mark-start text:id="IMark4566223744" text:main-entry="true"/><text:span text:style-name="T16">setClass</text:span><text:alphabetical-index-mark-end text:id="IMark4566223744"/> parameter, or where the FROM clause is missing from the query string in the <text:alphabetical-index-mark-start text:id="IMark4566223840" text:main-entry="true"/><text:span text:style-name="T16">newQuery</text:span><text:alphabetical-index-mark-end text:id="IMark4566223840"/> method. </text:p>
      <text:p text:style-name="P15">•<text:span text:style-name="T19"><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4566223840" text:main-entry="true"/><text:span text:style-name="T16">setResult</text:span><text:alphabetical-index-mark-end text:id="IMark4566223840"/><text:span text:style-name="T16">, </text:span><text:alphabetical-index-mark-start text:id="IMark4566223744" text:main-entry="true"/><text:span text:style-name="T16">setResultClass</text:span><text:alphabetical-index-mark-end text:id="IMark4566223744"/><text:span text:style-name="T16">, </text:span><text:alphabetical-index-mark-start text:id="IMark4566223552" text:main-entry="true"/><text:span text:style-name="T16">setFilter</text:span><text:alphabetical-index-mark-end text:id="IMark4566223552"/><text:span text:style-name="T16">, </text:span><text:alphabetical-index-mark-start text:id="IMark4566223936" text:main-entry="true"/><text:span text:style-name="T16">declareVariables</text:span><text:alphabetical-index-mark-end text:id="IMark4566223936"/><text:span text:style-name="T16">, declareParamters, </text:span><text:alphabetical-index-mark-start text:id="IMark4566224032" text:main-entry="true"/><text:span text:style-name="T16">declareImports</text:span><text:alphabetical-index-mark-end text:id="IMark4566224032"/><text:span text:style-name="T16">, </text:span><text:alphabetical-index-mark-start text:id="IMark4566224128" text:main-entry="true"/><text:span text:style-name="T16">setGrouping</text:span><text:alphabetical-index-mark-end text:id="IMark4566224128"/><text:span text:style-name="T16">, </text:span><text:alphabetical-index-mark-start text:id="IMark4566224224" text:main-entry="true"/><text:span text:style-name="T16">setOrdering</text:span><text:alphabetical-index-mark-end text:id="IMark4566224224"/><text:span text:style-name="T16">, </text:span>and<text:span text:style-name="T16"> </text:span><text:alphabetical-index-mark-start text:id="IMark4566224320" text:main-entry="true"/><text:span text:style-name="T16">setRange</text:span><text:alphabetical-index-mark-end text:id="IMark4566224320"/> override the corresponding settings from the single string query.<text:span text:style-name="Assertion">]</text:span></text:p>
      <text:p text:style-name="P4">Evaluation of implicit parameters and variable declarations is done after applying overrides from APIs.</text:p>
      <text:p text:style-name="P13"><text:tab/><text:tab/><text:alphabetical-index-mark-start text:id="IMark4566224320" text:main-entry="true"/>Query compilation<text:alphabetical-index-mark-end text:id="IMark4566224320"/></text:p>
      <text:p text:style-name="P4">The <text:span text:style-name="T16">Query</text:span> interface provides a method to <text:alphabetical-index-mark-start text:id="IMark4566224320" text:main-entry="true"/>compile<text:alphabetical-index-mark-end text:id="IMark4566224320"/> queries for subsequent execution. </text:p>
      <text:p text:style-name="P1">void <text:alphabetical-index-mark-start text:id="IMark4566224320" text:main-entry="true"/>compile<text:alphabetical-index-mark-end text:id="IMark4566224320"/>();</text:p>
      <text:p text:style-name="P4"><text:soft-page-break/><text:span text:style-name="Assertion">A14.6-14 [</text:span>This method requires the <text:span text:style-name="T16">Query</text:span> instance to validate any components bound to the query instance and report any inconsistencies by throwing a <text:span text:style-name="T16">JDOUserException</text:span>. It is a hint to the <text:span text:style-name="T16">Query</text:span> instance to prepare and optimize an execution plan for the query.<text:span text:style-name="Assertion">]</text:span> </text:p>
      <text:p text:style-name="P8">Save query as a Named Query</text:p>
      <text:p text:style-name="body-code">Query&lt;T&gt; saveAsNamedQuery(String name);</text:p>
      <text:p text:style-name="P4">This method will save the Query as it is currently defined as a named query with the specified name. If a named query already exists under that name then it will be overwritten and replaced by this query definition.</text:p>
      <text:p text:style-name="P13"><text:tab/><text:tab/>Serialize Access to Instances Read from the Datastore (<text:alphabetical-index-mark-start text:id="IMark4566224320" text:main-entry="true"/>SerializeRead<text:alphabetical-index-mark-end text:id="IMark4566224320"/>)</text:p>
      <text:p text:style-name="P4">This value determines some of the behavior of the implementation with regard to the access to all instances that are returned by the query. With this flag set to <text:span text:style-name="T16">true</text:span>, the implementation requests exclusive access to the instances in the datastore to prevent other concurrent accesses until transaction commit. With the flag set to <text:span text:style-name="T16">false</text:span>, accesses are not exclusive. With the flag set to <text:span text:style-name="T16">null</text:span>, ]the behavior is determined by the current setting of the <text:span text:style-name="T16">Transaction</text:span>. If the <text:span text:style-name="T16">Transaction</text:span> setting is also null, the behavior is determined by the metadata setting of the <text:span text:style-name="T16">serialize-read</text:span> property of the persistent class or interface.</text:p>
      <text:p text:style-name="P1">Boolean <text:alphabetical-index-mark-start text:id="IMark4566224320" text:main-entry="true"/>getSerializeRead<text:alphabetical-index-mark-end text:id="IMark4566224320"/>();</text:p>
      <text:p text:style-name="P4"><text:span text:style-name="Assertion">A13.4.2-29 [</text:span>The <text:alphabetical-index-mark-start text:id="IMark4566224320" text:main-entry="true"/><text:span text:style-name="T16">SerializeRead</text:span><text:alphabetical-index-mark-end text:id="IMark4566224320"/> setting currently active is returned.</text:p>
      <text:p text:style-name="P4"><text:span text:style-name="Assertion">]</text:span></text:p>
      <text:p text:style-name="P1">void <text:alphabetical-index-mark-start text:id="IMark4566224320" text:main-entry="true"/>setSerializeRead<text:alphabetical-index-mark-end text:id="IMark4566224320"/>(Boolean flag);</text:p>
      <text:p text:style-name="P1">Query&lt;T&gt; serializeRead(Boolean flag);</text:p>
      <text:p text:style-name="P4"><text:span text:style-name="Assertion">A13.4.2-29 [</text:span>The <text:alphabetical-index-mark-start text:id="IMark4566224320" text:main-entry="true"/><text:span text:style-name="T16">SerializeRead</text:span><text:alphabetical-index-mark-end text:id="IMark4566224320"/> setting is replaced by the value of the parameter.<text:span text:style-name="Assertion">]</text:span></text:p>
      <text:h text:style-name="P58" text:outline-level="3"><text:alphabetical-index-mark-start text:id="IMark4566224320" text:main-entry="true"/>Query execution<text:alphabetical-index-mark-end text:id="IMark4566224320"/></text:h>
      <text:p text:style-name="P4">The <text:span text:style-name="T16">Query</text:span> interface provides methods that <text:alphabetical-index-mark-start text:id="IMark4566224320" text:main-entry="true"/>execute<text:alphabetical-index-mark-end text:id="IMark4566224320"/> the query based on the parameters given. By default, they return an <text:alphabetical-index-mark-start text:id="IMark4566224224" text:main-entry="true"/>unmodifiable<text:alphabetical-index-mark-end text:id="IMark4566224224"/> <text:span text:style-name="T16">List</text:span> which the user can iterate to get results. The user can specify the class of the result of executing a query. <text:span text:style-name="Assertion">A14.6.1-7 [</text:span>Executing any operation on the <text:span text:style-name="T16">List</text:span> that might change it throws <text:span text:style-name="T16">UnsupportedOperationException</text:span>.<text:span text:style-name="Assertion">]</text:span> The signature of the <text:alphabetical-index-mark-start text:id="IMark4566224128" text:main-entry="true"/><text:span text:style-name="T16">execute</text:span><text:alphabetical-index-mark-end text:id="IMark4566224128"/> methods specifies that they return an <text:span text:style-name="T16">Object</text:span> that must be cast to the proper type by the user.</text:p>
      <text:p text:style-name="P4">Any parameters passed to the <text:alphabetical-index-mark-start text:id="IMark4566224128" text:main-entry="true"/><text:span text:style-name="T16">execute</text:span><text:alphabetical-index-mark-end text:id="IMark4566224128"/>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16">PersistenceManager</text:span> as the <text:span text:style-name="T16">Query</text:span> instance. An implementation might support transient instances of persistence-capable types as parameters, but this behavior is not portable. <text:span text:style-name="Assertion">A14.6.1-8 [</text:span>If a persistent instance associated with another <text:span text:style-name="T16">PersistenceManager</text:span> is passed as a parameter, <text:span text:style-name="T16">JDOUserException</text:span> is thrown during <text:alphabetical-index-mark-start text:id="IMark4566224128" text:main-entry="true"/><text:span text:style-name="T16">execute</text:span><text:alphabetical-index-mark-end text:id="IMark4566224128"/><text:span text:style-name="T16">()</text:span>.<text:span text:style-name="Assertion">]</text:span></text:p>
      <text:p text:style-name="P4">Queries may be constructed at any time before the <text:span text:style-name="T16">PersistenceManager</text:span> is closed, but may be executed only at certain times. <text:span text:style-name="Assertion">A14.6.1-1 [</text:span>If the <text:span text:style-name="T16">PersistenceManager</text:span> that constructed the <text:span text:style-name="T16">Query</text:span> is closed, then the <text:alphabetical-index-mark-start text:id="IMark4566224128" text:main-entry="true"/><text:span text:style-name="T16">execute</text:span><text:alphabetical-index-mark-end text:id="IMark4566224128"/> methods throw <text:span text:style-name="T16">JDOFatalUserException</text:span>.<text:span text:style-name="Assertion">]</text:span> <text:span text:style-name="Assertion">A14.6.1-2 [</text:span>If the <text:span text:style-name="T16">NontransactionalRead</text:span> property is <text:span text:style-name="T16">false</text:span>, and a transaction is not active, then the <text:alphabetical-index-mark-start text:id="IMark4566224224" text:main-entry="true"/><text:span text:style-name="T16">execute</text:span><text:alphabetical-index-mark-end text:id="IMark4566224224"/> methods throw <text:span text:style-name="T16">JDOUserException</text:span>.<text:span text:style-name="Assertion">]</text:span></text:p>
      <text:p text:style-name="body-code"><text:soft-page-break/>Object <text:alphabetical-index-mark-start text:id="IMark4566224224" text:main-entry="true"/>execute<text:alphabetical-index-mark-end text:id="IMark4566224224"/> ();</text:p>
      <text:p text:style-name="body-code">Object <text:alphabetical-index-mark-start text:id="IMark4566224224" text:main-entry="true"/>execute<text:alphabetical-index-mark-end text:id="IMark4566224224"/> (Object p1);</text:p>
      <text:p text:style-name="body-code">Object <text:alphabetical-index-mark-start text:id="IMark4566224224" text:main-entry="true"/>execute<text:alphabetical-index-mark-end text:id="IMark4566224224"/> (Object p1, Object p2);</text:p>
      <text:p text:style-name="body-code">Object <text:alphabetical-index-mark-start text:id="IMark4566224224" text:main-entry="true"/>execute<text:alphabetical-index-mark-end text:id="IMark4566224224"/> (Object p1, Object p2, Object p3);</text:p>
      <text:p text:style-name="P4"><text:span text:style-name="Assertion">A14.6.1-3 [</text:span>The <text:alphabetical-index-mark-start text:id="IMark4566224224" text:main-entry="true"/><text:span text:style-name="T16">execute</text:span><text:alphabetical-index-mark-end text:id="IMark4566224224"/> methods <text:alphabetical-index-mark-start text:id="IMark4566224128" text:main-entry="true"/>execute<text:alphabetical-index-mark-end text:id="IMark4566224128"/> the query using the parameters and return the result, which by default is an <text:alphabetical-index-mark-start text:id="IMark4566224320" text:main-entry="true"/>unmodifiable<text:alphabetical-index-mark-end text:id="IMark4566224320"/> <text:span text:style-name="T16">List</text:span> of instances that satisfy the boolean filter.<text:span text:style-name="Assertion">]</text:span> The result may be a large <text:span text:style-name="T16">List</text:span>, which should be iterated or possibly <text:span text:style-name="Assertion">A14.6.1-4 [</text:span>passed to another <text:span text:style-name="T16">Query</text:span>.<text:span text:style-name="Assertion">]</text:span> <text:span text:style-name="Assertion">A14.6.1-9 [</text:span>The <text:alphabetical-index-mark-start text:id="IMark4566224032" text:main-entry="true"/><text:span text:style-name="T16">size</text:span><text:alphabetical-index-mark-end text:id="IMark4566224032"/><text:span text:style-name="T16">()</text:span> method returns <text:span text:style-name="T16">Integer.MAX_VALUE</text:span> if the actual <text:alphabetical-index-mark-start text:id="IMark4566223936" text:main-entry="true"/>size<text:alphabetical-index-mark-end text:id="IMark4566223936"/> of the result is not known<text:span text:style-name="Assertion">]</text:span> (for example, the <text:span text:style-name="T16">List</text:span> represents a cursored result); if the <text:alphabetical-index-mark-start text:id="IMark4566223552" text:main-entry="true"/>size<text:alphabetical-index-mark-end text:id="IMark4566223552"/> of the result equals or exceeds <text:span text:style-name="T16">Integer.MAX_VALUE</text:span>; or if the range equals or exceeds <text:span text:style-name="T16">Integer.MAX_VALUE</text:span>. Only <text:span text:style-name="T23">iterator()</text:span>, <text:span text:style-name="T23">size()</text:span> and <text:span text:style-name="T23">isEmpty()</text:span> are required to be implemented for result lists. All other <text:span text:style-name="T23">List</text:span> methods may throw an <text:span text:style-name="T23">UnsupportedOperationException</text:span>.</text:p>
      <text:p text:style-name="P4">When using an <text:span text:style-name="T16">Extent</text:span> to define candidate instances, the contents of the extent are subject to the setting of the <text:alphabetical-index-mark-start text:id="IMark4566223552" text:main-entry="true"/><text:span text:style-name="T16">ignoreCache</text:span><text:alphabetical-index-mark-end text:id="IMark4566223552"/> flag. <text:span text:style-name="Assertion">A14.6.1-10 [</text:span>With <text:alphabetical-index-mark-start text:id="IMark4566223936" text:main-entry="true"/><text:span text:style-name="T16">ignoreCache</text:span><text:alphabetical-index-mark-end text:id="IMark4566223936"/> set to <text:span text:style-name="T16">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4">With <text:alphabetical-index-mark-start text:id="IMark4566223936" text:main-entry="true"/><text:span text:style-name="T16">ignoreCache</text:span><text:alphabetical-index-mark-end text:id="IMark4566223936"/> set to <text:span text:style-name="T16">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4">Each parameter of the <text:alphabetical-index-mark-start text:id="IMark4566223936" text:main-entry="true"/><text:span text:style-name="T16">execute</text:span><text:alphabetical-index-mark-end text:id="IMark4566223936"/> method(s) is an <text:span text:style-name="T16">Object</text:span> that is either the value of the corresponding parameter or the wrapped value of a primitive parameter. The parameters associate in order with the parameter declarations in the <text:span text:style-name="T16">Query</text:span> instance.</text:p>
      <text:p text:style-name="P1">Object <text:alphabetical-index-mark-start text:id="IMark4566223936" text:main-entry="true"/>executeWithMap<text:alphabetical-index-mark-end text:id="IMark4566223936"/> (Map parameters);</text:p>
      <text:p text:style-name="P4"><text:span text:style-name="Assertion">A14.6.1-5 [</text:span>The <text:alphabetical-index-mark-start text:id="IMark4566223936" text:main-entry="true"/><text:span text:style-name="T16">executeWithMap</text:span><text:alphabetical-index-mark-end text:id="IMark4566223936"/> method is similar to the <text:alphabetical-index-mark-start text:id="IMark4566223552" text:main-entry="true"/><text:span text:style-name="T16">execute</text:span><text:alphabetical-index-mark-end text:id="IMark4566223552"/> method, but takes its parameters from a <text:span text:style-name="T16">Map</text:span> instance. The <text:span text:style-name="T16">Map</text:span> <text:alphabetical-index-mark-start text:id="IMark4566224032" text:main-entry="true"/>contains<text:alphabetical-index-mark-end text:id="IMark4566224032"/> key/value pairs, in which the key is the declared parameter name, and the value is the value to use in the query for that parameter. Unlike <text:alphabetical-index-mark-start text:id="IMark4566224320" text:main-entry="true"/><text:span text:style-name="T16">execute</text:span><text:alphabetical-index-mark-end text:id="IMark4566224320"/>, there is no limit on the number of parameters<text:span text:style-name="Assertion">]</text:span>. If implicit parameters are used, the keys in the map do not include the leading “:”.</text:p>
      <text:p text:style-name="P1">Object <text:alphabetical-index-mark-start text:id="IMark4566224320" text:main-entry="true"/>executeWithArray<text:alphabetical-index-mark-end text:id="IMark4566224320"/> (Object... parameters);</text:p>
      <text:p text:style-name="P4"><text:span text:style-name="Assertion">A14.6.1-6 [</text:span>The <text:alphabetical-index-mark-start text:id="IMark4566224320" text:main-entry="true"/><text:span text:style-name="T16">executeWithArray</text:span><text:alphabetical-index-mark-end text:id="IMark4566224320"/> method is similar to the <text:alphabetical-index-mark-start text:id="IMark4566224032" text:main-entry="true"/><text:span text:style-name="T16">execute</text:span><text:alphabetical-index-mark-end text:id="IMark4566224032"/> method, but takes its parameters from an array instance. The array <text:alphabetical-index-mark-start text:id="IMark4566223552" text:main-entry="true"/>contains<text:alphabetical-index-mark-end text:id="IMark4566223552"/> <text:span text:style-name="T16">Object</text:span>s, in which the positional <text:span text:style-name="T16">Object</text:span> is the <text:soft-page-break/>value to use in the query for that parameter. Unlike <text:alphabetical-index-mark-start text:id="IMark4566223936" text:main-entry="true"/><text:span text:style-name="T16">execute</text:span><text:alphabetical-index-mark-end text:id="IMark4566223936"/>, there is no limit on the number of parameters.]</text:p>
      <text:p text:style-name="P4"/>
      <text:p text:style-name="P4">JDO 3.2 introduces several new methods to execute a Query instance, avoiding the need to cast the result to the appropriate type.</text:p>
      <text:p text:style-name="P4"/>
      <text:p text:style-name="body-code">Query&lt;T&gt; setNamedParameters(Map&lt;String, ?&gt; namedParamMap);</text:p>
      <text:p text:style-name="body-code">Query&lt;T&gt; setParameters(Object... paramValues);</text:p>
      <text:p text:style-name="P4">These methods are used to specify the values of named and positional parameters in the query, prior to calling the execute method.</text:p>
      <text:p text:style-name="P4"/>
      <text:p text:style-name="P7">List&lt;T&gt; executeList();</text:p>
      <text:p text:style-name="P7">T executeUnique();</text:p>
      <text:p text:style-name="P9">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9"/>
      <text:p text:style-name="body-code">&lt;R&gt; List&lt;R&gt; executeResultList(Class&lt;R&gt; resultCls);</text:p>
      <text:p text:style-name="body-code">&lt;R&gt; R executeResultUnique(Class&lt;R&gt; resultCls);</text:p>
      <text:p text:style-name="P7"><text:span text:style-name="T25">These methods are for where you have a result class, and you specify it via the execute method, not using</text:span> setResultClass. <text:span text:style-name="T25">Similarly the latter of the two is where you expect a unique result, again you do not call </text:span>setUnique.</text:p>
      <text:p text:style-name="P7"/>
      <text:p text:style-name="body-code">List&lt;Object&gt; executeResultList();</text:p>
      <text:p text:style-name="body-code">Object executeResultUnique();</text:p>
      <text:p text:style-name="P4">These methods are for where you have no result class, but do have a result clause. As above, the latter of the two methods is where you expect a unique result, specifying this via the execute method call rather than calling <text:span text:style-name="T23">setUnique</text:span>.</text:p>
      <text:p text:style-name="P4"/>
      <text:p text:style-name="P13"><text:tab/><text:tab/>Query Timeout</text:p>
      <text:p text:style-name="P4">Queries may have timeouts associated with them. The timeout values might be set in the <text:span text:style-name="T16">PersistenceManagerFactory</text:span>, in the <text:span text:style-name="T16">PersistenceManager</text:span>, or in the <text:span text:style-name="T16">Query</text:span> instance. </text:p>
      <text:p text:style-name="body-code">Integer <text:alphabetical-index-mark-start text:id="IMark4566223936" text:main-entry="true"/>getDatastoreReadTimeoutMillis<text:alphabetical-index-mark-end text:id="IMark4566223936"/>();</text:p>
      <text:p text:style-name="body-code">Integer <text:alphabetical-index-mark-start text:id="IMark4566223936" text:main-entry="true"/>getDatastoreWriteTimeoutMillis<text:alphabetical-index-mark-end text:id="IMark4566223936"/>();</text:p>
      <text:p text:style-name="P4">A value of <text:span text:style-name="T16">null</text:span> indicates that there is no timeout set for this query. A non-<text:span text:style-name="T16">null</text:span> value indicates that the timeout was set by this query, or the value was obtained by the default value set in the <text:span text:style-name="T16">PersistenceManager</text:span> or the <text:span text:style-name="T16">PersistenceManagerFactory</text:span>. A timeout value of 0 indicates that there is no timeout for this query.</text:p>
      <text:p text:style-name="body-code"><text:soft-page-break/>void <text:alphabetical-index-mark-start text:id="IMark4566223936" text:main-entry="true"/>setDatastoreReadTimeoutMillis<text:alphabetical-index-mark-end text:id="IMark4566223936"/>(Integer timeoutMillis);</text:p>
      <text:p text:style-name="body-code">void <text:alphabetical-index-mark-start text:id="IMark4566223936" text:main-entry="true"/>setDatastoreWriteTimeoutMillis<text:alphabetical-index-mark-end text:id="IMark4566223936"/>(Integer timeoutMillis);</text:p>
      <text:p text:style-name="body-code">Query&lt;T&gt; datastoreReadTimeoutMillis(Integer timeoutMillis);</text:p>
      <text:p text:style-name="body-code">Query&lt;T&gt; datastoreWriteTimeoutMillis(Integer timeoutMillis);</text:p>
      <text:p text:style-name="P4"><text:span text:style-name="Assertion">A14.6.1-7 [</text:span>If a non-<text:span text:style-name="T16">null</text:span> timeout value is specified, a running query will be interrupted if it exceeds the execution time of the timeout value. The thread executing the query will throw <text:span text:style-name="T16">JDODatastoreException</text:span>. Specifying a timeout value of 0 indicates that there is no timeout for this query (a setting of 0 overrides the default specified in the <text:span text:style-name="T16">PersistenceManager</text:span> or the <text:span text:style-name="T16">PersistenceManagerFactory</text:span>).<text:span text:style-name="Assertion">]</text:span></text:p>
      <text:p text:style-name="P4">If the timeout value is specified as <text:span text:style-name="T16">null</text:span>, then the timeout is obtained from the <text:span text:style-name="T16">PersistenceManager</text:span> or the <text:span text:style-name="T16">PersistenceManagerFactory</text:span>. If there is no timeout specified in any of the <text:span text:style-name="T16">Query</text:span>, the <text:span text:style-name="T16">PersistenceManager</text:span> or the <text:span text:style-name="T16">Persistence–ManagerFactory, </text:span>there is no timeout for the query.</text:p>
      <text:p text:style-name="P13"><text:tab/><text:tab/><text:alphabetical-index-mark-start text:id="IMark4566223936" text:main-entry="true"/>Query <text:alphabetical-index-mark-start text:id="IMark4566223552" text:main-entry="true"/>Cancel<text:alphabetical-index-mark-end text:id="IMark4566223552"/><text:alphabetical-index-mark-end text:id="IMark4566223936"/></text:p>
      <text:p text:style-name="P4">Queries might be canceled by a different thread from the thread currently executing the query. There is no requirement that the <text:span text:style-name="T16">Multithreaded</text:span> flag be set in order to invoke the <text:alphabetical-index-mark-start text:id="IMark4566223936" text:main-entry="true"/>cancel<text:alphabetical-index-mark-end text:id="IMark4566223936"/> operation from a different thread.</text:p>
      <text:p text:style-name="body-code">void <text:alphabetical-index-mark-start text:id="IMark4566223936" text:main-entry="true"/>cancelAll<text:alphabetical-index-mark-end text:id="IMark4566223936"/>();</text:p>
      <text:p text:style-name="body-code">void <text:alphabetical-index-mark-start text:id="IMark4566223936" text:main-entry="true"/>cancel<text:alphabetical-index-mark-end text:id="IMark4566223936"/>(Thread thread);</text:p>
      <text:p text:style-name="P4"><text:span text:style-name="Assertion">A14.6.1-8 [</text:span>These methods <text:alphabetical-index-mark-start text:id="IMark4566223936" text:main-entry="true"/>cancel<text:alphabetical-index-mark-end text:id="IMark4566223936"/> a running query (or queries). The thread that has its query canceled will throw a <text:span text:style-name="T16">JDOQueryInterruptedException</text:span>. </text:p>
      <text:p text:style-name="P4">If <text:alphabetical-index-mark-start text:id="IMark4566223936" text:main-entry="true"/>cancel<text:alphabetical-index-mark-end text:id="IMark4566223936"/> is not supported (most likely due to the underlying implementation not supporting cancel) then <text:span text:style-name="T16">JDOUnsupportedOptionException</text:span> is thrown to the caller. <text:span text:style-name="Assertion">]</text:span></text:p>
      <text:h text:style-name="P58" text:outline-level="3"><text:bookmark-start text:name="__RefHeading__3797_1773241242"/><text:bookmark text:name="R-1039921"/>Filter specification<text:bookmark-end text:name="__RefHeading__3797_1773241242"/></text:h>
      <text:p text:style-name="P4">The filter specification is a <text:span text:style-name="T16">String</text:span> containing a boolean expression that is to be evaluated for each of the instances in the candidate collection. <text:span text:style-name="Assertion">A14.6.2-1 [</text:span>If the filter is not specified, then it defaults to <text:span text:style-name="T16">"true"</text:span>, and the input <text:span text:style-name="T16">Collection</text:span> is filtered only for class type.<text:span text:style-name="Assertion">]</text:span></text:p>
      <text:p text:style-name="P4"><text:span text:style-name="Assertion">A14.6.2-2 [</text:span>An element of the candidate collection is returned in the result if:</text:p>
      <text:p text:style-name="P15">•<text:tab/>it is assignment compatible to the candidate <text:span text:style-name="T16">Class</text:span> of the <text:span text:style-name="T16">Query</text:span>; and</text:p>
      <text:p text:style-name="P14">•<text:tab/>for all variables there exists a value for which the filter expression evaluates to <text:span text:style-name="T16">true</text:span>. The user may denote uniqueness in the filter expression by explicitly declaring an expression (for example, <text:span text:style-name="T16">e1 != e2)</text:span>.<text:span text:style-name="Assertion">]</text:span> For example, a filter for a <text:span text:style-name="T16">Department</text:span> where there exists an <text:span text:style-name="T16">Employee</text:span> with more than one dependent and an <text:span text:style-name="T16">Employee</text:span> making more than <text:span text:style-name="T16">30,000</text:span> might be: <text:span text:style-name="T16">"(emps.</text:span><text:alphabetical-index-mark-start text:id="IMark4566223936" text:main-entry="true"/><text:span text:style-name="T16">contains</text:span><text:alphabetical-index-mark-end text:id="IMark4566223936"/><text:span text:style-name="T16">(e1) &amp; e1.dependents &gt; 1) &amp; (emps.</text:span><text:alphabetical-index-mark-start text:id="IMark4566223552" text:main-entry="true"/><text:span text:style-name="T16">contains</text:span><text:alphabetical-index-mark-end text:id="IMark4566223552"/><text:span text:style-name="T16">(e2) &amp; e2.salary &gt; 30000)"</text:span>. The same <text:span text:style-name="T16">Employee</text:span> might satisfy both conditions. But if the query required that there be two different <text:span text:style-name="T16">Employee</text:span>s satisfying the two conditions, an additional expression could be added: <text:span text:style-name="T16">"(emps.</text:span><text:alphabetical-index-mark-start text:id="IMark4566224032" text:main-entry="true"/><text:span text:style-name="T16">contains</text:span><text:alphabetical-index-mark-end text:id="IMark4566224032"/><text:span text:style-name="T16">(e1) &amp; e1.dependents &gt; 1) &amp; (emps.</text:span><text:alphabetical-index-mark-start text:id="IMark4566224320" text:main-entry="true"/><text:span text:style-name="T16">contains</text:span><text:alphabetical-index-mark-end text:id="IMark4566224320"/><text:span text:style-name="T16">(e2) &amp; (e2.salary &gt; 30000 &amp; e1 != e2))"</text:span>.</text:p>
      <text:p text:style-name="P4">Rules for constructing valid expressions follow the Java language, except for these differences:</text:p>
      <text:p text:style-name="P15"><text:soft-page-break/>•<text:span text:style-name="T19"><text:tab/></text:span><text:span text:style-name="Assertion">A14.6.2-3 [</text:span>Equality and ordering comparisons between primitives<text:change-start text:change-id="ct105553148797760"/>, instances of converted classes<text:change-end text:change-id="ct105553148797760"/><text:change-start text:change-id="ct105553148794496"/>, <text:change-end text:change-id="ct105553148794496"/><text:s/>and instances of wrapper classes are valid.<text:span text:style-name="Assertion">]</text:span> <text:change-start text:change-id="ct105553149014400"/>Converted instances use the datastore value for comparison.<text:change-end text:change-id="ct105553149014400"/></text:p>
      <text:p text:style-name="P15">•<text:span text:style-name="T19"><text:tab/></text:span><text:span text:style-name="Assertion">A14.6.2-4 [</text:span>Equality and ordering comparisons of java.time LocalDate, LocalTime, LocalDateTime fields and parameters are valid.</text:p>
      <text:p text:style-name="P15">•<text:span text:style-name="T19"><text:tab/></text:span><text:span text:style-name="Assertion">A14.6.2-4 [</text:span>Equality and ordering comparisons of <text:span text:style-name="T16">Date</text:span> fields and <text:span text:style-name="T16">Date</text:span> parameters are valid.</text:p>
      <text:p text:style-name="P15">•<text:span text:style-name="T19"><text:tab/></text:span><text:span text:style-name="Assertion">A14.6.2-5 [</text:span>Equality and ordering comparisons of <text:span text:style-name="T16">String</text:span> fields and <text:span text:style-name="T16">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19"><text:tab/></text:span><text:span text:style-name="Assertion">A14.6.2-6 [</text:span>White space (non-printing characters space, tab, carriage return, and line feed) is a separator and is otherwise ignored.<text:span text:style-name="Assertion">]</text:span></text:p>
      <text:p text:style-name="P15">•<text:span text:style-name="T19"><text:tab/></text:span><text:span text:style-name="Assertion">A14.6.2-7 [</text:span>The assignment operators =, +=, etc. and pre- and post-increment and -decrement are not supported.<text:span text:style-name="Assertion">]</text:span> </text:p>
      <text:p text:style-name="P15">•<text:span text:style-name="T19"><text:tab/></text:span><text:span text:style-name="Assertion">A14.6.2-8 [</text:span>Methods, including object construction, are not supported<text:span text:style-name="Assertion">]</text:span>, except for <text:span text:style-name="T16">Collection</text:span>, <text:span text:style-name="T16">String</text:span>, and <text:span text:style-name="T16">Map</text:span> methods documented below. Implementations might choose to support non-mutating method calls as non-standard extensions. </text:p>
      <text:p text:style-name="P15">•<text:span text:style-name="T19"><text:tab/></text:span><text:span text:style-name="Assertion">A14.6.2-9 [</text:span>Navigation through a null-valued field, which would throw <text:span text:style-name="T16">NullPointerException</text:span>, is treated as if the subexpression returned <text:span text:style-name="T16">null</text:span>. Similarly, a failed cast operation, which would throw <text:span text:style-name="T16">ClassCastException</text:span>, is treated as if the subexpression returned <text:span text:style-name="T16">null</text:span>. Other subexpressions or other values for variables might still qualify the candidate instance for inclusion in the result set. </text:p>
      <text:p text:style-name="P46"><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5">•<text:span text:style-name="T19"><text:tab/></text:span><text:span text:style-name="Assertion">A14.6.2-10 [</text:span>Navigation through multi-valued fields (<text:span text:style-name="T16">Collection</text:span> types) is specified using a variable declaration and the <text:span text:style-name="T16">Collection.</text:span><text:alphabetical-index-mark-start text:id="IMark4566224320" text:main-entry="true"/><text:span text:style-name="T16">contains</text:span><text:alphabetical-index-mark-end text:id="IMark4566224320"/><text:span text:style-name="T16">(Object o)</text:span> method.<text:span text:style-name="Assertion">]</text:span> </text:p>
      <text:p text:style-name="P15">•<text:tab/>The following literals are supported, as described in the Java Language Specification: <text:span text:style-name="T16">IntegerLiteral</text:span>, <text:span text:style-name="T16">FloatingPointLiteral</text:span>, <text:span text:style-name="T16">BooleanLiteral</text:span>, <text:span text:style-name="T16">CharacterLiteral</text:span>, <text:span text:style-name="T16">StringLiteral</text:span>, and <text:span text:style-name="T16">NullLiteral</text:span>.</text:p>
      <text:p text:style-name="P15">•<text:span text:style-name="T19"><text:tab/></text:span><text:span text:style-name="Assertion">A14.6.2-42 [</text:span>There is no distinction made between <text:span text:style-name="T16">char</text:span> literals and <text:span text:style-name="T16">String</text:span> literals. Single-character <text:span text:style-name="T16">String</text:span> literals can be used wherever char literals are permitted. <text:span text:style-name="T16">Char</text:span> literals will be widened if used in numerical expressions; or treated as single-character <text:span text:style-name="T16">String</text:span> literals if used in <text:span text:style-name="T16">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22">IF-expression</text:span></text:span><text:span text:style-name="Assertion">s are allowed in the filter.</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change-start text:change-id="ct105553149029824"/><text:span text:style-name="Assertion">Arithmetic operations on </text:span><text:change-end text:change-id="ct105553149029824"/><text:change-start text:change-id="ct105553149654720"/><text:span text:style-name="Assertion">converted fields use the datastore values as expression terms.</text:span><text:change-end text:change-id="ct105553149654720"/></text:p>
      <text:p text:style-name="P4"><text:soft-page-break/>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6">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16">field_name.field_name.</text:span>...<text:span text:style-name="T16">.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15">•<text:tab/>operators applied to all types where they are defined in the Java language:</text:p>
      <text:p text:style-name="P37"> </text:p>
      <text:p text:style-name="P31">Table 4: <text:alphabetical-index-mark-start text:id="IMark4566224320" text:main-entry="true"/>Query Operators<text:alphabetical-index-mark-end text:id="IMark4566224320"/></text:p>
      <text:p text:style-name="P38"> </text:p>
      <table:table table:name="Table1" table:style-name="Table1">
        <table:table-column table:style-name="Table1.A"/>
        <table:table-column table:style-name="Table1.B"/>
        <table:table-header-rows>
          <table:table-row table:style-name="Table1.1">
            <table:table-cell table:style-name="Table1.A1" office:value-type="string">
              <text:p text:style-name="P29">Operator</text:p>
            </table:table-cell>
            <table:table-cell table:style-name="Table1.B1" office:value-type="string">
              <text:p text:style-name="P29">Description</text:p>
            </table:table-cell>
          </table:table-row>
        </table:table-header-rows>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14[</text:span></text:span>equal<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15[</text:span></text:span>not equal<text:span text:style-name="Assertion"><text:span text:style-name="T20">]</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20">A14.6.2-16[</text:span></text:span>greater than<text:span text:style-name="Assertion"><text:span text:style-name="T20">]</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20">A14.6.2-17[</text:span></text:span>less than<text:span text:style-name="Assertion"><text:span text:style-name="T20">]</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20">A14.6.2-18[</text:span></text:span>greater than or equal<text:span text:style-name="Assertion"><text:span text:style-name="T20">]</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20">A14.6.2-19[</text:span></text:span>less than or equal<text:span text:style-name="Assertion"><text:span text:style-name="T20">]</text:span></text:span></text:p>
          </table:table-cell>
        </table:table-row>
        <table:table-row table:style-name="Table1.1">
          <table:table-cell table:style-name="Table1.A2" office:value-type="string">
            <text:p text:style-name="P26">&amp;</text:p>
          </table:table-cell>
          <table:table-cell table:style-name="Table1.B2" office:value-type="string">
            <text:p text:style-name="P26"><text:span text:style-name="Assertion"><text:span text:style-name="T20">A14.6.2-20[</text:span></text:span>boolean logical AND<text:line-break/>integral bitwise AND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6">&amp;&amp;</text:p>
          </table:table-cell>
          <table:table-cell table:style-name="Table1.B2" office:value-type="string">
            <text:p text:style-name="P26"><text:span text:style-name="Assertion"><text:span text:style-name="T20">A14.6.2-21[</text:span></text:span>conditional AND<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2[</text:span></text:span>boolean logical OR<text:line-break/>integral bitwise inclusive OR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3[</text:span></text:span>conditional OR<text:span text:style-name="Assertion"><text:span text:style-name="T20">]</text:span></text:span></text:p>
          </table:table-cell>
        </table:table-row>
        <text:soft-page-break/>
        <table:table-row table:style-name="Table1.1">
          <table:table-cell table:style-name="Table1.A2" office:value-type="string">
            <text:p text:style-name="P26">^</text:p>
          </table:table-cell>
          <table:table-cell table:style-name="Table1.B2" office:value-type="string">
            <text:p text:style-name="P26"><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4[</text:span></text:span>integral unary bitwise complement<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6[</text:span></text:span>binary addition<text:span text:style-name="Assertion"><text:span text:style-name="T20">]</text:span></text:span>, <text:span text:style-name="Assertion"><text:span text:style-name="T20">A14.6.2-25[</text:span></text:span>unary plus<text:span text:style-name="Assertion"><text:span text:style-name="T20">]</text:span></text:span>, or String concatenation<text:span text:style-name="T20"> </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8[</text:span></text:span>binary subtraction<text:span text:style-name="Assertion"><text:span text:style-name="T20">]</text:span></text:span> or <text:span text:style-name="Assertion"><text:span text:style-name="T20">A14.6.2-29[</text:span></text:span>unary numeric sign inversion<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0[</text:span></text:span>times<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1[</text:span></text:span>divide by</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2[</text:span></text:span>logical complement<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40[</text:span></text:span>modulo operator<text:span text:style-name="Assertion"><text:span text:style-name="T20">]</text:span></text:span></text:p>
          </table:table-cell>
        </table:table-row>
        <table:table-row table:style-name="Table1.1">
          <table:table-cell table:style-name="Table1.A2" office:value-type="string">
            <text:p text:style-name="P26">instanceof</text:p>
          </table:table-cell>
          <table:table-cell table:style-name="Table1.B2" office:value-type="string">
            <text:p text:style-name="P26"><text:span text:style-name="Assertion"><text:span text:style-name="T20">A14.6.2-41[</text:span></text:span>instanceof operator<text:span text:style-name="Assertion"><text:span text:style-name="T20">]</text:span></text:span></text:p>
          </table:table-cell>
        </table:table-row>
      </table:table>
      <text:p text:style-name="P37"> </text:p>
      <text:p text:style-name="P31">Table 5: Null Operators</text:p>
      <text:p text:style-name="P38"> </text:p>
      <table:table table:name="Table5" table:style-name="Table5">
        <table:table-column table:style-name="Table5.A"/>
        <table:table-column table:style-name="Table5.B"/>
        <table:table-header-rows>
          <table:table-row table:style-name="Table5.1">
            <table:table-cell table:style-name="Table5.A1" office:value-type="string">
              <text:p text:style-name="P29">Operation</text:p>
            </table:table-cell>
            <table:table-cell table:style-name="Table5.B1" office:value-type="string">
              <text:p text:style-name="P29">Result</text:p>
            </table:table-cell>
          </table:table-row>
        </table:table-header-rows>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2" office:value-type="string">
            <text:p text:style-name="P26">TRUE</text:p>
          </table:table-cell>
        </table:table-row>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5" office:value-type="float" office:value="0">
            <text:p text:style-name="P26">FALSE</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amp;&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TRUE</text:p>
          </table:table-cell>
          <table:table-cell table:style-name="Table5.B5" office:value-type="float" office:value="1">
            <text:p text:style-name="P28">TRUE</text:p>
          </table:table-cell>
        </table:table-row>
        <table:table-row table:style-name="Table5.1">
          <table:table-cell table:style-name="Table5.A2" office:value-type="string">
            <text:p text:style-name="P26"><text:span text:style-name="T20">null </text:span>|| TRUE</text:p>
          </table:table-cell>
          <table:table-cell table:style-name="Table5.B5" office:value-type="float" office:value="1">
            <text:p text:style-name="P28">TRUE</text:p>
          </table:table-cell>
        </table:table-row>
        <text:soft-page-break/>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text:p>
          </table:table-cell>
          <table:table-cell table:style-name="Table5.B2" office:value-type="string">
            <text:p text:style-name="P28">null</text:p>
          </table:table-cell>
        </table:table-row>
        <table:table-row table:style-name="Table5.1">
          <table:table-cell table:style-name="Table5.A2" office:value-type="string">
            <text:p text:style-name="P26">null.field (navigation)</text:p>
          </table:table-cell>
          <table:table-cell table:style-name="Table5.B2" office:value-type="string">
            <text:p text:style-name="P26">null</text:p>
          </table:table-cell>
        </table:table-row>
        <table:table-row table:style-name="Table5.1">
          <table:table-cell table:style-name="Table5.A2" office:value-type="string">
            <text:p text:style-name="P26">null.get()</text:p>
          </table:table-cell>
          <table:table-cell table:style-name="Table5.B2" office:value-type="string">
            <text:p text:style-name="P26">null</text:p>
          </table:table-cell>
        </table:table-row>
        <table:table-row table:style-name="Table5.1">
          <table:table-cell table:style-name="Table5.A2" office:value-type="string">
            <text:p text:style-name="P26">null.isPresent()</text:p>
          </table:table-cell>
          <table:table-cell table:style-name="Table5.B2" office:value-type="string">
            <text:p text:style-name="P26">FALSE</text:p>
          </table:table-cell>
        </table:table-row>
        <table:table-row table:style-name="Table5.1">
          <table:table-cell table:style-name="Table5.A2" office:value-type="string">
            <text:p text:style-name="P26">null.isEmpty()</text:p>
          </table:table-cell>
          <table:table-cell table:style-name="Table5.B2" office:value-type="string">
            <text:p text:style-name="P26">TRUE</text:p>
          </table:table-cell>
        </table:table-row>
        <table:table-row table:style-name="Table5.1">
          <table:table-cell table:style-name="Table5.A2" office:value-type="string">
            <text:p text:style-name="P26">null.contains()</text:p>
          </table:table-cell>
          <table:table-cell table:style-name="Table5.B2" office:value-type="string">
            <text:p text:style-name="P26">FALSE</text:p>
          </table:table-cell>
        </table:table-row>
        <table:table-row table:style-name="Table5.1">
          <table:table-cell table:style-name="Table5.A2" office:value-type="string">
            <text:p text:style-name="P26">null.anyOtherMethod()</text:p>
          </table:table-cell>
          <table:table-cell table:style-name="Table5.B2" office:value-type="string">
            <text:p text:style-name="P26">null</text:p>
          </table:table-cell>
        </table:table-row>
      </table:table>
      <text:p text:style-name="P37"/>
      <text:p text:style-name="P33">•<text:tab/>exceptions to the above:</text:p>
      <text:p text:style-name="P42">• <text:s/><text:span text:style-name="Assertion"><text:span text:style-name="T20">A14.6.2-27 [</text:span></text:span>String concatenation is supported only for <text:span text:style-name="T17">String</text:span> + <text:span text:style-name="T17">String</text:span><text:span text:style-name="Assertion"><text:span text:style-name="T20">]</text:span></text:span>, not <text:span text:style-name="T17">String</text:span> + <text:span text:style-name="T17">&lt;primitive&gt;</text:span>;</text:p>
      <text:p text:style-name="P15">•<text:span text:style-name="T19"><text:tab/></text:span><text:span text:style-name="Assertion">A14.6.2-37 [</text:span>parentheses to explicitly mark operator precedence<text:span text:style-name="Assertion">]</text:span></text:p>
      <text:p text:style-name="P15">•<text:span text:style-name="T19"><text:tab/></text:span><text:span text:style-name="Assertion">A14.6.2-38 </text:span>[cast operator (class)<text:span text:style-name="Assertion">]</text:span></text:p>
      <text:p text:style-name="P15">•<text:span text:style-name="T1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6">BigDecimal</text:span>, <text:span text:style-name="T16">BigInteger</text:span> and numeric wrapper classes:</text:p>
      <text:p text:style-name="P42">• <text:s/>if either operand is of type <text:span text:style-name="T17">BigDecimal</text:span>, the other is converted to <text:span text:style-name="T17">BigDecimal</text:span>.</text:p>
      <text:p text:style-name="P42">• otherwise, if either operand is of type <text:span text:style-name="T17">BigInteger</text:span>, and the other type is a floating point type (<text:span text:style-name="T17">float</text:span>, <text:span text:style-name="T17">double</text:span>) or one of its wrapper classes (<text:span text:style-name="T17">Float</text:span>, <text:span text:style-name="T17">Double</text:span>) both operands are converted to <text:span text:style-name="T17">BigDecimal</text:span>.</text:p>
      <text:p text:style-name="P42">• otherwise, if either operand is of type <text:span text:style-name="T17">BigInteger</text:span>, the other is converted to <text:span text:style-name="T17">BigInteger</text:span>.</text:p>
      <text:p text:style-name="P42">• <text:s/>otherwise, if either operand is of type <text:span text:style-name="T17">double</text:span>, the other is converted to <text:span text:style-name="T17">double</text:span>. </text:p>
      <text:p text:style-name="P42">• <text:s/>otherwise, if either operand is of type <text:span text:style-name="T17">float</text:span>, the other is converted to <text:span text:style-name="T17">float</text:span>. </text:p>
      <text:p text:style-name="P42">• <text:s/>otherwise, if either operand is of type <text:span text:style-name="T17">long</text:span>, the other is converted to <text:span text:style-name="T17">long</text:span>. </text:p>
      <text:p text:style-name="P42"><text:soft-page-break/>• <text:s/>otherwise, both operands are converted to type <text:span text:style-name="T17">int</text:span>.</text:p>
      <text:p text:style-name="P4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20">A14.6.2-61</text:span></text:span><text:span text:style-name="Assertion"> </text:span>equality comparison among persistent instances of persistence-capable types, including parameters, use the JDO Identity comparison of the references; this includes containment methods applied to <text:span text:style-name="T16">Collection</text:span> and <text:span text:style-name="T16">Map</text:span> types. Thus, two objects will compare equal if they have the same JDO Identity.</text:p>
      <text:p text:style-name="P15">•<text:span text:style-name="T19"><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6">equals</text:span> method of the type; this includes containment methods applied to <text:span text:style-name="T16">Collection</text:span> and <text:span text:style-name="T16">Map</text:span> types. </text:p>
      <text:p text:style-name="P15">•<text:span text:style-name="T19"><text:tab/></text:span><text:span text:style-name="Assertion">A14.6.2-33 [</text:span><text:span text:style-name="T16">String</text:span> methods <text:alphabetical-index-mark-start text:id="IMark4566224320" text:main-entry="true"/><text:span text:style-name="T16">startsWith</text:span><text:alphabetical-index-mark-end text:id="IMark4566224320"/> and <text:alphabetical-index-mark-start text:id="IMark4566224032" text:main-entry="true"/><text:span text:style-name="T16">endsWith</text:span><text:alphabetical-index-mark-end text:id="IMark456622403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566223552" text:main-entry="true"/><text:span text:style-name="T16">matches</text:span><text:alphabetical-index-mark-end text:id="IMark4566223552"/><text:span text:style-name="T16">(String)</text:span>.</text:p>
      <text:p text:style-name="P15">•<text:span text:style-name="T19"><text:tab/></text:span><text:span text:style-name="Assertion">A14.6.2-34, A14.6.2-35 [</text:span><text:span text:style-name="T16">Null</text:span>-valued fields of <text:span text:style-name="T16">Collection</text:span> types are treated as if they were empty if a method is called on them. In particular, <text:span text:style-name="Assertion">[-34 </text:span>they return <text:span text:style-name="T16">true</text:span> to <text:alphabetical-index-mark-start text:id="IMark4566223552" text:main-entry="true"/><text:span text:style-name="T16">isEmpty</text:span><text:alphabetical-index-mark-end text:id="IMark4566223552"/><text:span text:style-name="Assertion">]</text:span> and <text:span text:style-name="Assertion">[-35 </text:span>return <text:span text:style-name="T16">false</text:span> to all <text:alphabetical-index-mark-start text:id="IMark4566224032" text:main-entry="true"/><text:span text:style-name="T16">contains</text:span><text:alphabetical-index-mark-end text:id="IMark4566224032"/> methods.<text:span text:style-name="Assertion">]</text:span> <text:span text:style-name="Assertion">A14.6.2-36 [</text:span>For datastores that support <text:span text:style-name="T16">null</text:span> values for <text:span text:style-name="T16">Collection</text:span> types, it is valid to compare the field to <text:span text:style-name="T16">null</text:span>. Datastores that do not support <text:span text:style-name="T16">null</text:span> values for <text:span text:style-name="T16">Collection</text:span> types, will return <text:span text:style-name="T16">false</text:span> if the query compares the field to <text:span text:style-name="T16">null</text:span>.<text:span text:style-name="Assertion">]</text:span> Datastores that support <text:span text:style-name="T16">null</text:span> values for <text:span text:style-name="T16">Collection</text:span> types should include the option <text:span text:style-name="T16">"javax.jdo.option.NullCollection"</text:span> in their list of supported options (<text:span text:style-name="T16">PersistenceManagerFactory.supportedOptions()</text:span>).</text:p>
      <text:p text:style-name="P45"><text:tab/><text:tab/>Optional&lt;T&gt;</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 then <text:span text:style-name="T2">this.opt</text:span> is equivalent to <text:span text:style-name="T2">this.opt.get()</text:span> ; and <text:s/><text:span text:style-name="T2">this.opt.isPresent()</text:span> is equivalent to <text:span text:style-name="T2">this.opt != null</text:span>.</text:p>
      <text:p text:style-name="P45"><text:bookmark-start text:name="__RefHeading__3711_1773241242"/><text:tab/><text:tab/>Methods<text:bookmark-end text:name="__RefHeading__3711_1773241242"/></text:p>
      <text:p text:style-name="P4">The following methods are supported for their specific types, with semantics as defined by the Java language:</text:p>
      <text:p text:style-name="P37"> </text:p>
      <text:p text:style-name="P31"><text:bookmark text:name="R-1087957S"/>Table 6: <text:bookmark text:name="R-1087957"/><text:alphabetical-index-mark-start text:id="IMark4566224032" text:main-entry="true"/>Query Methods<text:alphabetical-index-mark-end text:id="IMark4566224032"/></text:p>
      <text:p text:style-name="P38">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9">Class</text:p>
            </table:table-cell>
            <table:table-cell table:style-name="Table2.B1" office:value-type="string">
              <text:p text:style-name="P29">Method</text:p>
            </table:table-cell>
            <table:table-cell table:style-name="Table2.C1" office:value-type="string">
              <text:p text:style-name="P29">Description</text:p>
            </table:table-cell>
          </table:table-row>
        </table:table-header-rows>
        <table:table-row table:style-name="Table2.1">
          <table:table-cell table:style-name="Table2.A2" office:value-type="string">
            <text:p text:style-name="P26">java.util.Collection</text:p>
          </table:table-cell>
          <table:table-cell table:style-name="Table2.B2" office:value-type="string">
            <text:p text:style-name="P26"><text:span text:style-name="Assertion"><text:span text:style-name="T20">A14.6.2-45 [</text:span></text:span><text:alphabetical-index-mark-start text:id="IMark4566224032" text:main-entry="true"/>contains<text:alphabetical-index-mark-end text:id="IMark4566224032"/>(Object)</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java.util.List</text:p>
          </table:table-cell>
          <table:table-cell table:style-name="Table2.B2" office:value-type="string">
            <text:p text:style-name="P26"><text:alphabetical-index-mark-start text:id="IMark4566224032" text:main-entry="true"/><text:span text:style-name="Assertion">A14.6.2-58[</text:span>get<text:alphabetical-index-mark-end text:id="IMark4566224032"/>(int)</text:p>
          </table:table-cell>
          <table:table-cell table:style-name="Table2.C2" office:value-type="string">
            <text:p text:style-name="P26"><text:span text:style-name="Assertion"/></text:p>
          </table:table-cell>
        </table:table-row>
        <text:soft-page-break/>
        <table:table-row table:style-name="Table2.1">
          <table:table-cell table:style-name="Table2.A2" office:value-type="string">
            <text:p text:style-name="P26">java.util.Map</text:p>
          </table:table-cell>
          <table:table-cell table:style-name="Table2.B2" office:value-type="string">
            <text:p text:style-name="P26"><text:span text:style-name="Assertion"><text:span text:style-name="T20">A14.6.2-46[</text:span></text:span><text:alphabetical-index-mark-start text:id="IMark4566224032" text:main-entry="true"/>get<text:alphabetical-index-mark-end text:id="IMark4566224032"/>(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4566224032" text:main-entry="true"/>containsKey<text:alphabetical-index-mark-end text:id="IMark4566224032"/>(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4566224032" text:main-entry="true"/>containsValue<text:alphabetical-index-mark-end text:id="IMark4566224032"/>(Object)</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span text:style-name="Assertion"><text:span text:style-name="T20">A14.6.2-45[</text:span></text:span><text:alphabetical-index-mark-start text:id="IMark4566224032" text:main-entry="true"/>isEmpty<text:alphabetical-index-mark-end text:id="IMark4566224032"/>()</text:p>
          </table:table-cell>
          <table:table-cell table:style-name="Table2.C2" office:value-type="string">
            <text:p text:style-name="P26"/>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alphabetical-index-mark-start text:id="IMark4566224032" text:main-entry="true"/>size<text:alphabetical-index-mark-end text:id="IMark4566224032"/>()</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String</text:p>
          </table:table-cell>
          <table:table-cell table:style-name="Table2.B2" office:value-type="string">
            <text:p text:style-name="P26"><text:span text:style-name="Assertion"><text:span text:style-name="T20">A14.6.2-47[</text:span></text:span><text:alphabetical-index-mark-start text:id="IMark4566224032" text:main-entry="true"/>toLowerCase<text:alphabetical-index-mark-end text:id="IMark4566224032"/>()</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032" text:main-entry="true"/>toUpperCase<text:alphabetical-index-mark-end text:id="IMark4566224032"/>()</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032" text:main-entry="true"/>charAt<text:alphabetical-index-mark-end text:id="IMark4566224032"/>(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032" text:main-entry="true"/>indexOf<text:alphabetical-index-mark-end text:id="IMark4566224032"/>(String)</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032" text:main-entry="true"/>indexOf<text:alphabetical-index-mark-end text:id="IMark4566224032"/>(String, int)</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032" text:main-entry="true"/>matches<text:alphabetical-index-mark-end text:id="IMark4566224032"/>(String)</text:p>
          </table:table-cell>
          <table:table-cell table:style-name="Table2.C2" office:value-type="string">
            <text:p text:style-name="P26">only the following regular expression patterns are required to be supported and are portable: global “(?i)” for case-insensitive <text:alphabetical-index-mark-start text:id="IMark4566224032" text:main-entry="true"/>matches<text:alphabetical-index-mark-end text:id="IMark4566224032"/>; and “.” and “.*” for wild card <text:alphabetical-index-mark-start text:id="IMark4566223552" text:main-entry="true"/>matches<text:alphabetical-index-mark-end text:id="IMark4566223552"/>. The pattern passed to <text:alphabetical-index-mark-start text:id="IMark4566224320" text:main-entry="true"/>matches<text:alphabetical-index-mark-end text:id="IMark4566224320"/> must be a literal or parameter.</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320" text:main-entry="true"/>substring<text:alphabetical-index-mark-end text:id="IMark4566224320"/>(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320" text:main-entry="true"/>substring<text:alphabetical-index-mark-end text:id="IMark4566224320"/>(int, 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320" text:main-entry="true"/>startsWith<text:alphabetical-index-mark-end text:id="IMark4566224320"/>(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320" text:main-entry="true"/>startsWith<text:alphabetical-index-mark-end text:id="IMark4566224320"/>(String, 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320" text:main-entry="true"/>endsWith<text:alphabetical-index-mark-end text:id="IMark4566224320"/>(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320" text:main-entry="true"/>length<text:alphabetical-index-mark-end text:id="IMark4566224320"/>()</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4566224320" text:main-entry="true"/>trim<text:alphabetical-index-mark-end text:id="IMark4566224320"/>()</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4566224320" text:main-entry="true"/><text:span text:style-name="Assertion">A14.6.2-59[</text:span>ordinal<text:alphabetical-index-mark-end text:id="IMark4566224320"/>()</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4566224320" text:main-entry="true"/>toString<text:alphabetical-index-mark-end text:id="IMark4566224320"/>()</text:p>
          </table:table-cell>
          <table:table-cell table:style-name="Table2.C2" office:value-type="string">
            <text:p text:style-name="P26"><text:s/></text:p>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4566224320" text:main-entry="true"/><text:span text:style-name="Assertion">A14.6.2-60[</text:span>getHour<text:alphabetical-index-mark-end text:id="IMark4566224320"/>()</text:p>
          </table:table-cell>
          <table:table-cell table:style-name="Table2.C2" office:value-type="string">
            <text:p text:style-name="P26"/>
          </table:table-cell>
        </table:table-row>
        <text:soft-page-break/>
        <table:table-row table:style-name="Table2.1">
          <table:table-cell table:style-name="Table2.A2" office:value-type="string">
            <text:p text:style-name="P26">java.util.Date</text:p>
          </table:table-cell>
          <table:table-cell table:style-name="Table2.B2" office:value-type="string">
            <text:p text:style-name="P26"><text:alphabetical-index-mark-start text:id="IMark4566224320" text:main-entry="true"/>getMinute<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4566224320" text:main-entry="true"/>getSecond<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4566224320" text:main-entry="true"/><text:alphabetical-index-mark-start text:id="IMark4566223552" text:main-entry="true"/>getDate<text:alphabetical-index-mark-end text:id="IMark4566223552"/><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4566224320" text:main-entry="true"/>getMonth<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4566224320" text:main-entry="true"/>getYear<text:alphabetical-index-mark-end text:id="IMark4566224320"/>()</text:p>
          </table:table-cell>
          <table:table-cell table:style-name="Table2.C2" office:value-type="string">
            <text:p text:style-name="P26"><text:span text:style-name="Assertion"/></text:p>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4566224320"/>getDayOfMonth<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4566224320" text:main-entry="true"/>getMonthValue<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4566224320" text:main-entry="true"/>getYear<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4566224320" text:main-entry="true"/>getHour<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4566224320" text:main-entry="true"/>getMinute<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4566224320" text:main-entry="true"/>getSecond<text:alphabetical-index-mark-end text:id="IMark4566224320"/>()</text:p>
          </table:table-cell>
          <table:table-cell table:style-name="Table2.C2" office:value-type="string">
            <text:p text:style-name="P26"/>
          </table:table-cell>
        </table:table-row>
        <table:table-row table:style-name="Table2.1">
          <table:table-cell table:style-name="Table2.A2" office:value-type="string">
            <text:p text:style-name="P26"/>
          </table:table-cell>
          <table:table-cell table:style-name="Table2.B2" office:value-type="string">
            <text:p text:style-name="P26"><text:span text:style-name="Assertion"><text:span text:style-name="T20">A14.6.2-48[</text:span></text:span><text:alphabetical-index-mark-start text:id="IMark4566224320" text:main-entry="true"/>Math.abs<text:alphabetical-index-mark-end text:id="IMark4566224320"/>(numeric)</text:p>
          </table:table-cell>
          <table:table-cell table:style-name="Table2.C2" office:value-type="string">
            <text:p text:style-name="P26">static method in java.lang.Math, applies to types of float, double, int, and long</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4566224320" text:main-entry="true"/>Math.sqrt<text:alphabetical-index-mark-end text:id="IMark4566224320"/>(numeric)</text:p>
          </table:table-cell>
          <table:table-cell table:style-name="Table2.C2"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cos<text:alphabetical-index-mark-end text:id="IMark4566224320"/>(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sin<text:alphabetical-index-mark-end text:id="IMark4566224320"/>(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tan<text:alphabetical-index-mark-end text:id="IMark4566224320"/>(number)</text:p>
          </table:table-cell>
          <table:table-cell table:style-name="Table2.C38" office:value-type="string">
            <text:p text:style-name="P26">static method in java.lang.Math, applies to double type<text:span text:style-name="Assertion"><text:span text:style-name="T20">]</text:span></text:span>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acos<text:alphabetical-index-mark-end text:id="IMark4566224320"/>(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4566224320" text:main-entry="true"/>Math.asin<text:alphabetical-index-mark-end text:id="IMark4566224320"/>(number)</text:p>
          </table:table-cell>
          <table:table-cell table:style-name="Table2.C38" office:value-type="string">
            <text:p text:style-name="P26">Static method in java.lang.Math, applies to double type</text:p>
          </table:table-cell>
        </table:table-row>
        <text:soft-page-break/>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atan<text:alphabetical-index-mark-end text:id="IMark4566224320"/>(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ceil<text:alphabetical-index-mark-end text:id="IMark4566224320"/>(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floor<text:alphabetical-index-mark-end text:id="IMark4566224320"/>(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4566224320" text:main-entry="true"/>Math.log<text:alphabetical-index-mark-end text:id="IMark4566224320"/>(number)</text:p>
          </table:table-cell>
          <table:table-cell table:style-name="Table2.B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4566224320" text:main-entry="true"/>Math.exp<text:alphabetical-index-mark-end text:id="IMark4566224320"/>(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span text:style-name="Assertion"><text:span text:style-name="T20">A14.6.2-49[</text:span></text:span><text:alphabetical-index-mark-start text:id="IMark4566224320"/>JDOHelper.getObjectId<text:alphabetical-index-mark-end text:id="IMark4566224320"/>(Object)</text:p>
          </table:table-cell>
          <table:table-cell table:style-name="Table2.C38" office:value-type="string">
            <text:p text:style-name="P26">static method in JDOHelper, allows using the object identity of an instance directly in a query.</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4566224320" text:main-entry="true"/>JDOHelper.getVersion<text:alphabetical-index-mark-end text:id="IMark4566224320"/>(Object)</text:p>
          </table:table-cell>
          <table:table-cell table:style-name="Table2.C2" office:value-type="string">
            <text:p text:style-name="P26">static method in JDOHelper, allows using the version of an instance directly in a query <text:span text:style-name="Assertion"><text:span text:style-name="T20">]</text:span></text:span></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get"/><text:alphabetical-index-mark text:string-value="Optional&lt;T&gt;.get"/>get()</text:p>
          </table:table-cell>
          <table:table-cell table:style-name="Table2.C2" office:value-type="string">
            <text:p text:style-name="P26">if field opt is of type Optional&lt;T&gt;, then use of opt in expressions is equivalent to opt.get().</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isPresent"/>isPresent()</text:p>
          </table:table-cell>
          <table:table-cell table:style-name="Table2.C2" office:value-type="string">
            <text:p text:style-name="P26">returns TRUE if the field is not null; returns FALSE if the field is null; equivalent to != null.</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orElse"/>orElse(substitute)</text:p>
          </table:table-cell>
          <table:table-cell table:style-name="Table2.C2" office:value-type="string">
            <text:p text:style-name="P26">usable only in the SELECT clause; returns the value of the object in the database if present; and returns substitute if not</text:p>
          </table:table-cell>
        </table:table-row>
      </table:table>
      <text:p text:style-name="P37"> </text:p>
      <text:p text:style-name="P44"><text:tab/><text:tab/>Subqueries</text:p>
      <text:p text:style-name="P1">void <text:alphabetical-index-mark-start text:id="IMark4566223552" text:main-entry="true"/>addSubquery<text:alphabetical-index-mark-end text:id="IMark4566223552"/> (Query subquery, String variableDeclaration, </text:p>
      <text:p text:style-name="P1"><text:tab/>String <text:alphabetical-index-mark-start text:id="IMark4566223552" text:main-entry="true"/>candidateCollectionExpression<text:alphabetical-index-mark-end text:id="IMark4566223552"/>);</text:p>
      <text:p text:style-name="P4">This method adds a subquery to this query. A subquery is composed as a <text:span text:style-name="T16">Query</text:span> and subsequently attached to a different <text:span text:style-name="T16">Query</text:span> (the outer <text:span text:style-name="T16">Query</text:span>) by calling this method. The <text:span text:style-name="T16">String</text:span> parameters are trimmed of white space. </text:p>
      <text:p text:style-name="P4"><text:soft-page-break/><text:span text:style-name="Assertion">A14.6.2-50[</text:span>The <text:span text:style-name="T16">Query</text:span> parameter instance is unmodified as a result of the <text:alphabetical-index-mark-start text:id="IMark4566223552" text:main-entry="true"/><text:span text:style-name="T16">addSubquery</text:span><text:alphabetical-index-mark-end text:id="IMark4566223552"/> or subsequent execution of the outer <text:span text:style-name="T16">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6">PersistenceManager</text:span>, the candidate collection or extent, result class, and range limits are not used. </text:p>
      <text:p text:style-name="P4">Subqueries that return single-valued aggregate results are required to be supported. The effect of defining other result specifications is not defined.<text:span text:style-name="Assertion">]</text:span></text:p>
      <text:p text:style-name="P4">The <text:span text:style-name="T16">variableDeclaration</text:span> parameter is the name of the variable containing the results of the subquery execution. <text:span text:style-name="Assertion">A14.6.2-51[</text:span>If the same value of <text:span text:style-name="T16">variableDeclaration</text:span> is used to add multiple subqueries, the subquery replaces the previous subquery for the same named variable<text:span text:style-name="Assertion">]</text:span> <text:span text:style-name="Assertion">A14.6.2-52[</text:span>If the subquery parameter is <text:span text:style-name="T16">null</text:span>, the variable is unset, effectively making the variable named in the <text:span text:style-name="T16">variableDeclaration</text:span> unbound<text:span text:style-name="Assertion">]</text:span> <text:span text:style-name="Assertion">A14.6.2-53[</text:span>If the trimmed value is the empty <text:span text:style-name="T16">String</text:span>, or the parameter is null, then <text:span text:style-name="T16">JDOUserException</text:span> is thrown.<text:span text:style-name="Assertion">]</text:span></text:p>
      <text:p text:style-name="P4"><text:span text:style-name="Assertion">A14.6.2-54[</text:span>The <text:alphabetical-index-mark-start text:id="IMark4566223552" text:main-entry="true"/><text:span text:style-name="T16">candidateCollectionExpression</text:span><text:alphabetical-index-mark-end text:id="IMark4566223552"/> is the expression from the outer query that represents the candidates over which the subquery is evaluated. If the trimmed value is the empty <text:span text:style-name="T16">String</text:span>, or the parameter is <text:span text:style-name="T16">null</text:span>, then the candidate collection is the extent of the candidate class.<text:span text:style-name="Assertion">]</text:span></text:p>
      <text:p text:style-name="P13"><text:tab/><text:tab/>Non-correlated subqueries</text:p>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20">Query sub = pm.<text:alphabetical-index-mark-start text:id="IMark4566223552" text:main-entry="true"/>newQuery<text:alphabetical-index-mark-end text:id="IMark4566223552"/>(Employee.class);</text:p>
      <text:p text:style-name="P20">sub.<text:alphabetical-index-mark-start text:id="IMark4566223552" text:main-entry="true"/>setResult<text:alphabetical-index-mark-end text:id="IMark4566223552"/>("avg(this.weeklyhours)");</text:p>
      <text:p text:style-name="P20">Query q = pm.<text:alphabetical-index-mark-start text:id="IMark4566223552" text:main-entry="true"/>newQuery<text:alphabetical-index-mark-end text:id="IMark4566223552"/>(Employee.class);</text:p>
      <text:p text:style-name="P20">q.<text:alphabetical-index-mark-start text:id="IMark4566223552" text:main-entry="true"/>setFilter<text:alphabetical-index-mark-end text:id="IMark4566223552"/>("this.weeklyHours &gt; averageWeeklyhours");</text:p>
      <text:p text:style-name="P20">q.<text:alphabetical-index-mark-start text:id="IMark4566223552" text:main-entry="true"/>addSubquery<text:alphabetical-index-mark-end text:id="IMark4566223552"/>(sub, "double averageWeeklyhours", null);</text:p>
      <text:p text:style-name="P4"/>
      <text:p text:style-name="P13"><text:bookmark text:name="X-102010335"/><text:tab/><text:tab/>Correlated subqueries</text:p>
      <text:p text:style-name="P4"><text:span text:style-name="Assertion">A14.6.2-56[</text:span>A <text:alphabetical-index-mark-start text:id="IMark4566223552" text:main-entry="true"/>correlated subquery<text:alphabetical-index-mark-end text:id="IMark4566223552"/> is a subquery which <text:alphabetical-index-mark-start text:id="IMark4566224320" text:main-entry="true"/>contains<text:alphabetical-index-mark-end text:id="IMark4566224320"/>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20">Query sub = pm.<text:alphabetical-index-mark-start text:id="IMark4566224320" text:main-entry="true"/>newQuery<text:alphabetical-index-mark-end text:id="IMark4566224320"/>(Employee.class);</text:p>
      <text:p text:style-name="P20">sub.<text:alphabetical-index-mark-start text:id="IMark4566224320" text:main-entry="true"/>setResult<text:alphabetical-index-mark-end text:id="IMark4566224320"/>("avg(this.weeklyhours)");</text:p>
      <text:p text:style-name="P20">Query q = pm.<text:alphabetical-index-mark-start text:id="IMark4566224320" text:main-entry="true"/>newQuery<text:alphabetical-index-mark-end text:id="IMark4566224320"/>(Employee.class);</text:p>
      <text:p text:style-name="P20">q.<text:alphabetical-index-mark-start text:id="IMark4566224320" text:main-entry="true"/>setFilter<text:alphabetical-index-mark-end text:id="IMark4566224320"/>("this.weeklyhours&gt; averageWeeklyhours");</text:p>
      <text:p text:style-name="P20">q.<text:alphabetical-index-mark-start text:id="IMark4566224320" text:main-entry="true"/>addSubquery<text:alphabetical-index-mark-end text:id="IMark4566224320"/>(sub, "double averageWeeklyhours", "this.department.employees");</text:p>
      <text:p text:style-name="P4"/>
      <text:p text:style-name="P4"><text:span text:style-name="Assertion">A14.6.2-57[</text:span></text:p>
      <text:p text:style-name="P4"><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4">If the correlation cannot be expressed as a restriction of the candidate collection, the correlation is expressed as one or more parameters in the subquery which are bound to expressions of the outer query. <text:span text:style-name="Assertion">]</text:span></text:p>
      <text:p text:style-name="P1"><text:soft-page-break/>void <text:alphabetical-index-mark-start text:id="IMark4566224320" text:main-entry="true"/>addSubquery<text:alphabetical-index-mark-end text:id="IMark4566224320"/>(String variableDeclaration, </text:p>
      <text:p text:style-name="P1"><text:tab/>Query subquery, String candidateCollectionExpr, String parameter);</text:p>
      <text:p text:style-name="P1">void <text:alphabetical-index-mark-start text:id="IMark4566224320" text:main-entry="true"/>addSubquery<text:alphabetical-index-mark-end text:id="IMark4566224320"/>(String variableDeclaration, </text:p>
      <text:p text:style-name="P1"><text:tab/>Query subquery, String candidateCollectionExpr, String... parameters);</text:p>
      <text:p text:style-name="P1">void <text:alphabetical-index-mark-start text:id="IMark4566224320" text:main-entry="true"/>addSubquery<text:alphabetical-index-mark-end text:id="IMark4566224320"/>(String variableDeclaration, </text:p>
      <text:p text:style-name="P1"><text:tab/>Query subquery, String candidateCollectionExpr, Map parameters);</text:p>
      <text:p text:style-name="P4">The <text:span text:style-name="T16">parameters</text:span> in the above methods binds parameters in the subquery to expressions in the outer query. <text:span text:style-name="T16">String</text:span> parameters are trimmed of white space. The single <text:span text:style-name="T16">String</text:span> version of the method binds the named expression to the single parameter in the subquery. The <text:span text:style-name="T16">String[]</text:span> version of the method binds the named expressions in turn to parameters in the order in which they are declared in the subquery, or in the order they are found in the filter if not explicitly declared in the subquery. The <text:span text:style-name="T16">Map</text:span> version of the method treats the key of each map entry as the name of the parameter in the subquery, with or without the leading “<text:span text:style-name="T16">:</text:span>”, and the value as the name of the expression in the outer query. If the trimmed expression is the empty <text:span text:style-name="T16">String</text:span> for either the parameter or the value of the <text:span text:style-name="T16">String...</text:span>, or for any map key or value, that expression is ignored.</text:p>
      <text:p text:style-name="P4">For example, to find employees who work more than the average of the employees in their department having the same manager:</text:p>
      <text:p text:style-name="P20">Query sub = pm.<text:alphabetical-index-mark-start text:id="IMark4566224320" text:main-entry="true"/>newQuery<text:alphabetical-index-mark-end text:id="IMark4566224320"/>(Employee.class);</text:p>
      <text:p text:style-name="P20">sub.<text:alphabetical-index-mark-start text:id="IMark4566224320" text:main-entry="true"/>setResult<text:alphabetical-index-mark-end text:id="IMark4566224320"/>("avg(this.weeklyhours)");</text:p>
      <text:p text:style-name="P20">sub.<text:alphabetical-index-mark-start text:id="IMark4566224320" text:main-entry="true"/>setFilter<text:alphabetical-index-mark-end text:id="IMark4566224320"/>("this.manager == :manager");</text:p>
      <text:p text:style-name="P20">Query q = pm.<text:alphabetical-index-mark-start text:id="IMark4566224320" text:main-entry="true"/>newQuery<text:alphabetical-index-mark-end text:id="IMark4566224320"/>(Employee.class);</text:p>
      <text:p text:style-name="P20">q.<text:alphabetical-index-mark-start text:id="IMark4566224320" text:main-entry="true"/>setFilter<text:alphabetical-index-mark-end text:id="IMark4566224320"/>("this.weeklyHours &gt; averageWeeklyhours");</text:p>
      <text:p text:style-name="P20">q.<text:alphabetical-index-mark-start text:id="IMark4566224320" text:main-entry="true"/>addSubquery<text:alphabetical-index-mark-end text:id="IMark4566224320"/>(sub, "double averageWeeklyhours", <text:line-break/><text:tab/>"this.department.employees", "this.manager");</text:p>
      <text:p text:style-name="P17"/>
      <text:p text:style-name="P4">The parameter in the subquery “<text:span text:style-name="T16">:manager</text:span>” is bound to the expression “<text:span text:style-name="T16">this.manager</text:span>” in the context of the outer query.</text:p>
      <text:h text:style-name="P59" text:outline-level="3"><text:bookmark-start text:name="__RefHeading__3801_1773241242"/><text:bookmark text:name="R-1054559"/>Parameter declaration<text:bookmark-end text:name="__RefHeading__3801_1773241242"/></text:h>
      <text:p text:style-name="P4">The parameter declaration is a <text:span text:style-name="T16">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66224320" text:main-entry="true"/><text:span text:style-name="T16">execute</text:span><text:alphabetical-index-mark-end text:id="IMark4566224320"/><text:span text:style-name="T16">()</text:span> must not be null or a JDOUserException is thrown.<text:span text:style-name="Assertion">]</text:span></text:p>
      <text:p text:style-name="P4"><text:span text:style-name="Assertion">A14.6.3-2[</text:span>Parameters must all be declared explicitly via <text:alphabetical-index-mark-start text:id="IMark4566224320" text:main-entry="true"/>declareParameters<text:alphabetical-index-mark-end text:id="IMark4566224320"/> or all be declared implicitly in the filter.<text:span text:style-name="Assertion">]</text:span> <text:span text:style-name="Assertion">A14.6.3-3[</text:span>Parameters implicitly declared (in the result, filter, ordering, grouping, or range) are identified by prepending a "<text:span text:style-name="T16">:</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soft-page-break/>•<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5"><text:tab/><text:tab/><text:alphabetical-index-mark-start text:id="IMark4566224320" text:main-entry="true"/>Implicit parameter declaration<text:alphabetical-index-mark-end text:id="IMark4566224320"/></text:p>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566224320" text:main-entry="true"/>execute<text:alphabetical-index-mark-end text:id="IMark4566224320"/> or <text:alphabetical-index-mark-start text:id="IMark4566223552" text:main-entry="true"/>addSubquery<text:alphabetical-index-mark-end text:id="IMark4566223552"/> is used.</text:p>
      <text:h text:style-name="P58"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58"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4566223552" text:main-entry="true"/>contains<text:alphabetical-index-mark-end text:id="IMark456622355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4566223552" text:main-entry="true"/>contains<text:alphabetical-index-mark-end text:id="IMark4566223552"/> clause.</text:p>
      <text:p text:style-name="P4">A portable query will constrain all variables with a <text:alphabetical-index-mark-start text:id="IMark4566223552" text:main-entry="true"/><text:span text:style-name="T16">contains</text:span><text:alphabetical-index-mark-end text:id="IMark4566223552"/> clause in each side of an “OR” expression of the filter where the variable is used. Further, each variable must either be used in the query result or its <text:alphabetical-index-mark-start text:id="IMark4566224320" text:main-entry="true"/><text:span text:style-name="T16">contains</text:span><text:alphabetical-index-mark-end text:id="IMark4566224320"/> clause must be the left expression of an “AND” expression where the variable is used in the right expression. That is, for each occurrence of an expression in the filter using the variable, there is a <text:alphabetical-index-mark-start text:id="IMark4566224032" text:main-entry="true"/><text:span text:style-name="T16">contains</text:span><text:alphabetical-index-mark-end text:id="IMark4566224032"/> clause “ANDed” with the expression that constrains the possible values by the elements of a collection.</text:p>
      <text:p text:style-name="P4">The semantics of <text:alphabetical-index-mark-start text:id="IMark4566224032" text:main-entry="true"/>contains<text:alphabetical-index-mark-end text:id="IMark4566224032"/> is “exists”, where the <text:alphabetical-index-mark-start text:id="IMark4566224320" text:main-entry="true"/>contains<text:alphabetical-index-mark-end text:id="IMark4566224320"/> clause is used to filter instances. The meaning of the expression “emps.<text:alphabetical-index-mark-start text:id="IMark4566223552" text:main-entry="true"/>contains<text:alphabetical-index-mark-end text:id="IMark4566223552"/>(e) &amp;&amp; e.salary &lt; param” is “there exists an e in the emps collection such that e.salary is less than param”. This is the natural meaning of <text:alphabetical-index-mark-start text:id="IMark4566223936" text:main-entry="true"/>contains<text:alphabetical-index-mark-end text:id="IMark4566223936"/> in the Java language, except where the expression is negated. If the variable is used in the result, then it need not be constrained.</text:p>
      <text:p text:style-name="P4">If the expression is negated, then “!(emps.<text:alphabetical-index-mark-start text:id="IMark4566223936" text:main-entry="true"/>contains<text:alphabetical-index-mark-end text:id="IMark456622393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566223552" text:main-entry="true"/>contains<text:alphabetical-index-mark-end text:id="IMark4566223552"/> clause.</text:p>
      <text:p text:style-name="P13"><text:tab/><text:tab/><text:alphabetical-index-mark-start text:id="IMark4566223552" text:main-entry="true"/>Implicit variable declaration<text:alphabetical-index-mark-end text:id="IMark4566223552"/></text:p>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oft-page-break/><text:span text:style-name="Assertion">A14.6.5-4 [</text:span>Names in the filter are treated as parameters if they are explicitly declared via <text:alphabetical-index-mark-start text:id="IMark4566223552" text:main-entry="true"/>declareParameters<text:alphabetical-index-mark-end text:id="IMark4566223552"/> or if they begin with “:”.</text:p>
      <text:p text:style-name="P4">Names are treated as variable names if they are explicitly declared via <text:alphabetical-index-mark-start text:id="IMark4566223552" text:main-entry="true"/>declareVariables<text:alphabetical-index-mark-end text:id="IMark4566223552"/>.</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15">•<text:tab/>if the variable is the parameter of a <text:alphabetical-index-mark-start text:id="IMark4566223552" text:main-entry="true"/><text:span text:style-name="T16">contains</text:span><text:alphabetical-index-mark-end text:id="IMark4566223552"/> method, the type is the element type of the collection; or</text:p>
      <text:p text:style-name="P15">•<text:tab/>if the variable is the parameter of a <text:alphabetical-index-mark-start text:id="IMark4566223552" text:main-entry="true"/><text:span text:style-name="T16">containsKey</text:span><text:alphabetical-index-mark-end text:id="IMark4566223552"/> method, the type is the key type of the map; or</text:p>
      <text:p text:style-name="P15">•<text:tab/>if the variable is the parameter of a <text:alphabetical-index-mark-start text:id="IMark4566223552" text:main-entry="true"/><text:span text:style-name="T16">containsValue</text:span><text:alphabetical-index-mark-end text:id="IMark4566223552"/> method, the type is the value type of the map; or</text:p>
      <text:p text:style-name="P15">•<text:tab/>if the variable is not constrained by a <text:alphabetical-index-mark-start text:id="IMark4566223552" text:main-entry="true"/><text:span text:style-name="T16">contains</text:span><text:alphabetical-index-mark-end text:id="IMark4566223552"/>, <text:alphabetical-index-mark-start text:id="IMark4566223936" text:main-entry="true"/><text:span text:style-name="T16">containsKey</text:span><text:alphabetical-index-mark-end text:id="IMark4566223936"/>, or <text:alphabetical-index-mark-start text:id="IMark4566224320" text:main-entry="true"/><text:span text:style-name="T16">containsValue</text:span><text:alphabetical-index-mark-end text:id="IMark4566224320"/> method, the variable must be typed by an explicit cast the first time the variable appears in the filter.</text:p>
      <text:h text:style-name="P60" text:outline-level="3"><text:bookmark-start text:name="__RefHeading__3847_1773241242"/><text:bookmark text:name="R-1017852"/><text:alphabetical-index-mark-start text:id="IMark4566224320" text:main-entry="true"/>Ordering statement<text:bookmark-end text:name="__RefHeading__3847_1773241242"/><text:alphabetical-index-mark-end text:id="IMark4566224320"/></text:h>
      <text:p text:style-name="P4"><text:span text:style-name="Assertion">A14.6.6-1 [</text:span>The <text:alphabetical-index-mark-start text:id="IMark4566224320" text:main-entry="true"/>ordering statement<text:alphabetical-index-mark-end text:id="IMark4566224320"/> is a <text:span text:style-name="T16">String</text:span> containing one or more ordering declarations separated by commas. Each ordering declaration is a Java expression of an orderable type:</text:p>
      <text:p text:style-name="P15">•<text:tab/>primitives (<text:span text:style-name="T16">boolean</text:span> is non-portable);</text:p>
      <text:p text:style-name="P15">•<text:tab/>wrappers (<text:span text:style-name="T16">Boolean</text:span> is non-portable);</text:p>
      <text:p text:style-name="P15">•<text:span text:style-name="T16"><text:tab/>BigDecimal</text:span>; </text:p>
      <text:p text:style-name="P15">•<text:span text:style-name="T16"><text:tab/>BigInteger</text:span>; </text:p>
      <text:p text:style-name="P15">•<text:span text:style-name="T16"><text:tab/>String</text:span>;</text:p>
      <text:p text:style-name="P15"><text:span text:style-name="T25">•</text:span><text:span text:style-name="T28"><text:tab/></text:span><text:span text:style-name="T16">java.time.LocalDate</text:span>;</text:p>
      <text:p text:style-name="P15"><text:span text:style-name="T25">•</text:span><text:span text:style-name="T28"><text:tab/></text:span><text:span text:style-name="T16">java.time.LocalTime</text:span>;</text:p>
      <text:p text:style-name="P15"><text:span text:style-name="T25">•</text:span><text:span text:style-name="T28"><text:tab/></text:span><text:span text:style-name="T16">java.time.LocalDateTime</text:span>;</text:p>
      <text:p text:style-name="P34"><text:span text:style-name="T25">•<text:tab/></text:span>Date</text:p>
      <text:p text:style-name="P4">followed by one of the following words: “<text:span text:style-name="T16">ascending</text:span>”, “<text:span text:style-name="T16">descending</text:span>”,“<text:span text:style-name="T16">asc</text:span>”, or “<text:span text:style-name="T16">desc</text:span>”.</text:p>
      <text:p text:style-name="P4">Ordering might be specified including navigation. The name of the field to be used in ordering via navigation through single-valued fields is specified by the Java language syntax of <text:span text:style-name="T16">field_name.field_name</text:span>...<text:span text:style-name="T16">.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ext:soft-page-break/>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58" text:outline-level="3"><text:alphabetical-index-mark-start text:id="IMark4566224320" text:main-entry="true"/>Closing Query results<text:alphabetical-index-mark-end text:id="IMark4566224320"/></text:h>
      <text:p text:style-name="P4">When the application has finished with the query results, it might optionally <text:alphabetical-index-mark-start text:id="IMark4566224320" text:main-entry="true"/>close<text:alphabetical-index-mark-end text:id="IMark4566224320"/> the results, allowing the JDO implementation to release resources that might be engaged, such as database cursors or iterators. The following methods allow early release of these resources.</text:p>
      <text:p text:style-name="body-code">void <text:alphabetical-index-mark-start text:id="IMark4566224320" text:main-entry="true"/>close<text:alphabetical-index-mark-end text:id="IMark4566224320"/> (Object queryResult);</text:p>
      <text:p text:style-name="P4"><text:span text:style-name="Assertion">A14.6.7-1 [</text:span>This method closes the result of one <text:alphabetical-index-mark-start text:id="IMark4566224320" text:main-entry="true"/><text:span text:style-name="T16">execute</text:span><text:alphabetical-index-mark-end text:id="IMark4566224320"/><text:span text:style-name="T16">(...)</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6">false</text:span> to <text:span text:style-name="T16">hasNext()</text:span> and will throw <text:span text:style-name="T16">NoSuchElementException</text:span> to <text:span text:style-name="T16">next()</text:span>.<text:span text:style-name="Assertion">]</text:span></text:p>
      <text:p text:style-name="P1">void <text:alphabetical-index-mark-start text:id="IMark4566224320" text:main-entry="true"/>closeAll<text:alphabetical-index-mark-end text:id="IMark4566224320"/> ();</text:p>
      <text:p text:style-name="P4"><text:span text:style-name="Assertion">A14.6.7-2 [</text:span>This method closes all results of <text:alphabetical-index-mark-start text:id="IMark4566224320" text:main-entry="true"/><text:span text:style-name="T16">execute</text:span><text:alphabetical-index-mark-end text:id="IMark4566224320"/><text:span text:style-name="T16">(...)</text:span> methods on this <text:span text:style-name="T16">Query</text:span> instance, as above. The <text:span text:style-name="T16">Query</text:span> instance is still valid and can still be used.<text:span text:style-name="Assertion">]</text:span></text:p>
      <text:h text:style-name="P58" text:outline-level="3"><text:bookmark-start text:name="__RefHeading__3849_1773241242"/><text:bookmark text:name="R-1067615"/>Limiting the <text:alphabetical-index-mark-start text:id="IMark4566224320" text:main-entry="true"/>Cardinality of the Query Result<text:bookmark-end text:name="__RefHeading__3849_1773241242"/><text:alphabetical-index-mark-end text:id="IMark4566224320"/></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566224320" text:main-entry="true"/>query execution<text:alphabetical-index-mark-end text:id="IMark4566224320"/> if this method is not called are (0, Long.MAX_VALUE).</text:p>
      <text:p text:style-name="P4"><text:span text:style-name="Assertion">A14.6.8-1 [</text:span><text:alphabetical-index-mark-start text:id="IMark4566224320" text:main-entry="true"/><text:span text:style-name="T23">setRange</text:span><text:alphabetical-index-mark-end text:id="IMark4566224320"/><text:span text:style-name="T23">(long fromIncl, long toExcl);</text:span><text:span text:style-name="Assertion">]</text:span></text:p>
      <text:p text:style-name="P4">The fromIncl parameter is the number of instances of the query result to skip over before returning the <text:span text:style-name="T16">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4566224320" text:main-entry="true"/>query execution<text:alphabetical-index-mark-end text:id="IMark4566224320"/> is a <text:span text:style-name="T16">List</text:span>, the returned <text:span text:style-name="T16">List</text:span> <text:alphabetical-index-mark-start text:id="IMark4566223936" text:main-entry="true"/>contains<text:alphabetical-index-mark-end text:id="IMark4566223936"/> no instances, and an <text:span text:style-name="T16">Iterator</text:span> obtained from the <text:span text:style-name="T16">List</text:span> returns <text:span text:style-name="T16">false</text:span> to <text:span text:style-name="T16">hasNext()</text:span>.</text:p>
      <text:p text:style-name="P15">•<text:tab/>if the result of the <text:alphabetical-index-mark-start text:id="IMark4566223936" text:main-entry="true"/>query execution<text:alphabetical-index-mark-end text:id="IMark4566223936"/> is a single instance (<text:alphabetical-index-mark-start text:id="IMark4566224320" text:main-entry="true"/><text:span text:style-name="T16">setUnique</text:span><text:alphabetical-index-mark-end text:id="IMark4566224320"/><text:span text:style-name="T16">(true)</text:span>), it will have a value of <text:span text:style-name="T16">null</text:span>.<text:span text:style-name="Assertion">]</text:span></text:p>
      <text:p text:style-name="P4"><text:span text:style-name="Assertion">A14.6.8-3 [</text:span><text:alphabetical-index-mark-start text:id="IMark4566224320" text:main-entry="true"/><text:span text:style-name="T23">setRange</text:span><text:alphabetical-index-mark-end text:id="IMark4566224320"/><text:span text:style-name="T23">(String range);</text:span><text:span text:style-name="Assertion">]</text:span></text:p>
      <text:p text:style-name="P4">When using the string form of <text:alphabetical-index-mark-start text:id="IMark4566224320" text:main-entry="true"/>setRange<text:alphabetical-index-mark-end text:id="IMark4566224320"/> both parameter values are specified either as numbers or as parameters. The fromIncl and toExcl values are comma separated and evaluated as either long values or as parameter names (beginning with “:”). For example, <text:alphabetical-index-mark-start text:id="IMark4566223936" text:main-entry="true"/>setRange<text:alphabetical-index-mark-end text:id="IMark4566223936"/>(“:fromRange, :toRange”) or <text:alphabetical-index-mark-start text:id="IMark4566223552" text:main-entry="true"/>setRange<text:alphabetical-index-mark-end text:id="IMark4566223552"/>(“100, 130”).</text:p>
      <text:h text:style-name="P58" text:outline-level="3"><text:bookmark-start text:name="__RefHeading__3795_1773241242"/><text:bookmark text:name="R-1017884"/><text:soft-page-break/>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4566223552" text:main-entry="true"/>setResult<text:alphabetical-index-mark-end text:id="IMark4566223552"/>(String result);</text:p>
      <text:p text:style-name="body-code">Query&lt;T&gt; <text:alphabetical-index-mark-start text:id="IMark4566223552"/>result<text:alphabetical-index-mark-end text:id="IMark4566223552"/>(String result);</text:p>
      <text:p text:style-name="P4">The result parameter consists of the optional keyword distinct followed by a comma-separated list of <text:alphabetical-index-mark-start text:id="IMark4566223552" text:main-entry="true"/>named result expressions<text:alphabetical-index-mark-end text:id="IMark4566223552"/> or a constructor expression. </text:p>
      <text:p text:style-name="P4">A constructor expression consists of the keyword new followed by the name of a result class and a comma-separated parenthesis-enclosed list of <text:alphabetical-index-mark-start text:id="IMark4566223552" text:main-entry="true"/>named result expressions<text:alphabetical-index-mark-end text:id="IMark4566223552"/>. See <text:bookmark-ref text:reference-format="number" text:ref-name="__RefHeading__3753_1773241242">12</text:bookmark-ref> for a detailed description of the constructor expression.</text:p>
      <text:p text:style-name="P4"><text:span text:style-name="Assertion"><text:span text:style-name="T22">IF-expression</text:span></text:span><text:span text:style-name="Assertion">s are allowed in the result.</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p>
      <text:p text:style-name="P13"><text:tab/><text:tab/><text:alphabetical-index-mark-start text:id="IMark4566223552" text:main-entry="true"/>Distinct results<text:alphabetical-index-mark-end text:id="IMark4566223552"/></text:p>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15">•<text:tab/>“<text:span text:style-name="T16">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6">null</text:span> values are aggregated, they do not participate in the aggregate result; if all of the <text:soft-page-break/>expressions to be aggregated evaluate to <text:span text:style-name="T16">null</text:span>, the result is the same as if there were no instances that match the filter.</text:p>
      <text:p text:style-name="P42">• <text:s/><text:span text:style-name="T16">count</text:span>(&lt;expression&gt;): the count of the number of instances of the expression is returned; the expression is preceded by an optional “distinct” and can be “<text:span text:style-name="T16">this</text:span>”, a navigational expression that terminates in a single-valued field, or a variable name</text:p>
      <text:p text:style-name="P42">• <text:s/><text:span text:style-name="T16">sum</text:span>(&lt;numeric field expression&gt;): the sum of field expressions is returned; the expression is preceded by an optional "distinct"</text:p>
      <text:p text:style-name="P42">• <text:s/><text:span text:style-name="T16">min</text:span>(&lt;orderable field expression&gt;): the minimum value of the field expression is returned</text:p>
      <text:p text:style-name="P42">• <text:s/><text:span text:style-name="T16">max</text:span>(&lt;orderable field expression&gt;): the maximum value of the field expression is returned</text:p>
      <text:p text:style-name="P42">• <text:s/><text:span text:style-name="T16">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4">The result expression can be explicitly cast using the (cast) operator.<text:span text:style-name="Assertion">]</text:span></text:p>
      <text:p text:style-name="P13"><text:tab/><text:tab/><text:alphabetical-index-mark-start text:id="IMark4566223552" text:main-entry="true"/>Named Result Expressions<text:alphabetical-index-mark-end text:id="IMark4566223552"/></text:p>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p text:style-name="P13"><text:tab/><text:tab/><text:alphabetical-index-mark-start text:id="IMark4566223552" text:main-entry="true"/>Aggregate Types<text:alphabetical-index-mark-end text:id="IMark4566223552"/></text:p>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15">•<text:span text:style-name="T16"><text:tab/>count</text:span> returns 0;</text:p>
      <text:p text:style-name="P15">•<text:span text:style-name="T16"><text:tab/>avg</text:span>, <text:span text:style-name="T16">sum</text:span>, <text:span text:style-name="T16">min</text:span>, and <text:span text:style-name="T16">max</text:span> return <text:span text:style-name="T16">null</text:span>.</text:p>
      <text:p text:style-name="P4">If null values are aggregated, they do not participate in the aggregate result. If all of the expressions to be aggregated evaluate to null, the result is the same as if there were no instances that match the filter. </text:p>
      <text:p text:style-name="P13"><text:soft-page-break/><text:tab/><text:tab/>Primitive Types</text:p>
      <text:p text:style-name="P4">If a result expression has a primitive type, its value is returned as an instance of the corresponding java wrapper class.</text:p>
      <text:p text:style-name="P13"><text:tab/><text:tab/>Null Results</text:p>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13"><text:tab/><text:tab/>Default Result</text:p>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13"><text:tab/><text:tab/>Projected Second Class Result</text:p>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8"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void <text:alphabetical-index-mark-start text:id="IMark4566223552" text:main-entry="true"/>setGrouping<text:alphabetical-index-mark-end text:id="IMark4566223552"/>(String grouping);</text:p>
      <text:p text:style-name="P1">Query&lt;T&gt; <text:alphabetical-index-mark-start text:id="IMark4566223552" text:main-entry="true"/><text:alphabetical-index-mark-start text:id="IMark4566223936"/>groupBy<text:alphabetical-index-mark-end text:id="IMark4566223936"/><text:alphabetical-index-mark-end text:id="IMark4566223552"/>(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4"><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4">The query groups all elements where all expressions specified in <text:alphabetical-index-mark-start text:id="IMark4566223552" text:main-entry="true"/>setGrouping<text:alphabetical-index-mark-end text:id="IMark4566223552"/>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8" text:outline-level="3">Specifying <text:alphabetical-index-mark-start text:id="IMark4566223552" text:main-entry="true"/>Uniqueness of the Query Result<text:alphabetical-index-mark-end text:id="IMark4566223552"/></text:h>
      <text:p text:style-name="P4">If the application knows that there can be exactly zero or one instance returned from a query, the result of the query is most conveniently returned as an instance (possibly null) instead of a <text:span text:style-name="T16">List</text:span>. </text:p>
      <text:p text:style-name="P1">void <text:alphabetical-index-mark-start text:id="IMark4566223552" text:main-entry="true"/>setUnique<text:alphabetical-index-mark-end text:id="IMark4566223552"/>(boolean unique);</text:p>
      <text:p text:style-name="P4"><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566223552" text:main-entry="true"/>execute<text:alphabetical-index-mark-end text:id="IMark4566223552"/> throws a JDOUserException.<text:span text:style-name="Assertion">]</text:span></text:p>
      <text:p text:style-name="P13"><text:tab/><text:tab/>Default Unique setting</text:p>
      <text:p text:style-name="P4"><text:span text:style-name="Assertion">A14.6.11-2 [</text:span>The default Unique setting is true for aggregate results without a grouping expression, and false otherwise.<text:span text:style-name="Assertion">]</text:span></text:p>
      <text:h text:style-name="P58" text:outline-level="3"><text:bookmark-start text:name="__RefHeading__3753_1773241242"/><text:bookmark text:name="R-1060032"/>Specifying the <text:alphabetical-index-mark-start text:id="IMark4566223552" text:main-entry="true"/>Class of the Query Result<text:bookmark-end text:name="__RefHeading__3753_1773241242"/><text:alphabetical-index-mark-end text:id="IMark4566223552"/></text:h>
      <text:p text:style-name="P4">The application may have a user-defined class that best represents the results of a query. In this case, the application can specify that instances of this class should be returned.</text:p>
      <text:p text:style-name="P1">void <text:alphabetical-index-mark-start text:id="IMark4566223552" text:main-entry="true"/>setResultClass<text:alphabetical-index-mark-end text:id="IMark4566223552"/>(Class resultClass);</text:p>
      <text:p text:style-name="P4">The default result class is the candidate class if the parameter to <text:alphabetical-index-mark-start text:id="IMark4566223552" text:main-entry="true"/>setResult<text:alphabetical-index-mark-end text:id="IMark4566223552"/> is null or not specified. When the result is specified and not null, the default result class is the type of the expression if the result consists of one expression, or Object[] if the result consists of more than one expression.</text:p>
      <text:p text:style-name="P13"><text:tab/><text:tab/>Result Class Requirements</text:p>
      <text:p text:style-name="P15">•<text:span text:style-name="T19"><text:tab/></text:span><text:span text:style-name="Assertion">A14.6.12-1 [</text:span>The result class may be one of the <text:span text:style-name="T16">java.lang</text:span> classes <text:span text:style-name="T16">Character</text:span>, <text:span text:style-name="T16">Boolean</text:span>, <text:span text:style-name="T16">Byte</text:span>, <text:span text:style-name="T16">Short</text:span>, <text:span text:style-name="T16">Integer</text:span>, <text:span text:style-name="T16">Long</text:span>, <text:span text:style-name="T16">Float</text:span>, <text:span text:style-name="T16">Double</text:span>, <text:span text:style-name="T16">String</text:span>, or <text:span text:style-name="T16">Object[]</text:span>; or one of the <text:span text:style-name="T16">java.math</text:span> classes <text:span text:style-name="T16">BigInteger</text:span> or <text:span text:style-name="T16">BigDecimal</text:span>; or one of the java.time classes LocalDate, LocalTime, or LocalDateTime; or the <text:span text:style-name="T16">java.util</text:span> class <text:span text:style-name="T16">Date</text:span>; or the <text:span text:style-name="T16">java.util</text:span> interface <text:span text:style-name="T16">Map</text:span>; or one of the <text:span text:style-name="T16">java.sql</text:span> classes <text:span text:style-name="T16">Date</text:span>, <text:span text:style-name="T16">Time</text:span>, or <text:span text:style-name="T16">Timestamp</text:span>; or a user-defined class.</text:p>
      <text:p text:style-name="P15">•<text:tab/>If there are multiple result expressions, the result class must be able to hold all elements of the result specification or a <text:span text:style-name="T16">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6">JDOUserException</text:span> is thrown.</text:p>
      <text:p text:style-name="P15">•<text:tab/>A constructor of a result class specified in the constructor expression of the <text:alphabetical-index-mark-start text:id="IMark4566223552" text:main-entry="true"/><text:span text:style-name="T16">setResult</text:span><text:alphabetical-index-mark-end text:id="IMark4566223552"/> method or in the <text:alphabetical-index-mark-start text:id="IMark4566223936" text:main-entry="true"/><text:span text:style-name="T16">setResultClass</text:span><text:alphabetical-index-mark-end text:id="IMark4566223936"/> method will be used if the results specification <text:alphabetical-index-mark-start text:id="IMark4566224320" text:main-entry="true"/>matches<text:alphabetical-index-mark-end text:id="IMark4566224320"/> the parameters of the constructor by position and type. If more than one constructor satisfies the requirements, the JDO implementation chooses one of them. If no constructor satisfies the results requirements, the following requirements apply:</text:p>
      <text:p text:style-name="P42">• <text:s/>A user-defined result class must have a no-args constructor and one or more public “set” or “put” methods or fields. </text:p>
      <text:p text:style-name="P42">• <text:s/>Each result expression must match one of:</text:p>
      <text:p text:style-name="P35">• <text:s/>a public field that <text:alphabetical-index-mark-start text:id="IMark4566224320" text:main-entry="true"/>matches<text:alphabetical-index-mark-end text:id="IMark4566224320"/> the name of the result expression and is of the type (treating wrapper types the same as primitive types) of the result expression; </text:p>
      <text:p text:style-name="P35">• <text:s/>or if no public field <text:alphabetical-index-mark-start text:id="IMark4566224320" text:main-entry="true"/>matches<text:alphabetical-index-mark-end text:id="IMark4566224320"/> the name and type, a public “set” method that returns <text:span text:style-name="T16">void</text:span> and <text:alphabetical-index-mark-start text:id="IMark4566223936" text:main-entry="true"/>matches<text:alphabetical-index-mark-end text:id="IMark4566223936"/> the name of the result expression and takes a single parameter which is the exact type of the result expression;</text:p>
      <text:p text:style-name="P35"><text:soft-page-break/>• <text:s/>or if neither of the above applies,a public method must be found with the signature void put(Object, Object) in which the first argument is the name of the result expression and the second argument is the value from the query result.</text:p>
      <text:p text:style-name="P42">• <text:s/>Portable result classes do not invoke any persistence behavior during their no-args constructor or “set” methods.<text:span text:style-name="Assertion"><text:span text:style-name="T20">]</text:span></text:span></text:p>
      <text:p text:style-name="P4"/>
      <text:p text:style-name="P37"> </text:p>
      <text:p text:style-name="P31">Table 7: Shape of Result (C is the candidate class)</text:p>
      <text:p text:style-name="P38">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9"><text:alphabetical-index-mark-start text:id="IMark4566223936" text:main-entry="true"/>setResult<text:alphabetical-index-mark-end text:id="IMark4566223936"/></text:p>
            </table:table-cell>
            <table:table-cell table:style-name="Table3.B1" office:value-type="string">
              <text:p text:style-name="P29"><text:alphabetical-index-mark-start text:id="IMark4566223936" text:main-entry="true"/>setResultClass<text:alphabetical-index-mark-end text:id="IMark4566223936"/></text:p>
            </table:table-cell>
            <table:table-cell table:style-name="Table3.B1" office:value-type="string">
              <text:p text:style-name="P29"><text:alphabetical-index-mark-start text:id="IMark4566223936" text:main-entry="true"/>setUnique<text:alphabetical-index-mark-end text:id="IMark4566223936"/></text:p>
            </table:table-cell>
            <table:table-cell table:style-name="Table3.B1" office:value-type="string">
              <text:p text:style-name="P29">shape of result</text:p>
            </table:table-cell>
          </table:table-row>
        </table:table-header-rows>
        <table:table-row table:style-name="Table3.1">
          <table:table-cell table:style-name="Table3.A2" office:value-type="string">
            <text:p text:style-name="P26"><text:span text:style-name="Assertion"><text:span text:style-name="T20">A14.6.12-2 [</text:span></text:span>null, or “distinct this as C”</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C&gt;</text:span></text:p>
          </table:table-cell>
        </table:table-row>
        <table:table-row table:style-name="Table3.1">
          <table:table-cell table:style-name="Table3.A2" office:value-type="string">
            <text:p text:style-name="P26">null, or “distinct this as C”</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C</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T&gt;</text:span></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T</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Object[]&gt;</text:span></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7">Object[]</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false</text:p>
          </table:table-cell>
          <table:table-cell table:style-name="Table3.B2" office:value-type="string">
            <text:p text:style-name="P26"><text:span text:style-name="T17">List</text:span><text:span text:style-name="T16">&lt;UserResult&gt;</text:span></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true</text:p>
          </table:table-cell>
          <table:table-cell table:style-name="Table3.B2" office:value-type="string">
            <text:p text:style-name="P26"><text:span text:style-name="T16">UserResult</text:span><text:span text:style-name="Assertion"><text:span text:style-name="T20">]</text:span></text:span></text:p>
          </table:table-cell>
        </table:table-row>
      </table:table>
      <text:p text:style-name="P37"> </text:p>
      <text:h text:style-name="P57" text:outline-level="3"><text:bookmark-start text:name="__RefHeading__3629_1773241242"/><text:bookmark text:name="R-1076574"/><text:alphabetical-index-mark-start text:id="IMark4566223936" text:main-entry="true"/>Single-string Query<text:alphabetical-index-mark-end text:id="IMark4566223936"/> component binding<text:bookmark-end text:name="__RefHeading__3629_1773241242"/></text:h>
      <text:p text:style-name="P4"><text:span text:style-name="Assertion">A14.6.13-1 [</text:span>The String version of Query represents all query components using a single string. The string <text:alphabetical-index-mark-start text:id="IMark4566223936" text:main-entry="true"/>contains<text:alphabetical-index-mark-end text:id="IMark4566223936"/> the following structure:<text:span text:style-name="Assertion">]</text:span></text:p>
      <text:p text:style-name="P4"><text:bookmark text:name="X-102006656"/>select [<text:span text:style-name="T19">unique</text:span>] [ &lt;result&gt; ] [<text:span text:style-name="T19">into</text:span> &lt;result-class-name&gt;] </text:p>
      <text:p text:style-name="P4">[<text:span text:style-name="T19">from</text:span> &lt;candidate-class-name&gt; [<text:span text:style-name="T19">exclude</text:span> <text:span text:style-name="T19">subclasses</text:span>] ]</text:p>
      <text:p text:style-name="P4">[<text:span text:style-name="T19">where</text:span> &lt;filter&gt;]</text:p>
      <text:p text:style-name="P4">[<text:span text:style-name="T19">variables</text:span> &lt;variables-clause&gt; ] </text:p>
      <text:p text:style-name="P4">[<text:span text:style-name="T19">parameters</text:span> &lt;parameters-clause&gt;]</text:p>
      <text:p text:style-name="P4">[&lt;imports-clause&gt;]</text:p>
      <text:p text:style-name="P4">[<text:span text:style-name="T19">group by</text:span> &lt;grouping-clause&gt; ]</text:p>
      <text:p text:style-name="P4">[<text:span text:style-name="T19">order by</text:span> &lt;ordering-clause&gt;]</text:p>
      <text:p text:style-name="P4">[<text:span text:style-name="T19">range</text:span> &lt;from-range&gt; <text:span text:style-name="T19">,</text:span>&lt;to-range&gt;]</text:p>
      <text:p text:style-name="P4"><text:soft-page-break/><text:span text:style-name="Assertion">A14.6.13-2 [</text:span>Keywords, identified in <text:span text:style-name="T19">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9</text:bookmark-ref>.</text:p>
      <text:p text:style-name="P4">&lt;result-class-name&gt; is the name of the result class as in <text:bookmark-ref text:reference-format="number" text:ref-name="__RefHeading__3753_1773241242">12</text:bookmark-ref>.</text:p>
      <text:p text:style-name="P4">&lt;filter&gt; is the filter as in <text:bookmark-ref text:reference-format="number" text:ref-name="__RefHeading__3797_1773241242">2</text:bookmark-ref>. </text:p>
      <text:p text:style-name="P4">The filter in the single String version might include subqueries. A subquery must be enclosed in parentheses, and has the following structure:</text:p>
      <text:p text:style-name="P30"><text:span text:style-name="T19">(select</text:span> &lt;subquery-result-clause&gt; <text:span text:style-name="T19">from</text:span> &lt;subquery-from-clause&gt; [<text:span text:style-name="T19">where</text:span> &lt;filter&gt;] [<text:span text:style-name="T19">variables</text:span> &lt;variables-clause&gt; ] [<text:span text:style-name="T19">parameters</text:span> &lt;parameters-clause&gt;] [&lt;imports-clause&gt;]<text:span text:style-name="T19">)</text:span></text:p>
      <text:p text:style-name="P30">The subquery-result-clause consists of a single aggregate expression.</text:p>
      <text:p text:style-name="P30">The subquery-from-clause may have one of two forms:</text:p>
      <text:p text:style-name="P47">•<text:tab/>A candidate class name followed by an optional alias definition followed by an optional <text:span text:style-name="T19">exclude</text:span> <text:span text:style-name="T19">subclasses</text:span></text:p>
      <text:p text:style-name="P47">•<text:tab/>A field access expression followed by an optional alias definition</text:p>
      <text:p text:style-name="P30">An alias definition consists of an optional keyword <text:span text:style-name="T19">as</text:span> followed by an identifier. </text:p>
      <text:p text:style-name="P47">•<text:tab/>If the <text:span text:style-name="T19">as</text:span> clause is used, the identifier is used instead of <text:span text:style-name="T19">this</text:span> to access the candidate instances of the subquery. In this case, fields of the outer query can be accessed from the inner query. </text:p>
      <text:p text:style-name="P47">•<text:tab/>If the <text:span text:style-name="T19">as</text:span> clause is not used, any usage of <text:span text:style-name="T19">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5</text:bookmark-ref>. As in Java, variables in the clause are separated by semicolons.</text:p>
      <text:p text:style-name="P4">&lt;parameters-clause&gt; is the parameter declaration as in <text:bookmark-ref text:reference-format="number" text:ref-name="__RefHeading__3801_1773241242">3</text:bookmark-ref>. As in Java, parameters in the clause are separated by commas.</text:p>
      <text:p text:style-name="P4">&lt;imports-clause&gt; is the imports declaration as in <text:bookmark-ref text:reference-format="number" text:ref-name="__RefHeading__3843_1773241242">4</text:bookmark-ref>. As in Java, imports in the clause are separated by semicolons.</text:p>
      <text:p text:style-name="P4">&lt;grouping-clause&gt; is the grouping specification as in <text:bookmark-ref text:reference-format="number" text:ref-name="__RefHeading__3845_1773241242">10</text:bookmark-ref>.</text:p>
      <text:p text:style-name="P4">&lt;ordering-clause&gt; is the ordering specification as in <text:bookmark-ref text:reference-format="number" text:ref-name="__RefHeading__3847_1773241242">6</text:bookmark-ref>.</text:p>
      <text:p text:style-name="P4">&lt;from-range&gt; and &lt;to-range&gt; are as in <text:bookmark-ref text:reference-format="number" text:ref-name="__RefHeading__3849_1773241242">8</text:bookmark-ref>.</text:p>
      <text:p text:style-name="P4"/>
      <text:p text:style-name="P40"><text:soft-page-break/><draw:frame draw:style-name="fr1" draw:name="7" text:anchor-type="as-char" svg:width="2.7917in" svg:height="0.1346in" draw:z-index="0"><draw:image xlink:href="Pictures/2000000900000FB5000000C9E5A4A80D23E7850E.wmf" xlink:type="simple" xlink:show="embed" xlink:actuate="onLoad"/></draw:frame></text:p>
      <text:h text:style-name="P79" text:outline-level="2"><text:bookmark-start text:name="__RefHeading__3631_1773241242"/><text:bookmark text:name="R-1072193"/><text:alphabetical-index-mark-start text:id="IMark4566224320" text:main-entry="true"/>SQL Queries<text:bookmark-end text:name="__RefHeading__3631_1773241242"/><text:alphabetical-index-mark-end text:id="IMark4566224320"/></text:h>
      <text:p text:style-name="P4">If the developer knows that the underlying datasource supports SQL, and knows the mapping from the JDO domain model to the SQL schema, it might be convenient in some cases to <text:alphabetical-index-mark-start text:id="IMark4566224320" text:main-entry="true"/>execute<text:alphabetical-index-mark-end text:id="IMark4566224320"/> SQL instead of expressing the query as JDOQL. <text:span text:style-name="Assertion">A14.7-1 [</text:span>In this case, the factory method that takes the language string and Object is used: <text:alphabetical-index-mark-start text:id="IMark4566223936" text:main-entry="true"/>newQuery<text:alphabetical-index-mark-end text:id="IMark4566223936"/>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4566223936" text:main-entry="true"/>setClass<text:alphabetical-index-mark-end text:id="IMark4566223936"/> to establish the candidate class, <text:alphabetical-index-mark-start text:id="IMark4566224320" text:main-entry="true"/>setUnique<text:alphabetical-index-mark-end text:id="IMark4566224320"/> to declare that there is only one result row, and <text:alphabetical-index-mark-start text:id="IMark4566223552" text:main-entry="true"/>setResultClass<text:alphabetical-index-mark-end text:id="IMark4566223552"/> to establish the result class.<text:span text:style-name="Assertion">]</text:span></text:p>
      <text:p text:style-name="P15">•<text:tab/>there is no filter, and the <text:alphabetical-index-mark-start text:id="IMark4566223552" text:main-entry="true"/><text:span text:style-name="T16">setFilter</text:span><text:alphabetical-index-mark-end text:id="IMark4566223552"/> method throws <text:span text:style-name="T16">JDOUserException</text:span>.</text:p>
      <text:p text:style-name="P15">•<text:tab/>there is no ordering specification, and the <text:alphabetical-index-mark-start text:id="IMark4566223552" text:main-entry="true"/><text:span text:style-name="T16">setOrdering</text:span><text:alphabetical-index-mark-end text:id="IMark4566223552"/> method throws <text:span text:style-name="T16">JDOUserException</text:span>.</text:p>
      <text:p text:style-name="P15">•<text:tab/>there are no variables, and the <text:alphabetical-index-mark-start text:id="IMark4566223552" text:main-entry="true"/><text:span text:style-name="T16">declareVariables</text:span><text:alphabetical-index-mark-end text:id="IMark4566223552"/> method throws <text:span text:style-name="T16">JDOUserException</text:span>.</text:p>
      <text:p text:style-name="P15">•<text:tab/>the parameters are untyped, and the <text:alphabetical-index-mark-start text:id="IMark4566223552" text:main-entry="true"/><text:span text:style-name="T16">declareParameters</text:span><text:alphabetical-index-mark-end text:id="IMark4566223552"/> method throws <text:span text:style-name="T16">JDOUserException</text:span>.</text:p>
      <text:p text:style-name="P15">•<text:tab/>there is no grouping specification, and the <text:alphabetical-index-mark-start text:id="IMark4566223552" text:main-entry="true"/><text:span text:style-name="T16">setGrouping</text:span><text:alphabetical-index-mark-end text:id="IMark4566223552"/> method throws <text:span text:style-name="T16">JDOUserException</text:span>.</text:p>
      <text:p text:style-name="P15">•<text:tab/>the candidate collection can only be the <text:span text:style-name="T16">Extent</text:span> of instances of the candidate class, including subclasses, and the <text:alphabetical-index-mark-start text:id="IMark4566223552" text:main-entry="true"/><text:span text:style-name="T16">setCandidates</text:span><text:alphabetical-index-mark-end text:id="IMark4566223552"/> method throws <text:span text:style-name="T16">JDOUserException</text:span>.</text:p>
      <text:p text:style-name="P15">•<text:tab/>parameters are bound by position. If the parameter list is an <text:span text:style-name="T16">Object[]</text:span> then the first element in the array is bound to the first “?” in the SQL statement, and so forth. A14.7-5 [If the parameter list is a <text:span text:style-name="T16">Map</text:span>, then the keys of the <text:span text:style-name="T16">Map</text:span> must be instances of <text:span text:style-name="T16">Integer</text:span> whose <text:span text:style-name="T16">intValue</text:span> is 1..n. The value in the <text:span text:style-name="T16">Map</text:span> corresponding to the key whose <text:span text:style-name="T16">intValue</text:span> is 1 is bound to the first “?” in the SQL statement, and so forth. ]</text:p>
      <text:p text:style-name="P14">•<text:tab/>there are no imports, and the <text:alphabetical-index-mark-start text:id="IMark4566223552" text:main-entry="true"/><text:span text:style-name="T16">declareImports</text:span><text:alphabetical-index-mark-end text:id="IMark4566223552"/> method throws <text:span text:style-name="T16">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4566223552" text:main-entry="true"/><text:span text:style-name="T16">setResult</text:span><text:alphabetical-index-mark-end text:id="IMark4566223552"/> method throws <text:span text:style-name="T16">JDOUserException</text:span>.</text:p>
      <text:p text:style-name="P15">•<text:tab/>the cardinality of the result is determined by the SQL query itself, and the <text:alphabetical-index-mark-start text:id="IMark4566223552" text:main-entry="true"/><text:span text:style-name="T16">setRange</text:span><text:alphabetical-index-mark-end text:id="IMark4566223552"/> method throws <text:span text:style-name="T16">JDOUserException</text:span>.</text:p>
      <text:p text:style-name="P4"><text:span text:style-name="Assertion">A14.7-3 [</text:span><text:alphabetical-index-mark-start text:id="IMark4566223552" text:main-entry="true"/>SQL queries<text:alphabetical-index-mark-end text:id="IMark4566223552"/> can be defined without a candidate class. These queries can be found by name using the factory method <text:alphabetical-index-mark-start text:id="IMark4566224320" text:main-entry="true"/>newNamedQuery<text:alphabetical-index-mark-end text:id="IMark4566224320"/>, specifying the class as null, or can be constructed without a candidate class.<text:span text:style-name="Assertion">]</text:span> </text:p>
      <text:p text:style-name="P4"><text:soft-page-break/></text:p>
      <text:p text:style-name="P37"> </text:p>
      <text:p text:style-name="P31">Table 8: Shape of Result of SQL Query</text:p>
      <text:p text:style-name="P38">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9">Candidate class</text:p>
            </table:table-cell>
            <table:table-cell table:style-name="Table4.B1" office:value-type="string">
              <text:p text:style-name="P29">Selected columns</text:p>
            </table:table-cell>
            <table:table-cell table:style-name="Table4.B1" office:value-type="string">
              <text:p text:style-name="P29"><text:alphabetical-index-mark-start text:id="IMark4566224320" text:main-entry="true"/>setResultClass<text:alphabetical-index-mark-end text:id="IMark4566224320"/></text:p>
            </table:table-cell>
            <table:table-cell table:style-name="Table4.B1" office:value-type="string">
              <text:p text:style-name="P29"><text:alphabetical-index-mark-start text:id="IMark4566224320" text:main-entry="true"/>setUnique<text:alphabetical-index-mark-end text:id="IMark4566224320"/></text:p>
            </table:table-cell>
            <table:table-cell table:style-name="Table4.B1" office:value-type="string">
              <text:p text:style-name="P29">shape of result</text:p>
            </table:table-cell>
          </table:table-row>
        </table:table-header-rows>
        <table:table-row table:style-name="Table4.1">
          <table:table-cell table:style-name="Table4.A2" office:value-type="string">
            <text:p text:style-name="P26"><text:span text:style-name="Assertion"><text:span text:style-name="T20">A14.7-4 [</text:span></text:span>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C&gt;</text:p>
          </table:table-cell>
        </table:table-row>
        <table:table-row table:style-name="Table4.1">
          <table:table-cell table:style-name="Table4.A2" office:value-type="string">
            <text:p text:style-name="P26">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C</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 </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T&gt;</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Object[ ]&g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Object[ ]</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false</text:p>
          </table:table-cell>
          <table:table-cell table:style-name="Table4.B2" office:value-type="string">
            <text:p text:style-name="P26"><text:span text:style-name="T17">List</text:span>&lt;UserResult&gt;</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true</text:p>
          </table:table-cell>
          <table:table-cell table:style-name="Table4.B2" office:value-type="string">
            <text:p text:style-name="P26">UserResult<text:span text:style-name="Assertion"><text:span text:style-name="T20">]</text:span></text:span></text:p>
          </table:table-cell>
        </table:table-row>
      </table:table>
      <text:p text:style-name="P37"> </text:p>
      <text:p text:style-name="P4"/>
      <text:h text:style-name="P58" text:outline-level="3">Mapping Columns of <text:alphabetical-index-mark-start text:id="IMark4566224320" text:main-entry="true"/>SQL Queries<text:alphabetical-index-mark-end text:id="IMark4566224320"/> to User-specified Result Classes</text:h>
      <text:p text:style-name="P4">There are two specified means by which columns of <text:alphabetical-index-mark-start text:id="IMark4566224320" text:main-entry="true"/>SQL queries<text:alphabetical-index-mark-end text:id="IMark4566224320"/> can be mapped to user-specified result classes: by name and by position.</text:p>
      <text:p text:style-name="P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15">•<text:tab/>the return value from <text:span text:style-name="T16">java.sql.ResultSetMetaData.getColumnLabel (int oneBasedColumnIndex)</text:span> is non-null and of non-zero length; or,</text:p>
      <text:p text:style-name="P14">•<text:tab/>if <text:span text:style-name="T16">getColumnLabel</text:span> is <text:span text:style-name="T16">null</text:span> or of zero length, method <text:span text:style-name="T16">getColumnName (int oneBasedColumnIndex)</text:span> of <text:span text:style-name="T16">java.sql.ResultSetMetaData </text:span>is non-null and of non-zero length.</text:p>
      <text:p text:style-name="P4"><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0"><draw:frame draw:style-name="fr1" draw:name="8" text:anchor-type="as-char" svg:width="2.7917in" svg:height="0.1346in" draw:z-index="0"><draw:image xlink:href="Pictures/2000000900000FB5000000C9E5A4A80D23E7850E.wmf" xlink:type="simple" xlink:show="embed" xlink:actuate="onLoad"/></draw:frame></text:p>
      <text:h text:style-name="P79" text:outline-level="2"><text:alphabetical-index-mark-start text:id="IMark4566223552" text:main-entry="true"/>Deletion by Query<text:alphabetical-index-mark-end text:id="IMark4566223552"/></text:h>
      <text:p text:style-name="P4">An application may want to delete a number of instances in the datastore without instantiating them in memory. The instances to be deleted can be described by a query.</text:p>
      <text:p text:style-name="P1">long <text:alphabetical-index-mark-start text:id="IMark4566223552" text:main-entry="true"/>deletePersistentAll<text:alphabetical-index-mark-end text:id="IMark4566223552"/>(Object... parameters);</text:p>
      <text:p text:style-name="P1">long <text:alphabetical-index-mark-start text:id="IMark4566223552" text:main-entry="true"/>deletePersistentAll<text:alphabetical-index-mark-end text:id="IMark4566223552"/>(Map parameters);</text:p>
      <text:p text:style-name="P1">long <text:alphabetical-index-mark-start text:id="IMark4566223552" text:main-entry="true"/>deletePersistentAll<text:alphabetical-index-mark-end text:id="IMark4566223552"/>();</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4566223552" text:main-entry="true"/>deletePersistentAll<text:alphabetical-index-mark-end text:id="IMark4566223552"/>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4566223552" text:main-entry="true"/>deletePersistentAll<text:alphabetical-index-mark-end text:id="IMark4566223552"/>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40"><text:soft-page-break/><draw:frame draw:style-name="fr1" draw:name="9" text:anchor-type="as-char" svg:width="2.7917in" svg:height="0.1346in" draw:z-index="0"><draw:image xlink:href="Pictures/2000000900000FB5000000C9E5A4A80D23E7850E.wmf" xlink:type="simple" xlink:show="embed" xlink:actuate="onLoad"/></draw:frame></text:p>
      <text:h text:style-name="P79"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4566224320" text:main-entry="true"/>setExtensions<text:alphabetical-index-mark-end text:id="IMark4566224320"/>(Map extensions);</text:p>
      <text:p text:style-name="P1">Query&lt;T&gt; <text:alphabetical-index-mark-start text:id="IMark4566224320" text:main-entry="true"/>extensions<text:alphabetical-index-mark-end text:id="IMark4566224320"/>(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566224320" text:main-entry="true"/>matches<text:alphabetical-index-mark-end text:id="IMark4566224320"/>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4">This method adds one extension to the Query instance. This extension will remain until the next <text:alphabetical-index-mark-start text:id="IMark4566224320" text:main-entry="true"/>setExtensions<text:alphabetical-index-mark-end text:id="IMark4566224320"/> method is called, or addExtension with an equal key. Key recognition behavior is identical to <text:alphabetical-index-mark-start text:id="IMark4566223552" text:main-entry="true"/>setExtensions<text:alphabetical-index-mark-end text:id="IMark4566223552"/>.</text:p>
      <text:p text:style-name="P40"><draw:frame draw:style-name="fr1" draw:name="10" text:anchor-type="as-char" svg:width="2.7917in" svg:height="0.1346in" draw:z-index="0"><draw:image xlink:href="Pictures/2000000900000FB5000000C9E5A4A80D23E7850E.wmf" xlink:type="simple" xlink:show="embed" xlink:actuate="onLoad"/></draw:frame></text:p>
      <text:h text:style-name="P79" text:outline-level="2">Typesafe Query Construction</text:h>
      <text:h text:style-name="Heading_20_3" text:outline-level="3">Overview</text:h>
      <text:p text:style-name="P3">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4">i.e.</text:span> the code creating the query would not compile in case of an inconsistent <text:span text:style-name="T14">change</text:span>.</text:p>
      <text:p text:style-name="P3">The typesafe query API follows the same JDOQL syntax as the query API in Chapter 14.6. It supports a Java like syntax when defining the components of a query. The API is fluent, <text:span text:style-name="T14">i.e.</text:span> it supports method chaining when creating the query components.</text:p>
      <text:h text:style-name="Heading_20_3" text:outline-level="3">Metamodel</text:h>
      <text:p text:style-name="P3">The JDO implementation creates a metamodel class for each persistence capable class. The base name of the metamodel class starts with a “Q” (<text:span text:style-name="T2">Employee</text:span> <text:span text:style-name="T14">→</text:span> <text:span text:style-name="T2">QEmployee</text:span>) and it has the same package as the persistence capable class. </text:p>
      <text:p text:style-name="P50">The metamodel class provides a public static field for each persistent field/property and relationship of the persistence capable class. These static fields are used to represent field access in a query. </text:p>
      <text:h text:style-name="P61" text:outline-level="3"><text:soft-page-break/>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1">The <text:span text:style-name="T2">JDOQLTypedQuery</text:span> interface provides methods to bind the components filter, result, ordering grouping and having of the query:</text:p>
      <text:list xml:id="list8047620839781325339" text:style-name="L1">
        <text:list-item>
          <text:p text:style-name="P74">JDOQLTypedQuery&lt;<text:span text:style-name="T1">T</text:span>&gt; filter(BooleanExpression expr);</text:p>
        </text:list-item>
        <text:list-item>
          <text:p text:style-name="P74">JDOQLTypedQuery&lt;<text:span text:style-name="T1">T</text:span>&gt; result(<text:span text:style-name="T31">boolean</text:span><text:span text:style-name="T30"> </text:span>distinct, <text:line-break/><text:tab/>Expression&lt;?&gt;... exprs);</text:p>
        </text:list-item>
        <text:list-item>
          <text:p text:style-name="P74">JDOQLTypedQuery&lt;<text:span text:style-name="T1">T</text:span>&gt; orderBy(<text:line-break/><text:tab/>OrderExpression&lt;?&gt;... orderExprs);</text:p>
        </text:list-item>
        <text:list-item>
          <text:p text:style-name="P74">JDOQLTypedQuery&lt;<text:span text:style-name="T1">T</text:span>&gt; groupBy(Expression&lt;?&gt;... exprs);</text:p>
        </text:list-item>
        <text:list-item>
          <text:p text:style-name="P74">JDOQLTypedQuery&lt;<text:span text:style-name="T1">T</text:span>&gt; having(Expression&lt;?&gt; expr);</text:p>
        </text:list-item>
      </text:list>
      <text:h text:style-name="Heading_20_3" text:outline-level="3">Query Expressions</text:h>
      <text:p text:style-name="P11">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5"> </text:span>inherit from the interface <text:span text:style-name="T2">Expression.</text:span></text:p>
      <text:p text:style-name="P52"><text:span text:style-name="T2">Expression</text:span> provides methods for the following operations:</text:p>
      <text:list xml:id="list7207583634382366967" text:style-name="L2">
        <text:list-item>
          <text:p text:style-name="P63">equality comparison (<text:span text:style-name="T2">eq</text:span>, <text:span text:style-name="T2">ne</text:span>)</text:p>
        </text:list-item>
        <text:list-item>
          <text:p text:style-name="P63">aggregate count (<text:span text:style-name="T2">count</text:span>, <text:span text:style-name="T2">countDistinct</text:span>)</text:p>
        </text:list-item>
        <text:list-item>
          <text:p text:style-name="P63"><text:span text:style-name="T2">instanceof</text:span> and <text:span text:style-name="T2">cast</text:span> </text:p>
        </text:list-item>
        <text:list-item>
          <text:p text:style-name="P63">naming (<text:span text:style-name="T2">as</text:span>)</text:p>
        </text:list-item>
      </text:list>
      <text:p text:style-name="P52">A <text:span text:style-name="T2">ComparableExpression</text:span> instance represents an expression or a Java type that implements <text:span text:style-name="T2">java.lang.Comparable</text:span>. It provides methods for comparison operations: </text:p>
      <text:list xml:id="list6777457994644463566" text:style-name="L3">
        <text:list-item>
          <text:p text:style-name="P64">less than (<text:span text:style-name="T2">lt</text:span>, <text:span text:style-name="T2">lteq</text:span>)</text:p>
        </text:list-item>
        <text:list-item>
          <text:p text:style-name="P64">greater than (<text:span text:style-name="T2">gt</text:span>, <text:span text:style-name="T2">gteq</text:span>)</text:p>
        </text:list-item>
        <text:list-item>
          <text:p text:style-name="P64">aggregated minimum and maximum (<text:span text:style-name="T2">min</text:span>, <text:span text:style-name="T2">max</text:span>)</text:p>
        </text:list-item>
        <text:list-item>
          <text:p text:style-name="P64">ordering (<text:span text:style-name="T2">asc</text:span>, <text:span text:style-name="T2">desc</text:span>)</text:p>
        </text:list-item>
      </text:list>
      <text:p text:style-name="P52"><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5">:</text:span> </text:p>
      <text:list xml:id="list4446970402339540172" text:style-name="L4">
        <text:list-item>
          <text:p text:style-name="P65"><text:soft-page-break/>binary arithmetic (<text:span text:style-name="T2">add</text:span>, <text:span text:style-name="T2">sub</text:span>, <text:span text:style-name="T2">mul</text:span>, <text:span text:style-name="T2">div</text:span>, <text:span text:style-name="T2">mod</text:span>)</text:p>
        </text:list-item>
        <text:list-item>
          <text:p text:style-name="P65">unary arithmetic (<text:span text:style-name="T2">neg</text:span>, <text:span text:style-name="T2">com</text:span>)</text:p>
        </text:list-item>
        <text:list-item>
          <text:p text:style-name="P65">aggregated average and sum (<text:span text:style-name="T2">avg</text:span>, <text:span text:style-name="T2">avgDistinct</text:span>, <text:span text:style-name="T2">sum</text:span>, <text:span text:style-name="T2">sumDistinct</text:span>)</text:p>
        </text:list-item>
        <text:list-item>
          <text:p text:style-name="P65">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5">bitwise (<text:span text:style-name="T2">bAnd</text:span>, <text:span text:style-name="T2">bOr</text:span>, <text:span text:style-name="T2">bXor</text:span>)</text:p>
        </text:list-item>
      </text:list>
      <text:p text:style-name="P52"><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5">:</text:span></text:p>
      <text:list xml:id="list3098243244652827042" text:style-name="L5">
        <text:list-item>
          <text:p text:style-name="P66">binary logical: <text:span text:style-name="T2">and</text:span><text:span text:style-name="T25">, </text:span><text:span text:style-name="T2">or</text:span></text:p>
        </text:list-item>
        <text:list-item>
          <text:p text:style-name="P66">unary logical: <text:span text:style-name="T2">not</text:span>, <text:span text:style-name="T2">neg</text:span></text:p>
        </text:list-item>
      </text:list>
      <text:p text:style-name="P52"><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5">:</text:span></text:p>
      <text:list xml:id="list220518342" text:continue-numbering="true" text:style-name="L5">
        <text:list-item>
          <text:p text:style-name="P66">comparison methods: <text:span text:style-name="T2">equalsIgnoreCase</text:span>, <text:span text:style-name="T2">startsWith</text:span>, <text:span text:style-name="T2">endsWith</text:span>, <text:span text:style-name="T2">matches</text:span></text:p>
        </text:list-item>
        <text:list-item>
          <text:p text:style-name="P66">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6">other String methods: <text:span text:style-name="T2">indexOf</text:span>, <text:span text:style-name="T2">length</text:span>, <text:span text:style-name="T2">charAt</text:span></text:p>
        </text:list-item>
      </text:list>
      <text:p text:style-name="P53"><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5">:</text:span></text:p>
      <text:list xml:id="list755724104" text:continue-numbering="true" text:style-name="L5">
        <text:list-item>
          <text:p text:style-name="P66"><text:span text:style-name="T2">toLowerCase</text:span><text:span text:style-name="T25">, </text:span><text:span text:style-name="T2">toUpperCase</text:span></text:p>
        </text:list-item>
      </text:list>
      <text:p text:style-name="P52"><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5">:</text:span></text:p>
      <text:list xml:id="list6503529360845806789" text:style-name="L6">
        <text:list-item>
          <text:p text:style-name="P67"><text:span text:style-name="T2">getYear</text:span><text:span text:style-name="T25">, </text:span><text:span text:style-name="T2">getMonth</text:span><text:span text:style-name="T25">, </text:span><text:span text:style-name="T2">getDay</text:span></text:p>
        </text:list-item>
      </text:list>
      <text:p text:style-name="P52"><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5">:</text:span></text:p>
      <text:list xml:id="list149968755" text:continue-numbering="true" text:style-name="L6">
        <text:list-item>
          <text:p text:style-name="P67"><text:span text:style-name="T2">getHour</text:span><text:span text:style-name="T25">, </text:span><text:span text:style-name="T2">getMinute</text:span><text:span text:style-name="T25">, </text:span><text:span text:style-name="T2">getSecond</text:span></text:p>
        </text:list-item>
      </text:list>
      <text:p text:style-name="P53"><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5">:</text:span></text:p>
      <text:list xml:id="list439788539" text:continue-numbering="true" text:style-name="L6">
        <text:list-item>
          <text:p text:style-name="P67"><text:span text:style-name="T2">getYear</text:span><text:span text:style-name="T25">, </text:span><text:span text:style-name="T2">getMonth</text:span><text:span text:style-name="T25">, </text:span><text:span text:style-name="T2">getDay</text:span></text:p>
        </text:list-item>
        <text:list-item>
          <text:p text:style-name="P67"><text:span text:style-name="T2">getHour</text:span><text:span text:style-name="T25">, </text:span><text:span text:style-name="T2">getMinute</text:span><text:span text:style-name="T25">, </text:span><text:span text:style-name="T2">getSecond</text:span></text:p>
        </text:list-item>
      </text:list>
      <text:p text:style-name="P54"><text:soft-page-break/><text:span text:style-name="T2">LocalDateExpression</text:span> inherits from <text:span text:style-name="T2">ComparableExpression</text:span> and represents an expression of type <text:span text:style-name="T2">java.time.LocalDate</text:span> in a query. It provides methods for the following operations in addition to the methods specified in <text:span text:style-name="T2">ComparableExpression</text:span><text:span text:style-name="T25">:</text:span></text:p>
      <text:list xml:id="list947986831" text:continue-numbering="true" text:style-name="L6">
        <text:list-item>
          <text:p text:style-name="P67"><text:span text:style-name="T2">getYear</text:span><text:span text:style-name="T25">, </text:span><text:span text:style-name="T2">getMonthValue</text:span><text:span text:style-name="T25">, </text:span><text:span text:style-name="T2">getDayOfMonth</text:span></text:p>
        </text:list-item>
      </text:list>
      <text:p text:style-name="P52"><text:span text:style-name="T2">LocalTimeExpression</text:span> inherits from <text:span text:style-name="T2">ComparableExpression</text:span> and represents an expression of type <text:span text:style-name="T2">java.time.LocalTime</text:span> in a query. It provides methods for the following operations in addition to the methods specified in <text:span text:style-name="T2">ComparableExpression</text:span><text:span text:style-name="T25">:</text:span></text:p>
      <text:list xml:id="list1694216356" text:continue-numbering="true" text:style-name="L6">
        <text:list-item>
          <text:p text:style-name="P67"><text:span text:style-name="T2">getHour</text:span><text:span text:style-name="T25">, </text:span><text:span text:style-name="T2">getMinute</text:span><text:span text:style-name="T25">, </text:span><text:span text:style-name="T2">getSecond</text:span></text:p>
        </text:list-item>
      </text:list>
      <text:p text:style-name="P52"><text:span text:style-name="T2">LocalDateTimeExpression</text:span> inherits from <text:span text:style-name="T2">ComparableExpression</text:span> and represents an expression of type <text:span text:style-name="T2">java.time.LocalDateTime</text:span> in a query. It provides methods for the following operations in addition to the methods specified in <text:span text:style-name="T2">ComparableExpression</text:span><text:span text:style-name="T25">:</text:span></text:p>
      <text:list xml:id="list121860904" text:continue-numbering="true" text:style-name="L6">
        <text:list-item>
          <text:p text:style-name="P67"><text:span text:style-name="T2">getYear</text:span><text:span text:style-name="T25">, </text:span><text:span text:style-name="T2">getMonthValue</text:span><text:span text:style-name="T25">, </text:span><text:span text:style-name="T2">getDayOfMonth</text:span></text:p>
        </text:list-item>
        <text:list-item>
          <text:p text:style-name="P67"><text:span text:style-name="T2">getHour</text:span><text:span text:style-name="T25">, </text:span><text:span text:style-name="T2">getMinute</text:span><text:span text:style-name="T25">, </text:span><text:span text:style-name="T2">getSecond</text:span></text:p>
        </text:list-item>
      </text:list>
      <text:p text:style-name="P52"><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5">:</text:span></text:p>
      <text:list xml:id="list477539122" text:continue-numbering="true" text:style-name="L6">
        <text:list-item>
          <text:p text:style-name="P68">ordinal</text:p>
        </text:list-item>
      </text:list>
      <text:p text:style-name="P52"><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5">:</text:span></text:p>
      <text:list xml:id="list1914359447" text:continue-numbering="true" text:style-name="L6">
        <text:list-item>
          <text:p text:style-name="P68">get</text:p>
        </text:list-item>
        <text:list-item>
          <text:p text:style-name="P68">isPresent</text:p>
        </text:list-item>
      </text:list>
      <text:p text:style-name="P52">A <text:span text:style-name="T2">CollectionExpression</text:span> instance represents an expression or a Java type that implements <text:span text:style-name="T2">java.util.Collection</text:span>. It provides methods for the following operations:</text:p>
      <text:list xml:id="list6724606220067051624" text:style-name="L7">
        <text:list-item>
          <text:p text:style-name="P69"><text:span text:style-name="T2">contains</text:span>, <text:span text:style-name="T2">isEmpty</text:span>, <text:span text:style-name="T2">size</text:span></text:p>
        </text:list-item>
      </text:list>
      <text:p text:style-name="P52"><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5">:</text:span></text:p>
      <text:list xml:id="list2099951207" text:continue-list="list1914359447" text:style-name="L6">
        <text:list-item>
          <text:p text:style-name="P67"><text:span text:style-name="T25">get by index: </text:span><text:span text:style-name="T2">get</text:span></text:p>
        </text:list-item>
      </text:list>
      <text:p text:style-name="P52"><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5">:</text:span></text:p>
      <text:list xml:id="list1046922436" text:continue-numbering="true" text:style-name="L6">
        <text:list-item>
          <text:p text:style-name="P67"><text:span text:style-name="T25">get by key: </text:span><text:span text:style-name="T2">get</text:span></text:p>
        </text:list-item>
        <text:list-item>
          <text:p text:style-name="P68">containsKey</text:p>
        </text:list-item>
      </text:list>
      <text:p text:style-name="P52"><text:span text:style-name="T25">A </text:span><text:span text:style-name="T2">PersistableExpression</text:span><text:span text:style-name="T25"> instance </text:span><text:span text:style-name="T25">represents a persistable object in a query and provides methods for the following operations:</text:span></text:p>
      <text:list xml:id="list8008338352875236210" text:style-name="L8">
        <text:list-item>
          <text:p text:style-name="P70"><text:span text:style-name="T2">jdoObjectId</text:span><text:span text:style-name="T25">, </text:span><text:span text:style-name="T2">jdoVersion</text:span></text:p>
        </text:list-item>
      </text:list>
      <text:p text:style-name="P54"><text:soft-page-break/><text:span text:style-name="T2">IfThenElseExpression</text:span> represents an if-then-else expression and provides methods for <text:span text:style-name="T14">the</text:span> following operations:</text:p>
      <text:list xml:id="list5876811182971444664" text:style-name="L9">
        <text:list-item>
          <text:p text:style-name="P71"><text:span text:style-name="T2">ifThen</text:span>, <text:span text:style-name="T2">elseEnd</text:span></text:p>
        </text:list-item>
      </text:list>
      <text:p text:style-name="P52">Persistent fields and single valued relationships are represented by the following interfaces depending on the field type:</text:p>
      <text:list xml:id="list1773023383258965443" text:style-name="L10">
        <text:list-item>
          <text:p text:style-name="P75">StringExpression</text:p>
        </text:list-item>
        <text:list-item>
          <text:p text:style-name="P75">EnumExpression</text:p>
        </text:list-item>
        <text:list-item>
          <text:p text:style-name="P75">NumericExpression</text:p>
        </text:list-item>
        <text:list-item>
          <text:p text:style-name="P75">BooleanExpression</text:p>
        </text:list-item>
        <text:list-item>
          <text:p text:style-name="P75">ByteExpression</text:p>
        </text:list-item>
        <text:list-item>
          <text:p text:style-name="P75">CharacterExpression</text:p>
        </text:list-item>
        <text:list-item>
          <text:p text:style-name="P75">DateExpression</text:p>
        </text:list-item>
        <text:list-item>
          <text:p text:style-name="P75">DateTimeExpression</text:p>
        </text:list-item>
        <text:list-item>
          <text:p text:style-name="P75">TimeExpression</text:p>
        </text:list-item>
        <text:list-item>
          <text:p text:style-name="P75">ObjectExpression</text:p>
        </text:list-item>
      </text:list>
      <text:p text:style-name="P52">Relationships of container types are represented as:</text:p>
      <text:list xml:id="list205103166" text:continue-numbering="true" text:style-name="L10">
        <text:list-item>
          <text:p text:style-name="P75">CollectionExpression</text:p>
        </text:list-item>
        <text:list-item>
          <text:p text:style-name="P75">ListExpression</text:p>
        </text:list-item>
        <text:list-item>
          <text:p text:style-name="P75">MapExpression</text:p>
        </text:list-item>
      </text:list>
      <text:h text:style-name="P61" text:outline-level="3"><text:span text:style-name="T13">Query</text:span> Result</text:h>
      <text:p text:style-name="body"><text:span text:style-name="T25">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4">the</text:span> query result. </text:p>
      <text:h text:style-name="P61" text:outline-level="3">Query <text:span text:style-name="T13">Ordering</text:span></text:h>
      <text:p text:style-name="P11"><text:span text:style-name="T25">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5">provides methods </text:span><text:span text:style-name="T11">nullsFirst</text:span><text:span text:style-name="T10"> </text:span><text:span text:style-name="T25">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1" text:outline-level="3">Query <text:span text:style-name="T13">Parameter</text:span></text:h>
      <text:p text:style-name="body">The interface <text:span text:style-name="T2">JDOQLTypedQuery</text:span> provides a number of methods to create a parameter for the <text:soft-page-break/>query depending on the type of the parameter:</text:p>
      <text:list xml:id="list5334042648345111467" text:style-name="L11">
        <text:list-item>
          <text:p text:style-name="P76">&lt;<text:span text:style-name="T1">P</text:span>&gt; Expression&lt;<text:span text:style-name="T1">P</text:span>&gt; parameter(String name, Class&lt;<text:span text:style-name="T1">P</text:span>&gt; type);</text:p>
        </text:list-item>
        <text:list-item>
          <text:p text:style-name="P76">StringExpression stringParameter(String name);</text:p>
        </text:list-item>
        <text:list-item>
          <text:p text:style-name="P76">CharacterExpression characterParameter(String name);</text:p>
        </text:list-item>
        <text:list-item>
          <text:p text:style-name="P76">NumericExpression&lt;?&gt; numericParameter(String name);</text:p>
        </text:list-item>
        <text:list-item>
          <text:p text:style-name="P76">&lt;<text:span text:style-name="T1">N</text:span>&gt; NumericExpression&lt;<text:span text:style-name="T1">N</text:span>&gt; numericParameter(String name, <text:tab/>Class&lt;<text:span text:style-name="T1">N</text:span>&gt; type)</text:p>
        </text:list-item>
        <text:list-item>
          <text:p text:style-name="P76">DateExpression dateParameter(String name);</text:p>
        </text:list-item>
        <text:list-item>
          <text:p text:style-name="P76">TimeExpression timeParameter(String name);</text:p>
        </text:list-item>
        <text:list-item>
          <text:p text:style-name="P76">DateTimeExpression datetimeParameter(String name);</text:p>
        </text:list-item>
        <text:list-item>
          <text:p text:style-name="P76">CollectionExpression&lt;?, ?&gt; collectionParameter(<text:line-break/><text:tab/>String name);</text:p>
        </text:list-item>
        <text:list-item>
          <text:p text:style-name="P76">&lt;<text:span text:style-name="T1">E</text:span>&gt; CollectionExpression&lt;Collection&lt;<text:span text:style-name="T1">E</text:span>&gt;, <text:span text:style-name="T1">E</text:span>&gt; collectionParameter(String name, Class&lt;<text:span text:style-name="T1">E</text:span>&gt; elementType)</text:p>
        </text:list-item>
        <text:list-item>
          <text:p text:style-name="P76">MapExpression&lt;?, ?, ?&gt; mapParameter(String name);</text:p>
        </text:list-item>
        <text:list-item>
          <text:p text:style-name="P76">&lt;<text:span text:style-name="T1">K</text:span>,<text:span text:style-name="T1">V</text:span>&gt; MapExpression&lt;Map&lt;<text:span text:style-name="T1">K</text:span>,<text:span text:style-name="T1">V</text:span>&gt;, <text:span text:style-name="T1">K</text:span>, <text:span text:style-name="T1">V</text:span>&gt; mapParameter(<text:line-break/><text:tab/>String name, Class&lt;<text:span text:style-name="T1">K</text:span>&gt; keyType, Class&lt;<text:span text:style-name="T1">V</text:span>&gt; valueType)</text:p>
        </text:list-item>
        <text:list-item>
          <text:p text:style-name="P76">ListExpression&lt;?, ?&gt; listParameter(String name);</text:p>
        </text:list-item>
        <text:list-item>
          <text:p text:style-name="P76">&lt;<text:span text:style-name="T1">E</text:span>&gt; ListExpression&lt;List&lt;<text:span text:style-name="T1">E</text:span>&gt;, <text:span text:style-name="T1">E</text:span>&gt; listParameter(String name, <text:tab/>Class&lt;<text:span text:style-name="T1">E</text:span>&gt; elementType)</text:p>
        </text:list-item>
      </text:list>
      <text:h text:style-name="P61" text:outline-level="3">Query Variables</text:h>
      <text:p text:style-name="body">The interface <text:span text:style-name="T2">JDOQLTypedQuery</text:span> provides a method to create a variable for the query:</text:p>
      <text:list xml:id="list1518382359" text:continue-numbering="true" text:style-name="L11">
        <text:list-item>
          <text:p text:style-name="P76">&lt;<text:span text:style-name="T1">V</text:span>&gt; Expression&lt;<text:span text:style-name="T1">V</text:span>&gt; variable(String name, Class&lt;<text:span text:style-name="T1">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964855244" text:continue-numbering="true" text:style-name="L11">
        <text:list-item>
          <text:p text:style-name="P76">List&lt;<text:span text:style-name="T1">T</text:span>&gt; executeList();</text:p>
        </text:list-item>
        <text:list-item>
          <text:p text:style-name="P76"><text:span text:style-name="T1">T </text:span>executeUnique();</text:p>
        </text:list-item>
        <text:list-item>
          <text:p text:style-name="P76">&lt;<text:span text:style-name="T1">R</text:span>&gt; List&lt;<text:span text:style-name="T1">R</text:span>&gt; executeResultList(Class&lt;<text:span text:style-name="T1">R</text:span>&gt; resultCls);</text:p>
        </text:list-item>
        <text:list-item>
          <text:p text:style-name="P76">&lt;<text:span text:style-name="T1">R</text:span>&gt; <text:span text:style-name="T1">R </text:span>executeResultUnique(Class&lt;<text:span text:style-name="T1">R</text:span>&gt; resultCls);</text:p>
        </text:list-item>
        <text:list-item>
          <text:p text:style-name="P76">List&lt;Object&gt; executeResultList();</text:p>
        </text:list-item>
        <text:list-item>
          <text:p text:style-name="P76">Object executeResultUnique();</text:p>
        </text:list-item>
      </text:list>
      <text:p text:style-name="body">Methods to set the actual value of the specified parameters prior to the execution of the <text:span text:style-name="T2">JDOQLTypedQuery</text:span> instance:</text:p>
      <text:list xml:id="list379287174" text:continue-numbering="true" text:style-name="L11">
        <text:list-item>
          <text:p text:style-name="P76">JDOQLTypedQuery&lt;<text:span text:style-name="T1">T</text:span>&gt; setParameters(<text:line-break/><text:tab/>Map&lt;String, ?&gt; namedParamMap);</text:p>
        </text:list-item>
        <text:list-item>
          <text:p text:style-name="P76"><text:soft-page-break/>JDOQLTypedQuery&lt;<text:span text:style-name="T1">T</text:span>&gt; setParameter(Expression&lt;?&gt; paramExpr, <text:tab/>Object value);</text:p>
        </text:list-item>
        <text:list-item>
          <text:p text:style-name="P76">JDOQLTypedQuery&lt;<text:span text:style-name="T1">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2008793954" text:continue-numbering="true" text:style-name="L11">
        <text:list-item>
          <text:p text:style-name="P76">JDOQLTypedSubquery&lt;<text:span text:style-name="T1">T</text:span>&gt; subquery(String candidateAlias);</text:p>
        </text:list-item>
        <text:list-item>
          <text:p text:style-name="P76">&lt;<text:span text:style-name="T1">S</text:span>&gt; JDOQLTypedSubquery&lt;<text:span text:style-name="T1">S</text:span>&gt; subquery(Class&lt;<text:span text:style-name="T1">S</text:span>&gt; candidate, <text:tab/>String candidateAlias);</text:p>
        </text:list-item>
        <text:list-item>
          <text:p text:style-name="P77">&lt;<text:span text:style-name="T1">E</text:span>&gt; JDOQLTypedSubquery&lt;<text:span text:style-name="T1">E</text:span>&gt; subquery(<text:line-break/> CollectionExpression&lt;Collection&lt;<text:span text:style-name="T1">E</text:span>&gt;, <text:span text:style-name="T1">E</text:span>&gt; candCollection,<text:line-break/> Class&lt;E&gt; candidate, String candidateAlias);</text:p>
        </text:list-item>
      </text:list>
      <text:p text:style-name="P36"><draw:frame draw:style-name="fr1" draw:name="graphics2" text:anchor-type="as-char" svg:width="2.7917in" svg:height="0.1346in" draw:z-index="0"><draw:image xlink:href="Pictures/2000000900000FB5000000C9E5A4A80D23E7850E.wmf" xlink:type="simple" xlink:show="embed" xlink:actuate="onLoad"/></draw:frame></text:p>
      <text:h text:style-name="P79" text:outline-level="2">Examples:</text:h>
      <text:p text:style-name="P4">The following class definitions for persistence capable classes are used in the examples:</text:p>
      <text:p text:style-name="P17">package com.xyz.hr;</text:p>
      <text:p text:style-name="P17">class Employee {</text:p>
      <text:p text:style-name="P17"><text:tab/>String firstname;</text:p>
      <text:p text:style-name="P17"><text:tab/>String lastname;</text:p>
      <text:p text:style-name="P17"><text:tab/>double salary;</text:p>
      <text:p text:style-name="P17"><text:tab/>double weeklyhours;</text:p>
      <text:p text:style-name="P17"><text:tab/>Department department;</text:p>
      <text:p text:style-name="P17">Employee manager;</text:p>
      <text:p text:style-name="P17">}</text:p>
      <text:p text:style-name="P17">package com.xyz.hr;</text:p>
      <text:p text:style-name="P17">class Department {</text:p>
      <text:p text:style-name="P17"><text:tab/>String name;</text:p>
      <text:p text:style-name="P17"><text:tab/>Collection employees;</text:p>
      <text:p text:style-name="P17">}</text:p>
      <text:p text:style-name="P17"/>
      <text:p text:style-name="P12">Note that most examples use <text:line-break/><text:tab/><text:span text:style-name="T24">List&lt;...&gt; list = q.</text:span><text:alphabetical-index-mark-start text:id="IMark4566223552" text:main-entry="true"/><text:span text:style-name="T24">executeList</text:span><text:alphabetical-index-mark-end text:id="IMark4566223552"/><text:span text:style-name="T24">();</text:span> <text:line-break/>which was introduced in JDO 3.2. Alternatively, one could use the backward compatible API with <text:tab/><text:span text:style-name="T4">List list = (List) q.execute();</text:span></text:p>
      <text:h text:style-name="P57" text:outline-level="3">Basic query.</text:h>
      <text:p text:style-name="P4">This query selects all Employee instances from the candidate collection where the salary is greater than the constant <text:span text:style-name="T16">30000</text:span><text:span text:style-name="T16">:</text:span></text:p>
      <text:p text:style-name="P25">select from com.xyz.hr.Employee where salary &gt; 30000</text:p>
      <text:p text:style-name="P16"/>
      <text:p text:style-name="P4">Note that the <text:span text:style-name="T16">float</text:span> value for <text:span text:style-name="T16">salary</text:span> is unwrapped for the comparison with the literal <text:span text:style-name="T16">int</text:span> value, which is promoted to <text:span text:style-name="T16">float</text:span> using numeric promotion. If the value for the <text:span text:style-name="T16">salary</text:span> field in a candidate instance is <text:span text:style-name="T16">null</text:span>, then it cannot be unwrapped for the comparison, and the candidate instance is rejected. </text:p>
      <text:p text:style-name="P17"><text:soft-page-break/><text:span text:style-name="T20">Q</text:span>uery q = pm.<text:alphabetical-index-mark-start text:id="IMark4566223552" text:main-entry="true"/>newQuery<text:alphabetical-index-mark-end text:id="IMark4566223552"/> (Employee.class, "salary &gt; 30000");</text:p>
      <text:p text:style-name="P17">List&lt;Employee&gt; emps = q.<text:alphabetical-index-mark-start text:id="IMark4566223552" text:main-entry="true"/>executeList<text:alphabetical-index-mark-end text:id="IMark4566223552"/> ();</text:p>
      <text:p text:style-name="P5"/>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3">with</text:span> ordering.</text:h>
      <text:p text:style-name="P4">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17"/>
      <text:p text:style-name="P17">Query q = pm.<text:alphabetical-index-mark-start text:id="IMark4566223552" text:main-entry="true"/>newQuery<text:alphabetical-index-mark-end text:id="IMark4566223552"/> (Employee.class, "salary &gt; 30000");</text:p>
      <text:p text:style-name="P17">q.<text:alphabetical-index-mark-start text:id="IMark4566223552" text:main-entry="true"/>setOrdering<text:alphabetical-index-mark-end text:id="IMark4566223552"/> ("salary ascending");</text:p>
      <text:p text:style-name="P17">List&lt;Employee&gt; emps = q.<text:alphabetical-index-mark-start text:id="IMark4566223552" text:main-entry="true"/>executeList<text:alphabetical-index-mark-end text:id="IMark4566223552"/> ();</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3">Parameter</text:span> <text:span text:style-name="T13">passing</text:span>.</text:h>
      <text:p text:style-name="P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4"/>
      <text:p text:style-name="P4">If the value for the <text:span text:style-name="T16">salary</text:span> field in a candidate instance is <text:span text:style-name="T16">null</text:span>, then it cannot be unwrapped for the comparison, and the candidate instance is rejected.</text:p>
      <text:p text:style-name="P17">Query q = pm.<text:alphabetical-index-mark-start text:id="IMark4566223552" text:main-entry="true"/>newQuery<text:alphabetical-index-mark-end text:id="IMark4566223552"/> (Employee.class, </text:p>
      <text:p text:style-name="P17"><text:s text:c="23"/>"salary &gt; sal &amp;&amp; firstname.<text:alphabetical-index-mark-start text:id="IMark4566223552" text:main-entry="true"/>startsWith<text:alphabetical-index-mark-end text:id="IMark4566223552"/>(begin)");</text:p>
      <text:p text:style-name="P17">q.<text:alphabetical-index-mark-start text:id="IMark4566223552" text:main-entry="true"/>declareParameters<text:alphabetical-index-mark-end text:id="IMark4566223552"/> ("Double sal, String begin");</text:p>
      <text:p text:style-name="P17">List&lt;Employee&gt; emps = <text:span text:style-name="T7">(List&lt;Employee&gt;)q.execute(</text:span><text:span text:style-name="T15">3000</text:span>0.), "M");</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text:soft-page-break/>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3">Navigation</text:span> <text:span text:style-name="T13">through</text:span>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4">If the value for the <text:span text:style-name="T16">dept</text:span> field in a candidate instance is <text:span text:style-name="T16">null</text:span>, then it cannot be navigated for the comparison, and the candidate instance is rejected.</text:p>
      <text:p text:style-name="P17">Query q = pm.<text:alphabetical-index-mark-start text:id="IMark4566223552" text:main-entry="true"/>newQuery<text:alphabetical-index-mark-end text:id="IMark4566223552"/> (Employee.class, "department.name == dep");</text:p>
      <text:p text:style-name="P19">q.<text:alphabetical-index-mark-start text:id="IMark4566223552" text:main-entry="true"/>declareParameters<text:alphabetical-index-mark-end text:id="IMark4566223552"/> ("String dep");</text:p>
      <text:p text:style-name="P17"><text:span text:style-name="T5">Map&lt;String, Object&gt; paramValues = </text:span><text:span text:style-name="T6">new </text:span><text:span text:style-name="T5">HashMap&lt;&gt;();</text:span></text:p>
      <text:p text:style-name="P17"><text:span text:style-name="T5">paramValues.put("dep", "R&amp;D"</text:span><text:span text:style-name="T5">);</text:span></text:p>
      <text:p text:style-name="P22">q.setNamedParameters(paramValues);</text:p>
      <text:p text:style-name="P22">List&lt;Employee&gt; emps = q.executeList();</text:p>
      <text:p text:style-name="P23"/>
      <text:p text:style-name="P4">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3">Navigation</text:span> <text:span text:style-name="T13">through</text:span> multi-valued field.</text:h>
      <text:p text:style-name="P4">This query selects all <text:span text:style-name="T16">Department</text:span> instances from the candidate collection where the collection of <text:span text:style-name="T16">Employee</text:span> instances <text:alphabetical-index-mark-start text:id="IMark4566223552" text:main-entry="true"/>contains<text:alphabetical-index-mark-end text:id="IMark4566223552"/>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17"><text:bookmark text:name="X-10627149"/>String filter = "employees.contains (emp) &amp;&amp; emp.weeklyhours &gt; hours";</text:p>
      <text:p text:style-name="P17">Query&lt;Department&gt; q = pm.newQuery(Department.class, filter);</text:p>
      <text:p text:style-name="P17">q.declareVariables("Employee emp");</text:p>
      <text:p text:style-name="P17">q.declareParameters("double hours");</text:p>
      <text:p text:style-name="P17">List&lt;Department&gt; deps = (List&lt;Department&gt;)q.execute (30.);</text:p>
      <text:p text:style-name="P17"/>
      <text:p text:style-name="P5">This is <text:span text:style-name="T14">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text:soft-page-break/>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3">Membership</text:span> in a collection</text:h>
      <text:p text:style-name="P4">This query selects all <text:span text:style-name="T16">Department</text:span> instances where the name field is contained in a parameter collection, which in this example consists of three department names:</text:p>
      <text:p text:style-name="code">select from com.xyz.hr.Department where :depts.contains(name)</text:p>
      <text:p text:style-name="code"/>
      <text:p text:style-name="P17">String filter = "depts.<text:alphabetical-index-mark-start text:id="IMark4566223552" text:main-entry="true"/>contains<text:alphabetical-index-mark-end text:id="IMark4566223552"/>(name)";</text:p>
      <text:p text:style-name="P17">Query&lt;Department&gt; q = pm.<text:alphabetical-index-mark-start text:id="IMark4566223552" text:main-entry="true"/>newQuery<text:alphabetical-index-mark-end text:id="IMark4566223552"/> (Department.class, filter);</text:p>
      <text:p text:style-name="P17">q.declareParameters("java.util.Collection depts");</text:p>
      <text:p text:style-name="P17">Map&lt;String, Object&gt; paramValues = new HashMap&lt;&gt;();</text:p>
      <text:p text:style-name="P17">paramValues.put("depts", Arrays.asList("R&amp;D", "Sales", "Marketing"));</text:p>
      <text:p text:style-name="P17">q.setNamedParameters(paramValues);</text:p>
      <text:p text:style-name="P17">List&lt;Department&gt; result = q.executeList();</text:p>
      <text:p text:style-name="P17"/>
      <text:p text:style-name="P5">This is <text:span text:style-name="T14">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3">Projection</text:span> of a Single Field</text:h>
      <text:p text:style-name="P4">This query selects names of all Employees who work in the parameter department:</text:p>
      <text:p text:style-name="code">select firstname from com.xyz.hr.Employee </text:p>
      <text:p text:style-name="code">where department.name == :deptName</text:p>
      <text:p text:style-name="code"/>
      <text:p text:style-name="P17">Query q = pm.<text:alphabetical-index-mark-start text:id="IMark4566223552" text:main-entry="true"/>newQuery<text:alphabetical-index-mark-end text:id="IMark4566223552"/> (Employee.class, "department.name == deptName");</text:p>
      <text:p text:style-name="P17">q.<text:alphabetical-index-mark-start text:id="IMark4566223552" text:main-entry="true"/>declareParameters<text:alphabetical-index-mark-end text:id="IMark4566223552"/> ("String deptName");</text:p>
      <text:p text:style-name="P17">q.<text:alphabetical-index-mark-start text:id="IMark4566223552" text:main-entry="true"/>setResult<text:alphabetical-index-mark-end text:id="IMark4566223552"/>("firstname");</text:p>
      <text:p text:style-name="P17">Map&lt;String, Object&gt; params = new HashMap&lt;&gt;();</text:p>
      <text:p text:style-name="P17">params.put("deptName", "R&amp;D");</text:p>
      <text:p text:style-name="P17">q.setNamedParameters(params);</text:p>
      <text:p text:style-name="P17">List&lt;String&gt; names = q.<text:alphabetical-index-mark-start text:id="IMark4566223552" text:main-entry="true"/>executeResultList<text:alphabetical-index-mark-end text:id="IMark4566223552"/>(String.class);</text:p>
      <text:p text:style-name="P17">Iterator it = names.iterator();</text:p>
      <text:p text:style-name="P17">while (it.hasNext()) {</text:p>
      <text:p text:style-name="P17"><text:tab/>String name = (String) it.next();</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soft-page-break/>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3">Projection</text:span> <text:span text:style-name="T13">of</text:span> Multiple Fields and Expressions</text:h>
      <text:p text:style-name="P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17">class Info {</text:p>
      <text:p text:style-name="P17"><text:tab/>public String firstname;</text:p>
      <text:p text:style-name="P17"><text:tab/>public Double salary;</text:p>
      <text:p text:style-name="P17"><text:tab/>public Employee reportsTo;</text:p>
      <text:p text:style-name="P17">}</text:p>
      <text:p text:style-name="P17"/>
      <text:p text:style-name="P17">Query q = pm.<text:alphabetical-index-mark-start text:id="IMark4566223552" text:main-entry="true"/>newQuery<text:alphabetical-index-mark-end text:id="IMark4566223552"/> (Employee.class, "department.name == deptName");</text:p>
      <text:p text:style-name="P17">q.<text:alphabetical-index-mark-start text:id="IMark4566223552" text:main-entry="true"/>declareParameters<text:alphabetical-index-mark-end text:id="IMark4566223552"/> ("String deptName");</text:p>
      <text:p text:style-name="P17">q.<text:alphabetical-index-mark-start text:id="IMark4566223552" text:main-entry="true"/>setResult<text:alphabetical-index-mark-end text:id="IMark4566223552"/>("firstname, salary, manager as reportsTo");</text:p>
      <text:p text:style-name="P17">q.<text:alphabetical-index-mark-start text:id="IMark4566223552" text:main-entry="true"/>setResultClass<text:alphabetical-index-mark-end text:id="IMark4566223552"/>(Info.class);</text:p>
      <text:p text:style-name="P17">q.setParameters("R&amp;D");</text:p>
      <text:p text:style-name="P17">List&lt;Info&gt; infos = q.<text:alphabetical-index-mark-start text:id="IMark4566223552" text:main-entry="true"/>executeResultList<text:alphabetical-index-mark-end text:id="IMark4566223552"/>(Info.class);</text:p>
      <text:p text:style-name="P17">Iterator&lt;Info&gt; it = infos.iterator();</text:p>
      <text:p text:style-name="P17">while (it.hasNext()) {</text:p>
      <text:p text:style-name="P17"><text:tab/>Info info = it.next();</text:p>
      <text:p text:style-name="P17"><text:tab/>String firstname = info.firstname;</text:p>
      <text:p text:style-name="P17"><text:tab/>Employee manager = info.reportsTo;</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3">Projection</text:span> of <text:span text:style-name="T13">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17">class Info {</text:p>
      <text:p text:style-name="P17"><text:soft-page-break/><text:tab/>public String firstname;</text:p>
      <text:p text:style-name="P17"><text:tab/>public Double salary;</text:p>
      <text:p text:style-name="P17"><text:tab/>public Employee reportsTo;</text:p>
      <text:p text:style-name="P17"><text:tab/>public Info (String name, Float salary, Employee reportsTo) {</text:p>
      <text:p text:style-name="P17"><text:tab/><text:tab/>this.name = name;</text:p>
      <text:p text:style-name="P17"><text:tab/><text:tab/>this.salary = salary;</text:p>
      <text:p text:style-name="P17"><text:tab/><text:tab/>this.reportsTo = reportsTo;</text:p>
      <text:p text:style-name="P17"><text:tab/>}</text:p>
      <text:p text:style-name="P17">}</text:p>
      <text:p text:style-name="P17"/>
      <text:p text:style-name="P17">Query q = pm.<text:alphabetical-index-mark-start text:id="IMark4566223552" text:main-entry="true"/>newQuery<text:alphabetical-index-mark-end text:id="IMark4566223552"/> (Employee.class, "department.name == deptName");</text:p>
      <text:p text:style-name="P17">q.<text:alphabetical-index-mark-start text:id="IMark4566223552" text:main-entry="true"/>declareParameters<text:alphabetical-index-mark-end text:id="IMark4566223552"/> ("String deptName");</text:p>
      <text:p text:style-name="P17">q.<text:alphabetical-index-mark-start text:id="IMark4566223552" text:main-entry="true"/>setResult<text:alphabetical-index-mark-end text:id="IMark4566223552"/>("new Info(firstname, salary, manager)");</text:p>
      <text:p text:style-name="P17">q.<text:alphabetical-index-mark-start text:id="IMark4566223552" text:main-entry="true"/>setResultClass<text:alphabetical-index-mark-end text:id="IMark4566223552"/>(Info.class);</text:p>
      <text:p text:style-name="P17">List&lt;Info&gt; infos = q.<text:alphabetical-index-mark-start text:id="IMark4566223552" text:main-entry="true"/>executeResultList<text:alphabetical-index-mark-end text:id="IMark4566223552"/>(Info.class);</text:p>
      <text:p text:style-name="P17">for (Info info : infos) {</text:p>
      <text:p text:style-name="P17"><text:tab/>String firstname = info.firstname;</text:p>
      <text:p text:style-name="P17"><text:tab/>Employee manager = info.reportsTo;</text:p>
      <text:p text:style-name="P17"><text:tab/>...</text:p>
      <text:p text:style-name="P17">}</text:p>
      <text:p text:style-name="P17"/>
      <text:p text:style-name="body"/>
      <text:p text:style-name="body">The same query might be defined as named query in the JDO metadata; e.g. in a file package.jdo as part of the metadata for the class Employee:</text:p>
      <text:p text:style-name="P17">&lt;query name="constructor"&gt;</text:p>
      <text:p text:style-name="P17"><text:tab/>&lt;![CDATA[</text:p>
      <text:p text:style-name="P17"><text:tab/><text:tab/>select new com.xyz.hr.Info (name, salary, manager) </text:p>
      <text:p text:style-name="P17"><text:tab/><text:tab/>where dept.name == :deptName</text:p>
      <text:p text:style-name="P17"><text:tab/>]&gt;</text:p>
      <text:p text:style-name="P17">&lt;/query&gt;</text:p>
      <text:p text:style-name="P48">Running the named query would look like:</text:p>
      <text:p text:style-name="P17">Query&lt;Employee&gt; q = pm.newNamedQuery(Employee.class, "constructor");</text:p>
      <text:p text:style-name="P17">q.setParameters("R&amp;D");</text:p>
      <text:p text:style-name="P17">List&lt;Info&gt; infos = q.executeResultList(Info.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2" text:outline-level="3"><text:span text:style-name="T13">Aggregation</text:span> of a single Field</text:h>
      <text:p text:style-name="P4">This query averages the salaries of Employees who work in the parameter department and returns a single value:</text:p>
      <text:p text:style-name="code">select avg(salary) from com.xyz.hr.Employee where department.name == :deptName</text:p>
      <text:p text:style-name="code"/>
      <text:p text:style-name="P17"><text:soft-page-break/>Query q = pm.<text:alphabetical-index-mark-start text:id="IMark4566223552" text:main-entry="true"/>newQuery<text:alphabetical-index-mark-end text:id="IMark4566223552"/> (Employee.class, "departemnt.name == deptName");</text:p>
      <text:p text:style-name="P17">q.<text:alphabetical-index-mark-start text:id="IMark4566223552" text:main-entry="true"/>declareParameters<text:alphabetical-index-mark-end text:id="IMark4566223552"/> ("String deptName");</text:p>
      <text:p text:style-name="P17">q.<text:alphabetical-index-mark-start text:id="IMark4566223552" text:main-entry="true"/>setResult<text:alphabetical-index-mark-end text:id="IMark4566223552"/>("avg(salary)");</text:p>
      <text:p text:style-name="P17"><text:span text:style-name="T9">q.setParameters("R&amp;D"</text:span><text:span text:style-name="T9">);</text:span></text:p>
      <text:p text:style-name="P17"><text:span text:style-name="T7">Double avgSalary = q.executeResultUnique(Double.class</text:span><text:span text:style-name="T7">);</text:span></text:p>
      <text:p text:style-name="P22"/>
      <text:p text:style-name="P10">This is the JDOQLTyped version of the query:</text:p>
      <text:p text:style-name="P24">QEmployee cand = Qemployee.candidate();</text:p>
      <text:p text:style-name="P24">JDOQLTypedQuery&lt;Employee&gt; q = pm.newJDOQLTypedQuery(Employee.class)</text:p>
      <text:p text:style-name="P24"><text:tab/>.result(false, cand.salary.avg());</text:p>
      <text:p text:style-name="P24">StringExpression deptName = q.stringParameter("deptName");</text:p>
      <text:p text:style-name="P24">q.filter(cand.department.name.eq(deptName));</text:p>
      <text:p text:style-name="P24">Map&lt;String, Object&gt; paramValues = new HashMap&lt;&gt;();</text:p>
      <text:p text:style-name="P24">paramValues.put("deptName", "R&amp;D");</text:p>
      <text:p text:style-name="P24">q.setParameters(paramValues);</text:p>
      <text:p text:style-name="P24">Double avgSalary = q.executeResultUnique(Double.class);</text:p>
      <text:h text:style-name="P62" text:outline-level="3"><text:span text:style-name="T13">Aggregation</text:span> of Multiple Fields and Expressions</text:h>
      <text:p text:style-name="P4">This query averages and sums the salaries of Employees who work in the parameter department:</text:p>
      <text:p text:style-name="code">select avg(salary), sum(salary) from com.xyz.hr.Employee </text:p>
      <text:p text:style-name="code">where department.name == :deptName</text:p>
      <text:p text:style-name="code"/>
      <text:p text:style-name="P17">Query q = pm.<text:alphabetical-index-mark-start text:id="IMark4566223552" text:main-entry="true"/>newQuery<text:alphabetical-index-mark-end text:id="IMark4566223552"/> (Employee.class, "dept.name == deptName");</text:p>
      <text:p text:style-name="P17">q.<text:alphabetical-index-mark-start text:id="IMark4566223552" text:main-entry="true"/>declareParameters<text:alphabetical-index-mark-end text:id="IMark4566223552"/> ("String deptName");</text:p>
      <text:p text:style-name="P17">q.<text:alphabetical-index-mark-start text:id="IMark4566223552" text:main-entry="true"/>setResult<text:alphabetical-index-mark-end text:id="IMark4566223552"/>("avg(salary), sum(salary)");</text:p>
      <text:p text:style-name="P17"><text:span text:style-name="T7">q.setParameters("R&amp;D"</text:span><text:span text:style-name="T7">);</text:span></text:p>
      <text:p text:style-name="P18"><text:span text:style-name="T8">Object[] avgSum = q.executeResultUnique(Object[].class</text:span><text:span text:style-name="T8">);</text:span></text:p>
      <text:p text:style-name="P17">Double average = (Double)avgSum[0];</text:p>
      <text:p text:style-name="P17">Double sum = (Double)avgSum[1];</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3">Aggregation</text:span> of <text:span text:style-name="T13">Multiple</text:span> fields with Grouping</text:h>
      <text:p text:style-name="P4">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17">Query q = pm.<text:alphabetical-index-mark-start text:id="IMark4566223552" text:main-entry="true"/>newQuery<text:alphabetical-index-mark-end text:id="IMark4566223552"/> (Employee.class);</text:p>
      <text:p text:style-name="P17">q.<text:alphabetical-index-mark-start text:id="IMark4566223552" text:main-entry="true"/>setResult<text:alphabetical-index-mark-end text:id="IMark4566223552"/>("avg(salary), sum(salary), department.name");</text:p>
      <text:p text:style-name="P17">q.<text:alphabetical-index-mark-start text:id="IMark4566223552" text:main-entry="true"/>setGrouping<text:alphabetical-index-mark-end text:id="IMark4566223552"/>("department.name having count(department.name) &gt; 1");</text:p>
      <text:p text:style-name="P17">List&lt;Object[]&gt; results = q.<text:alphabetical-index-mark-start text:id="IMark4566223552" text:main-entry="true"/>executeResultList<text:alphabetical-index-mark-end text:id="IMark4566223552"/>(Object[]class);</text:p>
      <text:p text:style-name="P17">for (Object[] info : results) {</text:p>
      <text:p text:style-name="P17"><text:soft-page-break/><text:tab/>Double average = (Double)info[0];</text:p>
      <text:p text:style-name="P17"><text:tab/>Double sum = (Double)info[1];</text:p>
      <text:p text:style-name="P17"><text:tab/>String deptName = (String)info[2];</text:p>
      <text:p text:style-name="P17"><text:tab/>...</text:p>
      <text:p text:style-name="P17">}</text:p>
      <text:p text:style-name="P17"/>
      <text:p text:style-name="body"/>
      <text:p text:style-name="P4">The same query might be defined as named query in the JDO metadata; e.g. in a file package.jdo as part of the metadata for the class Employee:</text:p>
      <text:p text:style-name="P17">&lt;query name="grouping"&gt;</text:p>
      <text:p text:style-name="P17"><text:tab/>&lt;![CDATA[</text:p>
      <text:p text:style-name="P17"><text:tab/><text:tab/>select avg(salary), sum(salary), department.name</text:p>
      <text:p text:style-name="P17"><text:tab/><text:tab/>group by department.name having count(department.name) &gt; 1</text:p>
      <text:p text:style-name="P17"><text:tab/>]]&gt;</text:p>
      <text:p text:style-name="P17">&lt;/query&gt;</text:p>
      <text:p text:style-name="P49">Running the named query would look like:</text:p>
      <text:p text:style-name="P17">Query&lt;Employee&gt; q = pm.newNamedQuery(Employee.class, "grouping");</text:p>
      <text:p text:style-name="P17">List&lt;Object[]&gt; results = q.executeResultList(Object[].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3">of</text:span> a <text:span text:style-name="T13">Single</text:span> Instance</text:h>
      <text:p text:style-name="P4">This query returns a single instance of Employee:</text:p>
      <text:p text:style-name="code">select unique this from com.xyz.hr.Employee where firstname == :empName</text:p>
      <text:p text:style-name="code"/>
      <text:p text:style-name="P17">Query q = pm.<text:alphabetical-index-mark-start text:id="IMark4566223552" text:main-entry="true"/>newQuery<text:alphabetical-index-mark-end text:id="IMark4566223552"/> (Employee.class, "firstname == empName");</text:p>
      <text:p text:style-name="P17">q.<text:alphabetical-index-mark-start text:id="IMark4566223552" text:main-entry="true"/>declareParameters<text:alphabetical-index-mark-end text:id="IMark4566223552"/> ("String empName");</text:p>
      <text:p text:style-name="P17">q.<text:alphabetical-index-mark-start text:id="IMark4566223552" text:main-entry="true"/>setUnique<text:alphabetical-index-mark-end text:id="IMark4566223552"/>(true);</text:p>
      <text:p text:style-name="P17">q.setParameters("Michael");</text:p>
      <text:p text:style-name="P17">Employee emp = q.<text:alphabetical-index-mark-start text:id="IMark4566223552" text:main-entry="true"/>execute<text:alphabetical-index-mark-end text:id="IMark4566223552"/>Unique();</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4">This query returns a single field of a single Employee:</text:p>
      <text:p text:style-name="code">select unique salary from com.xyz.hr.Employee where firstname == :empName</text:p>
      <text:p text:style-name="code"><text:soft-page-break/></text:p>
      <text:p text:style-name="P17">Query q = pm.<text:alphabetical-index-mark-start text:id="IMark4566223552" text:main-entry="true"/>newQuery<text:alphabetical-index-mark-end text:id="IMark4566223552"/> (Employee.class, "firstname == empName");</text:p>
      <text:p text:style-name="P17">q.<text:alphabetical-index-mark-start text:id="IMark4566223552" text:main-entry="true"/>declareParameters<text:alphabetical-index-mark-end text:id="IMark4566223552"/> ("String empName");</text:p>
      <text:p text:style-name="P17">q.<text:alphabetical-index-mark-start text:id="IMark4566223552" text:main-entry="true"/>setResult<text:alphabetical-index-mark-end text:id="IMark4566223552"/>("salary");</text:p>
      <text:p text:style-name="P17">q.<text:alphabetical-index-mark-start text:id="IMark4566223552" text:main-entry="true"/>setResultClass<text:alphabetical-index-mark-end text:id="IMark4566223552"/>(Double.class);</text:p>
      <text:p text:style-name="P17">q.<text:alphabetical-index-mark-start text:id="IMark4566223552" text:main-entry="true"/>setParamaters("Michael"<text:alphabetical-index-mark-end text:id="IMark4566223552"/>);</text:p>
      <text:p text:style-name="P17">Double salary = <text:s/>q.<text:alphabetical-index-mark-start text:id="IMark4566223552" text:main-entry="true"/>executeResultUnique<text:alphabetical-index-mark-end text:id="IMark4566223552"/> (Double.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5"/>
      <text:h text:style-name="Heading_20_3"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17">class EmpWrapper {</text:p>
      <text:p text:style-name="P17"><text:tab/>public Employee Employee;</text:p>
      <text:p text:style-name="P17">}</text:p>
      <text:p text:style-name="P17"/>
      <text:p text:style-name="P17">Query q = pm.<text:alphabetical-index-mark-start text:id="IMark4566223552" text:main-entry="true"/>newQuery<text:alphabetical-index-mark-end text:id="IMark4566223552"/> (Employee.class, "salary &gt; sal");</text:p>
      <text:p text:style-name="P17">q.<text:alphabetical-index-mark-start text:id="IMark4566223552" text:main-entry="true"/>declareParameters<text:alphabetical-index-mark-end text:id="IMark4566223552"/> ("Double sal");</text:p>
      <text:p text:style-name="P17">q.setParameters(30000.);</text:p>
      <text:p text:style-name="P17">List&lt;EmpWrapper&gt; infos = q.executeResultList(EmpWrapper.class);</text:p>
      <text:p text:style-name="P17">for (EmpWrapper info : infos) {</text:p>
      <text:p text:style-name="P17"><text:tab/>Employee e = info.Employee;</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oft-page-break/><text:span text:style-name="T13">Projection</text:span> of “<text:span text:style-name="T13">this</text:span>” to User-defined Result Class with Matching Method</text:h>
      <text:p text:style-name="P4">This query selects instances of Employee who make more than the parameter salary and stores the result in a user-defined class:</text:p>
      <text:p text:style-name="code">select into com.xyz.hr.EmpInfo from com.xyz.hr.Employee where salary &gt; :sal</text:p>
      <text:p text:style-name="code"/>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
      <text:p text:style-name="P17">Query q = pm.<text:alphabetical-index-mark-start text:id="IMark4566223552" text:main-entry="true"/>newQuery<text:alphabetical-index-mark-end text:id="IMark4566223552"/> (Employee.class, "salary &gt; sal");</text:p>
      <text:p text:style-name="P17">q.<text:alphabetical-index-mark-start text:id="IMark4566223552" text:main-entry="true"/>declareParameters<text:alphabetical-index-mark-end text:id="IMark4566223552"/> ("Double sal");</text:p>
      <text:p text:style-name="P17">q.setParameters(30000.);</text:p>
      <text:p text:style-name="P17">List&lt;EmpInfo&gt; infos = q.executeResultList(EmpInfo.class);</text:p>
      <text:p text:style-name="P17">for (EmpInfo info : infos) {</text:p>
      <text:p text:style-name="P17"><text:tab/>Employee e = info.getWorker();</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3">Projection</text:span> <text:span text:style-name="T13">of</text:span> variables</text:h>
      <text:p text:style-name="P4">This query returns the names of all Employees of all "R&amp;D" departments:</text:p>
      <text:p text:style-name="code">select e.firstname from com.xyz.hr.Department <text:line-break/>where name.startsWith('R&amp;D') &amp;&amp; employees.contains(e) <text:line-break/>variables com.xyz.hr.Employee e</text:p>
      <text:p text:style-name="P4"/>
      <text:p text:style-name="P17">Query q = pm.<text:alphabetical-index-mark-start text:id="IMark4566223552" text:main-entry="true"/>newQuery<text:alphabetical-index-mark-end text:id="IMark4566223552"/>(Department.class);</text:p>
      <text:p text:style-name="P17">q.<text:alphabetical-index-mark-start text:id="IMark4566223552" text:main-entry="true"/>declareVariables<text:alphabetical-index-mark-end text:id="IMark4566223552"/>("com.xyz.hr.Employee e");</text:p>
      <text:p text:style-name="P17">q.<text:alphabetical-index-mark-start text:id="IMark4566223552" text:main-entry="true"/>setFilter<text:alphabetical-index-mark-end text:id="IMark4566223552"/>("name.<text:alphabetical-index-mark-start text:id="IMark4566224320" text:main-entry="true"/>startsWith<text:alphabetical-index-mark-end text:id="IMark4566224320"/>('R&amp;D') &amp;&amp; employees.<text:alphabetical-index-mark-start text:id="IMark4566223936" text:main-entry="true"/>contains<text:alphabetical-index-mark-end text:id="IMark4566223936"/>(e)");</text:p>
      <text:p text:style-name="P17">q.<text:alphabetical-index-mark-start text:id="IMark4566223936" text:main-entry="true"/>setResult<text:alphabetical-index-mark-end text:id="IMark4566223936"/>(<text:span text:style-name="T20">"</text:span>e.firstname<text:span text:style-name="T20">"</text:span>);</text:p>
      <text:p text:style-name="P17">List&lt;String&gt; names = q.<text:alphabetical-index-mark-start text:id="IMark4566223936" text:main-entry="true"/>executeResultList<text:alphabetical-index-mark-end text:id="IMark4566223936"/>(String.class);</text:p>
      <text:p text:style-name="P17">for (String firstname : names) {</text:p>
      <text:p text:style-name="P17"><text:tab/>...</text:p>
      <text:p text:style-name="P17">}</text:p>
      <text:p text:style-name="P17"/>
      <text:p text:style-name="body"/>
      <text:p text:style-name="body">The same query might be defined as named query in the JDO metadata; e.g. in a file package.jdo as part of the metadata for the class Department:</text:p>
      <text:p text:style-name="P17">&lt;query name="projectingVariables"&gt;</text:p>
      <text:p text:style-name="P17"><text:soft-page-break/><text:tab/>&lt;![CDATA[</text:p>
      <text:p text:style-name="P17"><text:tab/><text:tab/>select e.firstname</text:p>
      <text:p text:style-name="P17"><text:tab/><text:tab/>where name.startsWith('R&amp;D') &amp;&amp; employees.contains(e)</text:p>
      <text:p text:style-name="P17"><text:tab/><text:tab/>variables com.xyz.hr.Employee e</text:p>
      <text:p text:style-name="P17"><text:tab/>]]&gt;</text:p>
      <text:p text:style-name="P17">&lt;/query&gt;</text:p>
      <text:p text:style-name="P49">Running the named query would look like:</text:p>
      <text:p text:style-name="P17">Query&lt;Department&gt; q = pm.newNamedQuery(Department.class, "projectingVariables");</text:p>
      <text:p text:style-name="P17">List&lt;String&gt; names = q.executeResultList(String.class);</text:p>
      <text:p text:style-name="P17"/>
      <text:p text:style-name="P5">This is <text:span text:style-name="T14">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4566223936" text:main-entry="true"/>correlated subquery<text:alphabetical-index-mark-end text:id="IMark4566223936"/></text:h>
      <text:p text:style-name="P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1">// subquery instance form</text:p>
      <text:p text:style-name="P21">Query&lt;Employee&gt; subq = pm.newQuery(Employee.class);</text:p>
      <text:p text:style-name="P20">subq.setResult("avg(weeklyhours)");</text:p>
      <text:p text:style-name="P20">Query&lt;Employee&gt; q = pm.newQuery(Employee.class);</text:p>
      <text:p text:style-name="P20">q.setFilter("this.weeklyhours &gt; average_hours");</text:p>
      <text:p text:style-name="P20">q.setResult("this.firstname");</text:p>
      <text:p text:style-name="P20">q.addSubquery(subq, "double average_hours", null);</text:p>
      <text:p text:style-name="P20">List&lt;String&gt; names = q.executeResultList(String.class);</text:p>
      <text:p text:style-name="P20">for (String name : names) {</text:p>
      <text:p text:style-name="P20"><text:tab/>...</text:p>
      <text:p text:style-name="P20">}</text:p>
      <text:p text:style-name="P20"/>
      <text:p text:style-name="P4">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4566223936" text:main-entry="true"/>Correlated subquery<text:alphabetical-index-mark-end text:id="IMark4566223936"/></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text:soft-page-break/>from this.department.employees e where e.manager == this.manager)</text:p>
      <text:p text:style-name="code"/>
      <text:p text:style-name="P21">// subquery instance form</text:p>
      <text:p text:style-name="P21">Query&lt;Employee&gt; subq = pm.<text:alphabetical-index-mark-start text:id="IMark4566223936" text:main-entry="true"/>newQuery<text:alphabetical-index-mark-end text:id="IMark4566223936"/>(Employee.class);</text:p>
      <text:p text:style-name="P21">subq.<text:alphabetical-index-mark-start text:id="IMark4566223936" text:main-entry="true"/>setFilter<text:alphabetical-index-mark-end text:id="IMark4566223936"/>("this.manager == :manager");</text:p>
      <text:p text:style-name="P21">subq.<text:alphabetical-index-mark-start text:id="IMark4566223936" text:main-entry="true"/>setResult<text:alphabetical-index-mark-end text:id="IMark4566223936"/>("avg(weeklyhours)");</text:p>
      <text:p text:style-name="P21">Query&lt;Employee&gt; q = pm.<text:alphabetical-index-mark-start text:id="IMark4566223936" text:main-entry="true"/>newQuery<text:alphabetical-index-mark-end text:id="IMark4566223936"/>(Employee.class);</text:p>
      <text:p text:style-name="P21">q.<text:alphabetical-index-mark-start text:id="IMark4566223936" text:main-entry="true"/>setFilter<text:alphabetical-index-mark-end text:id="IMark4566223936"/>("this.weeklyhours &gt; average_hours");</text:p>
      <text:p text:style-name="P21">q.<text:alphabetical-index-mark-start text:id="IMark4566223936" text:main-entry="true"/>setResult<text:alphabetical-index-mark-end text:id="IMark4566223936"/>("firstname");</text:p>
      <text:p text:style-name="P21">q.addSubquery(subq, "double average_hours","this.department.employees",</text:p>
      <text:p text:style-name="P21"><text:tab/>"this.manager");</text:p>
      <text:p text:style-name="P20">List&lt;String&gt; names = q.<text:alphabetical-index-mark-start text:id="IMark4566223936" text:main-entry="true"/>executeResultList<text:alphabetical-index-mark-end text:id="IMark4566223936"/>(String.class);</text:p>
      <text:p text:style-name="P20">for (String name : names) {</text:p>
      <text:p text:style-name="P20"><text:tab/>...</text:p>
      <text:p text:style-name="P20">}</text:p>
      <text:p text:style-name="P20"/>
      <text:p text:style-name="P4">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4">This query deletes all Employees who make more than the parameter salary.</text:p>
      <text:p text:style-name="P17">Query q = pm.<text:alphabetical-index-mark-start text:id="IMark4566223936" text:main-entry="true"/>newQuery<text:alphabetical-index-mark-end text:id="IMark4566223936"/> (Employee.class, "salary &gt; sal");</text:p>
      <text:p text:style-name="P17">q.<text:alphabetical-index-mark-start text:id="IMark4566223936" text:main-entry="true"/>declareParameters<text:alphabetical-index-mark-end text:id="IMark4566223936"/> ("Float sal");</text:p>
      <text:p text:style-name="P17">q.<text:alphabetical-index-mark-start text:id="IMark4566223936" text:main-entry="true"/>deletePersistentAll<text:alphabetical-index-mark-end text:id="IMark4566223936"/>(new Float(30000.));</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6</meta:editing-cycles>
    <meta:creation-date>2012-06-24T15:53:04.69</meta:creation-date>
    <meta:editing-duration>P66DT5H3M31S</meta:editing-duration>
    <meta:generator>OpenOffice/4.1.2$Unix OpenOffice.org_project/412m3$Build-9782</meta:generator>
    <dc:title>JDO_Chapter</dc:title>
    <dc:date>2021-05-31T17:29:39</dc:date>
    <dc:creator>Craig Russell</dc:creator>
    <meta:document-statistic meta:table-count="5" meta:image-count="12" meta:object-count="0" meta:page-count="54" meta:paragraph-count="1470" meta:word-count="16294" meta:character-count="1150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